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T2_5" style:family="text">
      <style:text-properties fo:font-size="18pt" style:font-size-asian="18pt" style:font-size-complex="18pt" fo:font-weight="bold" style:font-weight-asian="bold" style:font-weight-complex="bold"/>
    </style:style>
    <style:style style:name="T2_6" style:family="text">
      <style:text-properties fo:font-size="18pt" style:font-size-asian="18pt" style:font-size-complex="18pt" fo:font-weight="bold" style:font-weight-asian="bold" style:font-weight-complex="bold"/>
    </style:style>
    <style:style style:name="T2_7" style:family="text">
      <style:text-properties fo:font-size="18pt" style:font-size-asian="18pt" style:font-size-complex="18pt" fo:font-weight="bold" style:font-weight-asian="bold" style:font-weight-complex="bold"/>
    </style:style>
    <style:style style:name="T2_8" style:family="text">
      <style:text-properties fo:font-size="18pt" style:font-size-asian="18pt" style:font-size-complex="18pt" fo:font-weight="bold" style:font-weight-asian="bold" style:font-weight-complex="bold"/>
    </style:style>
    <style:style style:name="T2_9" style:family="text">
      <style:text-properties fo:font-size="18pt" style:font-size-asian="18pt" style:font-size-complex="18pt" fo:font-weight="bold" style:font-weight-asian="bold" style:font-weight-complex="bold"/>
    </style:style>
    <style:style style:name="T2_10" style:family="text">
      <style:text-properties fo:font-size="18pt" style:font-size-asian="18pt" style:font-size-complex="18pt" fo:font-weight="bold" style:font-weight-asian="bold" style:font-weight-complex="bold"/>
    </style:style>
    <style:style style:name="T2_11" style:family="text">
      <style:text-properties fo:font-size="18pt" style:font-size-asian="18pt" style:font-size-complex="18pt" fo:font-weight="bold" style:font-weight-asian="bold" style:font-weight-complex="bold"/>
    </style:style>
    <style:style style:name="T2_12" style:family="text">
      <style:text-properties fo:font-size="18pt" style:font-size-asian="18pt" style:font-size-complex="18pt" fo:font-weight="bold" style:font-weight-asian="bold" style:font-weight-complex="bold"/>
    </style:style>
    <style:style style:name="T2_13" style:family="text">
      <style:text-properties fo:font-size="18pt" style:font-size-asian="18pt" style:font-size-complex="18pt" fo:font-weight="bold" style:font-weight-asian="bold" style:font-weight-complex="bold"/>
    </style:style>
    <style:style style:name="T2_14" style:family="text">
      <style:text-properties fo:font-size="18pt" style:font-size-asian="18pt" style:font-size-complex="18pt" fo:font-weight="bold" style:font-weight-asian="bold" style:font-weight-complex="bold"/>
    </style:style>
    <style:style style:name="T2_15" style:family="text">
      <style:text-properties fo:font-size="18pt" style:font-size-asian="18pt" style:font-size-complex="18pt" fo:font-weight="bold" style:font-weight-asian="bold" style:font-weight-complex="bold"/>
    </style:style>
    <style:style style:name="T2_16" style:family="text">
      <style:text-properties fo:font-size="18pt" style:font-size-asian="18pt" style:font-size-complex="18pt" fo:font-weight="bold" style:font-weight-asian="bold" style:font-weight-complex="bold"/>
    </style:style>
    <style:style style:name="T2_17" style:family="text">
      <style:text-properties fo:font-size="18pt" style:font-size-asian="18pt" style:font-size-complex="18pt" fo:font-weight="bold" style:font-weight-asian="bold" style:font-weight-complex="bold"/>
    </style:style>
    <style:style style:name="T2_18" style:family="text">
      <style:text-properties fo:font-size="18pt" style:font-size-asian="18pt" style:font-size-complex="18pt" fo:font-weight="bold" style:font-weight-asian="bold" style:font-weight-complex="bold"/>
    </style:style>
    <style:style style:name="T2_19" style:family="text">
      <style:text-properties fo:font-size="18pt" style:font-size-asian="18pt" style:font-size-complex="18pt" fo:font-weight="bold" style:font-weight-asian="bold" style:font-weight-complex="bold"/>
    </style:style>
    <style:style style:name="T2_20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font-size="14pt" style:font-size-asian="14pt" style:font-size-complex="14pt" fo:font-weight="bold" style:font-weight-asian="bold" style:font-weight-complex="bold"/>
    </style:style>
    <style:style style:name="T4_2" style:family="text">
      <style:text-properties fo:font-size="14pt" style:font-size-asian="14pt" style:font-size-complex="14pt" fo:font-weight="bold" style:font-weight-asian="bold" style:font-weight-complex="bold"/>
    </style:style>
    <style:style style:name="T4_3" style:family="text">
      <style:text-properties fo:font-size="14pt" style:font-size-asian="14pt" style:font-size-complex="14pt" fo:font-weight="bold" style:font-weight-asian="bold" style:font-weight-complex="bold"/>
    </style:style>
    <style:style style:name="T4_4" style:family="text">
      <style:text-properties fo:font-size="14pt" style:font-size-asian="14pt" style:font-size-complex="14pt" fo:font-weight="bold" style:font-weight-asian="bold" style:font-weight-complex="bold"/>
    </style:style>
    <style:style style:name="T4_5" style:family="text">
      <style:text-properties fo:font-size="14pt" style:font-size-asian="14pt" style:font-size-complex="14pt" fo:font-weight="bold" style:font-weight-asian="bold" style:font-weight-complex="bold"/>
    </style:style>
    <style:style style:name="T4_6" style:family="text">
      <style:text-properties fo:font-size="14pt" style:font-size-asian="14pt" style:font-size-complex="14pt" fo:font-weight="bold" style:font-weight-asian="bold" style:font-weight-complex="bold"/>
    </style:style>
    <style:style style:name="T4_7" style:family="text"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T5_109" style:family="text">
      <style:text-properties fo:font-size="12pt" style:font-size-asian="12pt" style:font-size-complex="12pt"/>
    </style:style>
    <style:style style:name="T5_110" style:family="text">
      <style:text-properties fo:font-size="12pt" style:font-size-asian="12pt" style:font-size-complex="12pt"/>
    </style:style>
    <style:style style:name="T5_111" style:family="text">
      <style:text-properties fo:font-size="12pt" style:font-size-asian="12pt" style:font-size-complex="12pt"/>
    </style:style>
    <style:style style:name="T5_112" style:family="text">
      <style:text-properties fo:font-size="12pt" style:font-size-asian="12pt" style:font-size-complex="12pt"/>
    </style:style>
    <style:style style:name="T5_113" style:family="text">
      <style:text-properties fo:font-size="12pt" style:font-size-asian="12pt" style:font-size-complex="12pt"/>
    </style:style>
    <style:style style:name="T5_114" style:family="text">
      <style:text-properties fo:font-size="12pt" style:font-size-asian="12pt" style:font-size-complex="12pt"/>
    </style:style>
    <style:style style:name="T5_115" style:family="text">
      <style:text-properties fo:font-size="12pt" style:font-size-asian="12pt" style:font-size-complex="12pt"/>
    </style:style>
    <style:style style:name="T5_116" style:family="text">
      <style:text-properties fo:font-size="12pt" style:font-size-asian="12pt" style:font-size-complex="12pt"/>
    </style:style>
    <style:style style:name="T5_117" style:family="text">
      <style:text-properties fo:font-size="12pt" style:font-size-asian="12pt" style:font-size-complex="12pt"/>
    </style:style>
    <style:style style:name="T5_118" style:family="text">
      <style:text-properties fo:font-size="12pt" style:font-size-asian="12pt" style:font-size-complex="12pt"/>
    </style:style>
    <style:style style:name="T5_119" style:family="text">
      <style:text-properties fo:font-size="12pt" style:font-size-asian="12pt" style:font-size-complex="12pt"/>
    </style:style>
    <style:style style:name="T5_120" style:family="text">
      <style:text-properties fo:font-size="12pt" style:font-size-asian="12pt" style:font-size-complex="12pt"/>
    </style:style>
    <style:style style:name="T5_121" style:family="text">
      <style:text-properties fo:font-size="12pt" style:font-size-asian="12pt" style:font-size-complex="12pt"/>
    </style:style>
    <style:style style:name="T5_122" style:family="text">
      <style:text-properties fo:font-size="12pt" style:font-size-asian="12pt" style:font-size-complex="12pt"/>
    </style:style>
    <style:style style:name="T5_123" style:family="text">
      <style:text-properties fo:font-size="12pt" style:font-size-asian="12pt" style:font-size-complex="12pt"/>
    </style:style>
    <style:style style:name="T5_124" style:family="text">
      <style:text-properties fo:font-size="12pt" style:font-size-asian="12pt" style:font-size-complex="12pt"/>
    </style:style>
    <style:style style:name="T5_125" style:family="text">
      <style:text-properties fo:font-size="12pt" style:font-size-asian="12pt" style:font-size-complex="12pt"/>
    </style:style>
    <style:style style:name="T5_126" style:family="text">
      <style:text-properties fo:font-size="12pt" style:font-size-asian="12pt" style:font-size-complex="12pt"/>
    </style:style>
    <style:style style:name="T5_127" style:family="text">
      <style:text-properties fo:font-size="12pt" style:font-size-asian="12pt" style:font-size-complex="12pt"/>
    </style:style>
    <style:style style:name="T5_128" style:family="text">
      <style:text-properties fo:font-size="12pt" style:font-size-asian="12pt" style:font-size-complex="12pt"/>
    </style:style>
    <style:style style:name="T5_129" style:family="text">
      <style:text-properties fo:font-size="12pt" style:font-size-asian="12pt" style:font-size-complex="12pt"/>
    </style:style>
    <style:style style:name="T5_130" style:family="text">
      <style:text-properties fo:font-size="12pt" style:font-size-asian="12pt" style:font-size-complex="12pt"/>
    </style:style>
    <style:style style:name="T5_131" style:family="text">
      <style:text-properties fo:font-size="12pt" style:font-size-asian="12pt" style:font-size-complex="12pt"/>
    </style:style>
    <style:style style:name="T5_132" style:family="text">
      <style:text-properties fo:font-size="12pt" style:font-size-asian="12pt" style:font-size-complex="12pt"/>
    </style:style>
    <style:style style:name="T5_133" style:family="text">
      <style:text-properties fo:font-size="12pt" style:font-size-asian="12pt" style:font-size-complex="12pt"/>
    </style:style>
    <style:style style:name="T5_134" style:family="text">
      <style:text-properties fo:font-size="12pt" style:font-size-asian="12pt" style:font-size-complex="12pt"/>
    </style:style>
    <style:style style:name="T5_135" style:family="text">
      <style:text-properties fo:font-size="12pt" style:font-size-asian="12pt" style:font-size-complex="12pt"/>
    </style:style>
    <style:style style:name="T5_136" style:family="text">
      <style:text-properties fo:font-size="12pt" style:font-size-asian="12pt" style:font-size-complex="12pt"/>
    </style:style>
    <style:style style:name="T5_137" style:family="text">
      <style:text-properties fo:font-size="12pt" style:font-size-asian="12pt" style:font-size-complex="12pt"/>
    </style:style>
    <style:style style:name="T5_138" style:family="text">
      <style:text-properties fo:font-size="12pt" style:font-size-asian="12pt" style:font-size-complex="12pt"/>
    </style:style>
    <style:style style:name="T5_139" style:family="text">
      <style:text-properties fo:font-size="12pt" style:font-size-asian="12pt" style:font-size-complex="12pt"/>
    </style:style>
    <style:style style:name="T5_140" style:family="text">
      <style:text-properties fo:font-size="12pt" style:font-size-asian="12pt" style:font-size-complex="12pt"/>
    </style:style>
    <style:style style:name="T5_141" style:family="text">
      <style:text-properties fo:font-size="12pt" style:font-size-asian="12pt" style:font-size-complex="12pt"/>
    </style:style>
    <style:style style:name="T5_142" style:family="text">
      <style:text-properties fo:font-size="12pt" style:font-size-asian="12pt" style:font-size-complex="12pt"/>
    </style:style>
    <style:style style:name="T5_143" style:family="text">
      <style:text-properties fo:font-size="12pt" style:font-size-asian="12pt" style:font-size-complex="12pt"/>
    </style:style>
    <style:style style:name="T5_144" style:family="text">
      <style:text-properties fo:font-size="12pt" style:font-size-asian="12pt" style:font-size-complex="12pt"/>
    </style:style>
    <style:style style:name="T5_145" style:family="text">
      <style:text-properties fo:font-size="12pt" style:font-size-asian="12pt" style:font-size-complex="12pt"/>
    </style:style>
    <style:style style:name="T5_146" style:family="text">
      <style:text-properties fo:font-size="12pt" style:font-size-asian="12pt" style:font-size-complex="12pt"/>
    </style:style>
    <style:style style:name="T5_147" style:family="text">
      <style:text-properties fo:font-size="12pt" style:font-size-asian="12pt" style:font-size-complex="12pt"/>
    </style:style>
    <style:style style:name="T5_148" style:family="text">
      <style:text-properties fo:font-size="12pt" style:font-size-asian="12pt" style:font-size-complex="12pt"/>
    </style:style>
    <style:style style:name="T5_149" style:family="text">
      <style:text-properties fo:font-size="12pt" style:font-size-asian="12pt" style:font-size-complex="12pt"/>
    </style:style>
    <style:style style:name="T5_150" style:family="text">
      <style:text-properties fo:font-size="12pt" style:font-size-asian="12pt" style:font-size-complex="12pt"/>
    </style:style>
    <style:style style:name="T5_151" style:family="text">
      <style:text-properties fo:font-size="12pt" style:font-size-asian="12pt" style:font-size-complex="12pt"/>
    </style:style>
    <style:style style:name="T5_152" style:family="text">
      <style:text-properties fo:font-size="12pt" style:font-size-asian="12pt" style:font-size-complex="12pt"/>
    </style:style>
    <style:style style:name="T5_153" style:family="text">
      <style:text-properties fo:font-size="12pt" style:font-size-asian="12pt" style:font-size-complex="12pt"/>
    </style:style>
    <style:style style:name="T5_154" style:family="text">
      <style:text-properties fo:font-size="12pt" style:font-size-asian="12pt" style:font-size-complex="12pt"/>
    </style:style>
    <style:style style:name="T5_155" style:family="text">
      <style:text-properties fo:font-size="12pt" style:font-size-asian="12pt" style:font-size-complex="12pt"/>
    </style:style>
    <style:style style:name="T5_156" style:family="text">
      <style:text-properties fo:font-size="12pt" style:font-size-asian="12pt" style:font-size-complex="12pt"/>
    </style:style>
    <style:style style:name="T5_157" style:family="text">
      <style:text-properties fo:font-size="12pt" style:font-size-asian="12pt" style:font-size-complex="12pt"/>
    </style:style>
    <style:style style:name="T5_158" style:family="text">
      <style:text-properties fo:font-size="12pt" style:font-size-asian="12pt" style:font-size-complex="12pt"/>
    </style:style>
    <style:style style:name="T5_159" style:family="text">
      <style:text-properties fo:font-size="12pt" style:font-size-asian="12pt" style:font-size-complex="12pt"/>
    </style:style>
    <style:style style:name="T5_160" style:family="text">
      <style:text-properties fo:font-size="12pt" style:font-size-asian="12pt" style:font-size-complex="12pt"/>
    </style:style>
    <style:style style:name="T5_161" style:family="text">
      <style:text-properties fo:font-size="12pt" style:font-size-asian="12pt" style:font-size-complex="12pt"/>
    </style:style>
    <style:style style:name="T5_162" style:family="text">
      <style:text-properties fo:font-size="12pt" style:font-size-asian="12pt" style:font-size-complex="12pt"/>
    </style:style>
    <style:style style:name="T5_163" style:family="text">
      <style:text-properties fo:font-size="12pt" style:font-size-asian="12pt" style:font-size-complex="12pt"/>
    </style:style>
    <style:style style:name="T5_16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/>
    </style:style>
    <style:style style:name="T9_2" style:family="text">
      <style:text-properties fo:font-size="14pt" style:font-size-asian="14pt" style:font-size-complex="14pt" fo:font-weight="bold" style:font-weight-asian="bold" style:font-weight-complex="bold"/>
    </style:style>
    <style:style style:name="T9_3" style:family="text">
      <style:text-properties fo:font-size="14pt" style:font-size-asian="14pt" style:font-size-complex="14pt" fo:font-weight="bold" style:font-weight-asian="bold" style:font-weight-complex="bold"/>
    </style:style>
    <style:style style:name="T9_4" style:family="text">
      <style:text-properties fo:font-size="14pt" style:font-size-asian="14pt" style:font-size-complex="14pt" fo:font-weight="bold" style:font-weight-asian="bold" style:font-weight-complex="bold"/>
    </style:style>
    <style:style style:name="T9_5" style:family="text">
      <style:text-properties fo:font-size="14pt" style:font-size-asian="14pt" style:font-size-complex="14pt" fo:font-weight="bold" style:font-weight-asian="bold" style:font-weight-complex="bold"/>
    </style:style>
    <style:style style:name="T9_6" style:family="text">
      <style:text-properties fo:font-size="14pt" style:font-size-asian="14pt" style:font-size-complex="14pt" fo:font-weight="bold" style:font-weight-asian="bold" style:font-weight-complex="bold"/>
    </style:style>
    <style:style style:name="T9_7" style:family="text"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ize="12pt" style:font-size-asian="12pt" style:font-size-complex="12pt"/>
    </style:style>
    <style:style style:name="T10_81" style:family="text">
      <style:text-properties fo:font-size="12pt" style:font-size-asian="12pt" style:font-size-complex="12pt"/>
    </style:style>
    <style:style style:name="T10_82" style:family="text">
      <style:text-properties fo:font-size="12pt" style:font-size-asian="12pt" style:font-size-complex="12pt"/>
    </style:style>
    <style:style style:name="T10_83" style:family="text">
      <style:text-properties fo:font-size="12pt" style:font-size-asian="12pt" style:font-size-complex="12pt"/>
    </style:style>
    <style:style style:name="T10_84" style:family="text">
      <style:text-properties fo:font-size="12pt" style:font-size-asian="12pt" style:font-size-complex="12pt"/>
    </style:style>
    <style:style style:name="T10_85" style:family="text">
      <style:text-properties fo:font-size="12pt" style:font-size-asian="12pt" style:font-size-complex="12pt"/>
    </style:style>
    <style:style style:name="T10_86" style:family="text">
      <style:text-properties fo:font-size="12pt" style:font-size-asian="12pt" style:font-size-complex="12pt"/>
    </style:style>
    <style:style style:name="T10_87" style:family="text">
      <style:text-properties fo:font-size="12pt" style:font-size-asian="12pt" style:font-size-complex="12pt"/>
    </style:style>
    <style:style style:name="T10_88" style:family="text">
      <style:text-properties fo:font-size="12pt" style:font-size-asian="12pt" style:font-size-complex="12pt"/>
    </style:style>
    <style:style style:name="T10_89" style:family="text">
      <style:text-properties fo:font-size="12pt" style:font-size-asian="12pt" style:font-size-complex="12pt"/>
    </style:style>
    <style:style style:name="T10_90" style:family="text">
      <style:text-properties fo:font-size="12pt" style:font-size-asian="12pt" style:font-size-complex="12pt"/>
    </style:style>
    <style:style style:name="T10_91" style:family="text">
      <style:text-properties fo:font-size="12pt" style:font-size-asian="12pt" style:font-size-complex="12pt"/>
    </style:style>
    <style:style style:name="T10_92" style:family="text">
      <style:text-properties fo:font-size="12pt" style:font-size-asian="12pt" style:font-size-complex="12pt"/>
    </style:style>
    <style:style style:name="T10_93" style:family="text">
      <style:text-properties fo:font-size="12pt" style:font-size-asian="12pt" style:font-size-complex="12pt"/>
    </style:style>
    <style:style style:name="T10_94" style:family="text">
      <style:text-properties fo:font-size="12pt" style:font-size-asian="12pt" style:font-size-complex="12pt"/>
    </style:style>
    <style:style style:name="T10_95" style:family="text">
      <style:text-properties fo:font-size="12pt" style:font-size-asian="12pt" style:font-size-complex="12pt"/>
    </style:style>
    <style:style style:name="T10_96" style:family="text">
      <style:text-properties fo:font-size="12pt" style:font-size-asian="12pt" style:font-size-complex="12pt"/>
    </style:style>
    <style:style style:name="T10_97" style:family="text">
      <style:text-properties fo:font-size="12pt" style:font-size-asian="12pt" style:font-size-complex="12pt"/>
    </style:style>
    <style:style style:name="T10_98" style:family="text">
      <style:text-properties fo:font-size="12pt" style:font-size-asian="12pt" style:font-size-complex="12pt"/>
    </style:style>
    <style:style style:name="T10_99" style:family="text">
      <style:text-properties fo:font-size="12pt" style:font-size-asian="12pt" style:font-size-complex="12pt"/>
    </style:style>
    <style:style style:name="T10_100" style:family="text">
      <style:text-properties fo:font-size="12pt" style:font-size-asian="12pt" style:font-size-complex="12pt"/>
    </style:style>
    <style:style style:name="T10_101" style:family="text">
      <style:text-properties fo:font-size="12pt" style:font-size-asian="12pt" style:font-size-complex="12pt"/>
    </style:style>
    <style:style style:name="T10_102" style:family="text">
      <style:text-properties fo:font-size="12pt" style:font-size-asian="12pt" style:font-size-complex="12pt"/>
    </style:style>
    <style:style style:name="T10_103" style:family="text">
      <style:text-properties fo:font-size="12pt" style:font-size-asian="12pt" style:font-size-complex="12pt"/>
    </style:style>
    <style:style style:name="T10_104" style:family="text">
      <style:text-properties fo:font-size="12pt" style:font-size-asian="12pt" style:font-size-complex="12pt"/>
    </style:style>
    <style:style style:name="T10_105" style:family="text">
      <style:text-properties fo:font-size="12pt" style:font-size-asian="12pt" style:font-size-complex="12pt"/>
    </style:style>
    <style:style style:name="T10_106" style:family="text">
      <style:text-properties fo:font-size="12pt" style:font-size-asian="12pt" style:font-size-complex="12pt"/>
    </style:style>
    <style:style style:name="T10_107" style:family="text">
      <style:text-properties fo:font-size="12pt" style:font-size-asian="12pt" style:font-size-complex="12pt"/>
    </style:style>
    <style:style style:name="T10_108" style:family="text">
      <style:text-properties fo:font-size="12pt" style:font-size-asian="12pt" style:font-size-complex="12pt"/>
    </style:style>
    <style:style style:name="T10_109" style:family="text">
      <style:text-properties fo:font-size="12pt" style:font-size-asian="12pt" style:font-size-complex="12pt"/>
    </style:style>
    <style:style style:name="T10_110" style:family="text">
      <style:text-properties fo:font-size="12pt" style:font-size-asian="12pt" style:font-size-complex="12pt"/>
    </style:style>
    <style:style style:name="T10_111" style:family="text">
      <style:text-properties fo:font-size="12pt" style:font-size-asian="12pt" style:font-size-complex="12pt"/>
    </style:style>
    <style:style style:name="T10_112" style:family="text">
      <style:text-properties fo:font-size="12pt" style:font-size-asian="12pt" style:font-size-complex="12pt"/>
    </style:style>
    <style:style style:name="T10_113" style:family="text">
      <style:text-properties fo:font-size="12pt" style:font-size-asian="12pt" style:font-size-complex="12pt"/>
    </style:style>
    <style:style style:name="T10_114" style:family="text">
      <style:text-properties fo:font-size="12pt" style:font-size-asian="12pt" style:font-size-complex="12pt"/>
    </style:style>
    <style:style style:name="T10_115" style:family="text">
      <style:text-properties fo:font-size="12pt" style:font-size-asian="12pt" style:font-size-complex="12pt"/>
    </style:style>
    <style:style style:name="T10_116" style:family="text">
      <style:text-properties fo:font-size="12pt" style:font-size-asian="12pt" style:font-size-complex="12pt"/>
    </style:style>
    <style:style style:name="T10_117" style:family="text">
      <style:text-properties fo:font-size="12pt" style:font-size-asian="12pt" style:font-size-complex="12pt"/>
    </style:style>
    <style:style style:name="T10_118" style:family="text">
      <style:text-properties fo:font-size="12pt" style:font-size-asian="12pt" style:font-size-complex="12pt"/>
    </style:style>
    <style:style style:name="T10_119" style:family="text">
      <style:text-properties fo:font-size="12pt" style:font-size-asian="12pt" style:font-size-complex="12pt"/>
    </style:style>
    <style:style style:name="T10_120" style:family="text">
      <style:text-properties fo:font-size="12pt" style:font-size-asian="12pt" style:font-size-complex="12pt"/>
    </style:style>
    <style:style style:name="T10_121" style:family="text">
      <style:text-properties fo:font-size="12pt" style:font-size-asian="12pt" style:font-size-complex="12pt"/>
    </style:style>
    <style:style style:name="T10_122" style:family="text">
      <style:text-properties fo:font-size="12pt" style:font-size-asian="12pt" style:font-size-complex="12pt"/>
    </style:style>
    <style:style style:name="T10_123" style:family="text">
      <style:text-properties fo:font-size="12pt" style:font-size-asian="12pt" style:font-size-complex="12pt"/>
    </style:style>
    <style:style style:name="T10_124" style:family="text">
      <style:text-properties fo:font-size="12pt" style:font-size-asian="12pt" style:font-size-complex="12pt"/>
    </style:style>
    <style:style style:name="T10_125" style:family="text">
      <style:text-properties fo:font-size="12pt" style:font-size-asian="12pt" style:font-size-complex="12pt"/>
    </style:style>
    <style:style style:name="T10_126" style:family="text">
      <style:text-properties fo:font-size="12pt" style:font-size-asian="12pt" style:font-size-complex="12pt"/>
    </style:style>
    <style:style style:name="T10_127" style:family="text">
      <style:text-properties fo:font-size="12pt" style:font-size-asian="12pt" style:font-size-complex="12pt"/>
    </style:style>
    <style:style style:name="T10_128" style:family="text">
      <style:text-properties fo:font-size="12pt" style:font-size-asian="12pt" style:font-size-complex="12pt"/>
    </style:style>
    <style:style style:name="T10_129" style:family="text">
      <style:text-properties fo:font-size="12pt" style:font-size-asian="12pt" style:font-size-complex="12pt"/>
    </style:style>
    <style:style style:name="T10_130" style:family="text">
      <style:text-properties fo:font-size="12pt" style:font-size-asian="12pt" style:font-size-complex="12pt"/>
    </style:style>
    <style:style style:name="T10_131" style:family="text">
      <style:text-properties fo:font-size="12pt" style:font-size-asian="12pt" style:font-size-complex="12pt"/>
    </style:style>
    <style:style style:name="T10_132" style:family="text">
      <style:text-properties fo:font-size="12pt" style:font-size-asian="12pt" style:font-size-complex="12pt"/>
    </style:style>
    <style:style style:name="T10_133" style:family="text">
      <style:text-properties fo:font-size="12pt" style:font-size-asian="12pt" style:font-size-complex="12pt"/>
    </style:style>
    <style:style style:name="T10_134" style:family="text">
      <style:text-properties fo:font-size="12pt" style:font-size-asian="12pt" style:font-size-complex="12pt"/>
    </style:style>
    <style:style style:name="T10_135" style:family="text">
      <style:text-properties fo:font-size="12pt" style:font-size-asian="12pt" style:font-size-complex="12pt"/>
    </style:style>
    <style:style style:name="T10_136" style:family="text">
      <style:text-properties fo:font-size="12pt" style:font-size-asian="12pt" style:font-size-complex="12pt"/>
    </style:style>
    <style:style style:name="T10_137" style:family="text">
      <style:text-properties fo:font-size="12pt" style:font-size-asian="12pt" style:font-size-complex="12pt"/>
    </style:style>
    <style:style style:name="T10_138" style:family="text">
      <style:text-properties fo:font-size="12pt" style:font-size-asian="12pt" style:font-size-complex="12pt"/>
    </style:style>
    <style:style style:name="T10_139" style:family="text">
      <style:text-properties fo:font-size="12pt" style:font-size-asian="12pt" style:font-size-complex="12pt"/>
    </style:style>
    <style:style style:name="T10_140" style:family="text">
      <style:text-properties fo:font-size="12pt" style:font-size-asian="12pt" style:font-size-complex="12pt"/>
    </style:style>
    <style:style style:name="T10_141" style:family="text">
      <style:text-properties fo:font-size="12pt" style:font-size-asian="12pt" style:font-size-complex="12pt"/>
    </style:style>
    <style:style style:name="T10_142" style:family="text">
      <style:text-properties fo:font-size="12pt" style:font-size-asian="12pt" style:font-size-complex="12pt"/>
    </style:style>
    <style:style style:name="T10_143" style:family="text">
      <style:text-properties fo:font-size="12pt" style:font-size-asian="12pt" style:font-size-complex="12pt"/>
    </style:style>
    <style:style style:name="T10_144" style:family="text">
      <style:text-properties fo:font-size="12pt" style:font-size-asian="12pt" style:font-size-complex="12pt"/>
    </style:style>
    <style:style style:name="T10_145" style:family="text">
      <style:text-properties fo:font-size="12pt" style:font-size-asian="12pt" style:font-size-complex="12pt"/>
    </style:style>
    <style:style style:name="T10_146" style:family="text">
      <style:text-properties fo:font-size="12pt" style:font-size-asian="12pt" style:font-size-complex="12pt"/>
    </style:style>
    <style:style style:name="T10_147" style:family="text">
      <style:text-properties fo:font-size="12pt" style:font-size-asian="12pt" style:font-size-complex="12pt"/>
    </style:style>
    <style:style style:name="T10_148" style:family="text">
      <style:text-properties fo:font-size="12pt" style:font-size-asian="12pt" style:font-size-complex="12pt"/>
    </style:style>
    <style:style style:name="T10_149" style:family="text">
      <style:text-properties fo:font-size="12pt" style:font-size-asian="12pt" style:font-size-complex="12pt"/>
    </style:style>
    <style:style style:name="T10_150" style:family="text">
      <style:text-properties fo:font-size="12pt" style:font-size-asian="12pt" style:font-size-complex="12pt"/>
    </style:style>
    <style:style style:name="T10_151" style:family="text">
      <style:text-properties fo:font-size="12pt" style:font-size-asian="12pt" style:font-size-complex="12pt"/>
    </style:style>
    <style:style style:name="T10_152" style:family="text">
      <style:text-properties fo:font-size="12pt" style:font-size-asian="12pt" style:font-size-complex="12pt"/>
    </style:style>
    <style:style style:name="T10_153" style:family="text">
      <style:text-properties fo:font-size="12pt" style:font-size-asian="12pt" style:font-size-complex="12pt"/>
    </style:style>
    <style:style style:name="T10_154" style:family="text">
      <style:text-properties fo:font-size="12pt" style:font-size-asian="12pt" style:font-size-complex="12pt"/>
    </style:style>
    <style:style style:name="T10_155" style:family="text">
      <style:text-properties fo:font-size="12pt" style:font-size-asian="12pt" style:font-size-complex="12pt"/>
    </style:style>
    <style:style style:name="T10_156" style:family="text">
      <style:text-properties fo:font-size="12pt" style:font-size-asian="12pt" style:font-size-complex="12pt"/>
    </style:style>
    <style:style style:name="T10_157" style:family="text">
      <style:text-properties fo:font-size="12pt" style:font-size-asian="12pt" style:font-size-complex="12pt"/>
    </style:style>
    <style:style style:name="T10_158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>
      <style:text-properties fo:font-size="12pt" style:font-size-asian="12pt" style:font-size-complex="12pt"/>
    </style:style>
    <style:style style:name="T11_72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T14_57" style:family="text">
      <style:text-properties fo:font-size="12pt" style:font-size-asian="12pt" style:font-size-complex="12pt"/>
    </style:style>
    <style:style style:name="T14_58" style:family="text">
      <style:text-properties fo:font-size="12pt" style:font-size-asian="12pt" style:font-size-complex="12pt"/>
    </style:style>
    <style:style style:name="T14_59" style:family="text">
      <style:text-properties fo:font-size="12pt" style:font-size-asian="12pt" style:font-size-complex="12pt"/>
    </style:style>
    <style:style style:name="T14_60" style:family="text">
      <style:text-properties fo:font-size="12pt" style:font-size-asian="12pt" style:font-size-complex="12pt"/>
    </style:style>
    <style:style style:name="T14_61" style:family="text">
      <style:text-properties fo:font-size="12pt" style:font-size-asian="12pt" style:font-size-complex="12pt"/>
    </style:style>
    <style:style style:name="T14_62" style:family="text">
      <style:text-properties fo:font-size="12pt" style:font-size-asian="12pt" style:font-size-complex="12pt"/>
    </style:style>
    <style:style style:name="T14_63" style:family="text">
      <style:text-properties fo:font-size="12pt" style:font-size-asian="12pt" style:font-size-complex="12pt"/>
    </style:style>
    <style:style style:name="T14_64" style:family="text">
      <style:text-properties fo:font-size="12pt" style:font-size-asian="12pt" style:font-size-complex="12pt"/>
    </style:style>
    <style:style style:name="T14_65" style:family="text">
      <style:text-properties fo:font-size="12pt" style:font-size-asian="12pt" style:font-size-complex="12pt"/>
    </style:style>
    <style:style style:name="T14_66" style:family="text">
      <style:text-properties fo:font-size="12pt" style:font-size-asian="12pt" style:font-size-complex="12pt"/>
    </style:style>
    <style:style style:name="T14_67" style:family="text">
      <style:text-properties fo:font-size="12pt" style:font-size-asian="12pt" style:font-size-complex="12pt"/>
    </style:style>
    <style:style style:name="T14_68" style:family="text">
      <style:text-properties fo:font-size="12pt" style:font-size-asian="12pt" style:font-size-complex="12pt"/>
    </style:style>
    <style:style style:name="T14_69" style:family="text">
      <style:text-properties fo:font-size="12pt" style:font-size-asian="12pt" style:font-size-complex="12pt"/>
    </style:style>
    <style:style style:name="T14_70" style:family="text">
      <style:text-properties fo:font-size="12pt" style:font-size-asian="12pt" style:font-size-complex="12pt"/>
    </style:style>
    <style:style style:name="T14_71" style:family="text">
      <style:text-properties fo:font-size="12pt" style:font-size-asian="12pt" style:font-size-complex="12pt"/>
    </style:style>
    <style:style style:name="T14_72" style:family="text">
      <style:text-properties fo:font-size="12pt" style:font-size-asian="12pt" style:font-size-complex="12pt"/>
    </style:style>
    <style:style style:name="T14_73" style:family="text">
      <style:text-properties fo:font-size="12pt" style:font-size-asian="12pt" style:font-size-complex="12pt"/>
    </style:style>
    <style:style style:name="T14_74" style:family="text">
      <style:text-properties fo:font-size="12pt" style:font-size-asian="12pt" style:font-size-complex="12pt"/>
    </style:style>
    <style:style style:name="T14_75" style:family="text">
      <style:text-properties fo:font-size="12pt" style:font-size-asian="12pt" style:font-size-complex="12pt"/>
    </style:style>
    <style:style style:name="T14_76" style:family="text">
      <style:text-properties fo:font-size="12pt" style:font-size-asian="12pt" style:font-size-complex="12pt"/>
    </style:style>
    <style:style style:name="T14_77" style:family="text">
      <style:text-properties fo:font-size="12pt" style:font-size-asian="12pt" style:font-size-complex="12pt"/>
    </style:style>
    <style:style style:name="T14_78" style:family="text">
      <style:text-properties fo:font-size="12pt" style:font-size-asian="12pt" style:font-size-complex="12pt"/>
    </style:style>
    <style:style style:name="T14_79" style:family="text">
      <style:text-properties fo:font-size="12pt" style:font-size-asian="12pt" style:font-size-complex="12pt"/>
    </style:style>
    <style:style style:name="T14_80" style:family="text">
      <style:text-properties fo:font-size="12pt" style:font-size-asian="12pt" style:font-size-complex="12pt"/>
    </style:style>
    <style:style style:name="T14_81" style:family="text">
      <style:text-properties fo:font-size="12pt" style:font-size-asian="12pt" style:font-size-complex="12pt"/>
    </style:style>
    <style:style style:name="T14_82" style:family="text">
      <style:text-properties fo:font-size="12pt" style:font-size-asian="12pt" style:font-size-complex="12pt"/>
    </style:style>
    <style:style style:name="T14_83" style:family="text">
      <style:text-properties fo:font-size="12pt" style:font-size-asian="12pt" style:font-size-complex="12pt"/>
    </style:style>
    <style:style style:name="T14_84" style:family="text">
      <style:text-properties fo:font-size="12pt" style:font-size-asian="12pt" style:font-size-complex="12pt"/>
    </style:style>
    <style:style style:name="T14_85" style:family="text">
      <style:text-properties fo:font-size="12pt" style:font-size-asian="12pt" style:font-size-complex="12pt"/>
    </style:style>
    <style:style style:name="T14_86" style:family="text">
      <style:text-properties fo:font-size="12pt" style:font-size-asian="12pt" style:font-size-complex="12pt"/>
    </style:style>
    <style:style style:name="T14_87" style:family="text">
      <style:text-properties fo:font-size="12pt" style:font-size-asian="12pt" style:font-size-complex="12pt"/>
    </style:style>
    <style:style style:name="T14_88" style:family="text">
      <style:text-properties fo:font-size="12pt" style:font-size-asian="12pt" style:font-size-complex="12pt"/>
    </style:style>
    <style:style style:name="T14_89" style:family="text">
      <style:text-properties fo:font-size="12pt" style:font-size-asian="12pt" style:font-size-complex="12pt"/>
    </style:style>
    <style:style style:name="T14_90" style:family="text">
      <style:text-properties fo:font-size="12pt" style:font-size-asian="12pt" style:font-size-complex="12pt"/>
    </style:style>
    <style:style style:name="T14_91" style:family="text">
      <style:text-properties fo:font-size="12pt" style:font-size-asian="12pt" style:font-size-complex="12pt"/>
    </style:style>
    <style:style style:name="T14_92" style:family="text">
      <style:text-properties fo:font-size="12pt" style:font-size-asian="12pt" style:font-size-complex="12pt"/>
    </style:style>
    <style:style style:name="T14_93" style:family="text">
      <style:text-properties fo:font-size="12pt" style:font-size-asian="12pt" style:font-size-complex="12pt"/>
    </style:style>
    <style:style style:name="T14_94" style:family="text">
      <style:text-properties fo:font-size="12pt" style:font-size-asian="12pt" style:font-size-complex="12pt"/>
    </style:style>
    <style:style style:name="T14_95" style:family="text">
      <style:text-properties fo:font-size="12pt" style:font-size-asian="12pt" style:font-size-complex="12pt"/>
    </style:style>
    <style:style style:name="T14_96" style:family="text">
      <style:text-properties fo:font-size="12pt" style:font-size-asian="12pt" style:font-size-complex="12pt"/>
    </style:style>
    <style:style style:name="T14_97" style:family="text">
      <style:text-properties fo:font-size="12pt" style:font-size-asian="12pt" style:font-size-complex="12pt"/>
    </style:style>
    <style:style style:name="T14_98" style:family="text">
      <style:text-properties fo:font-size="12pt" style:font-size-asian="12pt" style:font-size-complex="12pt"/>
    </style:style>
    <style:style style:name="T14_99" style:family="text">
      <style:text-properties fo:font-size="12pt" style:font-size-asian="12pt" style:font-size-complex="12pt"/>
    </style:style>
    <style:style style:name="T14_100" style:family="text">
      <style:text-properties fo:font-size="12pt" style:font-size-asian="12pt" style:font-size-complex="12pt"/>
    </style:style>
    <style:style style:name="T14_101" style:family="text">
      <style:text-properties fo:font-size="12pt" style:font-size-asian="12pt" style:font-size-complex="12pt"/>
    </style:style>
    <style:style style:name="T14_102" style:family="text">
      <style:text-properties fo:font-size="12pt" style:font-size-asian="12pt" style:font-size-complex="12pt"/>
    </style:style>
    <style:style style:name="T14_103" style:family="text">
      <style:text-properties fo:font-size="12pt" style:font-size-asian="12pt" style:font-size-complex="12pt"/>
    </style:style>
    <style:style style:name="T14_104" style:family="text">
      <style:text-properties fo:font-size="12pt" style:font-size-asian="12pt" style:font-size-complex="12pt"/>
    </style:style>
    <style:style style:name="T14_105" style:family="text">
      <style:text-properties fo:font-size="12pt" style:font-size-asian="12pt" style:font-size-complex="12pt"/>
    </style:style>
    <style:style style:name="T14_106" style:family="text">
      <style:text-properties fo:font-size="12pt" style:font-size-asian="12pt" style:font-size-complex="12pt"/>
    </style:style>
    <style:style style:name="T14_107" style:family="text">
      <style:text-properties fo:font-size="12pt" style:font-size-asian="12pt" style:font-size-complex="12pt"/>
    </style:style>
    <style:style style:name="T14_108" style:family="text">
      <style:text-properties fo:font-size="12pt" style:font-size-asian="12pt" style:font-size-complex="12pt"/>
    </style:style>
    <style:style style:name="T14_109" style:family="text">
      <style:text-properties fo:font-size="12pt" style:font-size-asian="12pt" style:font-size-complex="12pt"/>
    </style:style>
    <style:style style:name="T14_110" style:family="text">
      <style:text-properties fo:font-size="12pt" style:font-size-asian="12pt" style:font-size-complex="12pt"/>
    </style:style>
    <style:style style:name="T14_111" style:family="text">
      <style:text-properties fo:font-size="12pt" style:font-size-asian="12pt" style:font-size-complex="12pt"/>
    </style:style>
    <style:style style:name="T14_112" style:family="text">
      <style:text-properties fo:font-size="12pt" style:font-size-asian="12pt" style:font-size-complex="12pt"/>
    </style:style>
    <style:style style:name="T14_113" style:family="text">
      <style:text-properties fo:font-size="12pt" style:font-size-asian="12pt" style:font-size-complex="12pt"/>
    </style:style>
    <style:style style:name="T14_114" style:family="text">
      <style:text-properties fo:font-size="12pt" style:font-size-asian="12pt" style:font-size-complex="12pt"/>
    </style:style>
    <style:style style:name="T14_115" style:family="text">
      <style:text-properties fo:font-size="12pt" style:font-size-asian="12pt" style:font-size-complex="12pt"/>
    </style:style>
    <style:style style:name="T14_116" style:family="text">
      <style:text-properties fo:font-size="12pt" style:font-size-asian="12pt" style:font-size-complex="12pt"/>
    </style:style>
    <style:style style:name="T14_117" style:family="text">
      <style:text-properties fo:font-size="12pt" style:font-size-asian="12pt" style:font-size-complex="12pt"/>
    </style:style>
    <style:style style:name="T14_118" style:family="text">
      <style:text-properties fo:font-size="12pt" style:font-size-asian="12pt" style:font-size-complex="12pt"/>
    </style:style>
    <style:style style:name="T14_119" style:family="text">
      <style:text-properties fo:font-size="12pt" style:font-size-asian="12pt" style:font-size-complex="12pt"/>
    </style:style>
    <style:style style:name="T14_120" style:family="text">
      <style:text-properties fo:font-size="12pt" style:font-size-asian="12pt" style:font-size-complex="12pt"/>
    </style:style>
    <style:style style:name="T14_121" style:family="text">
      <style:text-properties fo:font-size="12pt" style:font-size-asian="12pt" style:font-size-complex="12pt"/>
    </style:style>
    <style:style style:name="T14_122" style:family="text">
      <style:text-properties fo:font-size="12pt" style:font-size-asian="12pt" style:font-size-complex="12pt"/>
    </style:style>
    <style:style style:name="T14_123" style:family="text">
      <style:text-properties fo:font-size="12pt" style:font-size-asian="12pt" style:font-size-complex="12pt"/>
    </style:style>
    <style:style style:name="T14_124" style:family="text">
      <style:text-properties fo:font-size="12pt" style:font-size-asian="12pt" style:font-size-complex="12pt"/>
    </style:style>
    <style:style style:name="T14_125" style:family="text">
      <style:text-properties fo:font-size="12pt" style:font-size-asian="12pt" style:font-size-complex="12pt"/>
    </style:style>
    <style:style style:name="T14_126" style:family="text">
      <style:text-properties fo:font-size="12pt" style:font-size-asian="12pt" style:font-size-complex="12pt"/>
    </style:style>
    <style:style style:name="T14_127" style:family="text">
      <style:text-properties fo:font-size="12pt" style:font-size-asian="12pt" style:font-size-complex="12pt"/>
    </style:style>
    <style:style style:name="T14_128" style:family="text">
      <style:text-properties fo:font-size="12pt" style:font-size-asian="12pt" style:font-size-complex="12pt"/>
    </style:style>
    <style:style style:name="T14_129" style:family="text">
      <style:text-properties fo:font-size="12pt" style:font-size-asian="12pt" style:font-size-complex="12pt"/>
    </style:style>
    <style:style style:name="T14_130" style:family="text">
      <style:text-properties fo:font-size="12pt" style:font-size-asian="12pt" style:font-size-complex="12pt"/>
    </style:style>
    <style:style style:name="T14_131" style:family="text">
      <style:text-properties fo:font-size="12pt" style:font-size-asian="12pt" style:font-size-complex="12pt"/>
    </style:style>
    <style:style style:name="T14_132" style:family="text">
      <style:text-properties fo:font-size="12pt" style:font-size-asian="12pt" style:font-size-complex="12pt"/>
    </style:style>
    <style:style style:name="T14_133" style:family="text">
      <style:text-properties fo:font-size="12pt" style:font-size-asian="12pt" style:font-size-complex="12pt"/>
    </style:style>
    <style:style style:name="T14_134" style:family="text">
      <style:text-properties fo:font-size="12pt" style:font-size-asian="12pt" style:font-size-complex="12pt"/>
    </style:style>
    <style:style style:name="T14_135" style:family="text">
      <style:text-properties fo:font-size="12pt" style:font-size-asian="12pt" style:font-size-complex="12pt"/>
    </style:style>
    <style:style style:name="T14_136" style:family="text">
      <style:text-properties fo:font-size="12pt" style:font-size-asian="12pt" style:font-size-complex="12pt"/>
    </style:style>
    <style:style style:name="T14_137" style:family="text">
      <style:text-properties fo:font-size="12pt" style:font-size-asian="12pt" style:font-size-complex="12pt"/>
    </style:style>
    <style:style style:name="T14_138" style:family="text">
      <style:text-properties fo:font-size="12pt" style:font-size-asian="12pt" style:font-size-complex="12pt"/>
    </style:style>
    <style:style style:name="T14_139" style:family="text">
      <style:text-properties fo:font-size="12pt" style:font-size-asian="12pt" style:font-size-complex="12pt"/>
    </style:style>
    <style:style style:name="T14_140" style:family="text">
      <style:text-properties fo:font-size="12pt" style:font-size-asian="12pt" style:font-size-complex="12pt"/>
    </style:style>
    <style:style style:name="T14_141" style:family="text">
      <style:text-properties fo:font-size="12pt" style:font-size-asian="12pt" style:font-size-complex="12pt"/>
    </style:style>
    <style:style style:name="T14_142" style:family="text">
      <style:text-properties fo:font-size="12pt" style:font-size-asian="12pt" style:font-size-complex="12pt"/>
    </style:style>
    <style:style style:name="T14_143" style:family="text">
      <style:text-properties fo:font-size="12pt" style:font-size-asian="12pt" style:font-size-complex="12pt"/>
    </style:style>
    <style:style style:name="T14_144" style:family="text">
      <style:text-properties fo:font-size="12pt" style:font-size-asian="12pt" style:font-size-complex="12pt"/>
    </style:style>
    <style:style style:name="T14_145" style:family="text">
      <style:text-properties fo:font-size="12pt" style:font-size-asian="12pt" style:font-size-complex="12pt"/>
    </style:style>
    <style:style style:name="T14_146" style:family="text">
      <style:text-properties fo:font-size="12pt" style:font-size-asian="12pt" style:font-size-complex="12pt"/>
    </style:style>
    <style:style style:name="T14_147" style:family="text">
      <style:text-properties fo:font-size="12pt" style:font-size-asian="12pt" style:font-size-complex="12pt"/>
    </style:style>
    <style:style style:name="T14_148" style:family="text">
      <style:text-properties fo:font-size="12pt" style:font-size-asian="12pt" style:font-size-complex="12pt"/>
    </style:style>
    <style:style style:name="T14_149" style:family="text">
      <style:text-properties fo:font-size="12pt" style:font-size-asian="12pt" style:font-size-complex="12pt"/>
    </style:style>
    <style:style style:name="T14_150" style:family="text">
      <style:text-properties fo:font-size="12pt" style:font-size-asian="12pt" style:font-size-complex="12pt"/>
    </style:style>
    <style:style style:name="T14_151" style:family="text">
      <style:text-properties fo:font-size="12pt" style:font-size-asian="12pt" style:font-size-complex="12pt"/>
    </style:style>
    <style:style style:name="T14_152" style:family="text">
      <style:text-properties fo:font-size="12pt" style:font-size-asian="12pt" style:font-size-complex="12pt"/>
    </style:style>
    <style:style style:name="T14_153" style:family="text">
      <style:text-properties fo:font-size="12pt" style:font-size-asian="12pt" style:font-size-complex="12pt"/>
    </style:style>
    <style:style style:name="T14_154" style:family="text">
      <style:text-properties fo:font-size="12pt" style:font-size-asian="12pt" style:font-size-complex="12pt"/>
    </style:style>
    <style:style style:name="T14_155" style:family="text">
      <style:text-properties fo:font-size="12pt" style:font-size-asian="12pt" style:font-size-complex="12pt"/>
    </style:style>
    <style:style style:name="T14_156" style:family="text">
      <style:text-properties fo:font-size="12pt" style:font-size-asian="12pt" style:font-size-complex="12pt"/>
    </style:style>
    <style:style style:name="T14_157" style:family="text">
      <style:text-properties fo:font-size="12pt" style:font-size-asian="12pt" style:font-size-complex="12pt"/>
    </style:style>
    <style:style style:name="T14_158" style:family="text">
      <style:text-properties fo:font-size="12pt" style:font-size-asian="12pt" style:font-size-complex="12pt"/>
    </style:style>
    <style:style style:name="T14_159" style:family="text">
      <style:text-properties fo:font-size="12pt" style:font-size-asian="12pt" style:font-size-complex="12pt"/>
    </style:style>
    <style:style style:name="T14_160" style:family="text">
      <style:text-properties fo:font-size="12pt" style:font-size-asian="12pt" style:font-size-complex="12pt"/>
    </style:style>
    <style:style style:name="T14_161" style:family="text">
      <style:text-properties fo:font-size="12pt" style:font-size-asian="12pt" style:font-size-complex="12pt"/>
    </style:style>
    <style:style style:name="T14_162" style:family="text">
      <style:text-properties fo:font-size="12pt" style:font-size-asian="12pt" style:font-size-complex="12pt"/>
    </style:style>
    <style:style style:name="T14_163" style:family="text">
      <style:text-properties fo:font-size="12pt" style:font-size-asian="12pt" style:font-size-complex="12pt"/>
    </style:style>
    <style:style style:name="T14_164" style:family="text">
      <style:text-properties fo:font-size="12pt" style:font-size-asian="12pt" style:font-size-complex="12pt"/>
    </style:style>
    <style:style style:name="T14_165" style:family="text">
      <style:text-properties fo:font-size="12pt" style:font-size-asian="12pt" style:font-size-complex="12pt"/>
    </style:style>
    <style:style style:name="T14_166" style:family="text">
      <style:text-properties fo:font-size="12pt" style:font-size-asian="12pt" style:font-size-complex="12pt"/>
    </style:style>
    <style:style style:name="T14_167" style:family="text">
      <style:text-properties fo:font-size="12pt" style:font-size-asian="12pt" style:font-size-complex="12pt"/>
    </style:style>
    <style:style style:name="T14_168" style:family="text">
      <style:text-properties fo:font-size="12pt" style:font-size-asian="12pt" style:font-size-complex="12pt"/>
    </style:style>
    <style:style style:name="T14_169" style:family="text">
      <style:text-properties fo:font-size="12pt" style:font-size-asian="12pt" style:font-size-complex="12pt"/>
    </style:style>
    <style:style style:name="T14_170" style:family="text">
      <style:text-properties fo:font-size="12pt" style:font-size-asian="12pt" style:font-size-complex="12pt"/>
    </style:style>
    <style:style style:name="T14_171" style:family="text">
      <style:text-properties fo:font-size="12pt" style:font-size-asian="12pt" style:font-size-complex="12pt"/>
    </style:style>
    <style:style style:name="T14_172" style:family="text">
      <style:text-properties fo:font-size="12pt" style:font-size-asian="12pt" style:font-size-complex="12pt"/>
    </style:style>
    <style:style style:name="T14_173" style:family="text">
      <style:text-properties fo:font-size="12pt" style:font-size-asian="12pt" style:font-size-complex="12pt"/>
    </style:style>
    <style:style style:name="T14_174" style:family="text">
      <style:text-properties fo:font-size="12pt" style:font-size-asian="12pt" style:font-size-complex="12pt"/>
    </style:style>
    <style:style style:name="T14_175" style:family="text">
      <style:text-properties fo:font-size="12pt" style:font-size-asian="12pt" style:font-size-complex="12pt"/>
    </style:style>
    <style:style style:name="T14_176" style:family="text">
      <style:text-properties fo:font-size="12pt" style:font-size-asian="12pt" style:font-size-complex="12pt"/>
    </style:style>
    <style:style style:name="T14_177" style:family="text">
      <style:text-properties fo:font-size="12pt" style:font-size-asian="12pt" style:font-size-complex="12pt"/>
    </style:style>
    <style:style style:name="T14_178" style:family="text">
      <style:text-properties fo:font-size="12pt" style:font-size-asian="12pt" style:font-size-complex="12pt"/>
    </style:style>
    <style:style style:name="T14_179" style:family="text">
      <style:text-properties fo:font-size="12pt" style:font-size-asian="12pt" style:font-size-complex="12pt"/>
    </style:style>
    <style:style style:name="T14_180" style:family="text">
      <style:text-properties fo:font-size="12pt" style:font-size-asian="12pt" style:font-size-complex="12pt"/>
    </style:style>
    <style:style style:name="T14_181" style:family="text">
      <style:text-properties fo:font-size="12pt" style:font-size-asian="12pt" style:font-size-complex="12pt"/>
    </style:style>
    <style:style style:name="T14_182" style:family="text">
      <style:text-properties fo:font-size="12pt" style:font-size-asian="12pt" style:font-size-complex="12pt"/>
    </style:style>
    <style:style style:name="T14_183" style:family="text">
      <style:text-properties fo:font-size="12pt" style:font-size-asian="12pt" style:font-size-complex="12pt"/>
    </style:style>
    <style:style style:name="T14_184" style:family="text">
      <style:text-properties fo:font-size="12pt" style:font-size-asian="12pt" style:font-size-complex="12pt"/>
    </style:style>
    <style:style style:name="T14_185" style:family="text">
      <style:text-properties fo:font-size="12pt" style:font-size-asian="12pt" style:font-size-complex="12pt"/>
    </style:style>
    <style:style style:name="T14_186" style:family="text">
      <style:text-properties fo:font-size="12pt" style:font-size-asian="12pt" style:font-size-complex="12pt"/>
    </style:style>
    <style:style style:name="T14_187" style:family="text">
      <style:text-properties fo:font-size="12pt" style:font-size-asian="12pt" style:font-size-complex="12pt"/>
    </style:style>
    <style:style style:name="T14_188" style:family="text">
      <style:text-properties fo:font-size="12pt" style:font-size-asian="12pt" style:font-size-complex="12pt"/>
    </style:style>
    <style:style style:name="T14_189" style:family="text">
      <style:text-properties fo:font-size="12pt" style:font-size-asian="12pt" style:font-size-complex="12pt"/>
    </style:style>
    <style:style style:name="T14_190" style:family="text">
      <style:text-properties fo:font-size="12pt" style:font-size-asian="12pt" style:font-size-complex="12pt"/>
    </style:style>
    <style:style style:name="T14_191" style:family="text">
      <style:text-properties fo:font-size="12pt" style:font-size-asian="12pt" style:font-size-complex="12pt"/>
    </style:style>
    <style:style style:name="T14_192" style:family="text">
      <style:text-properties fo:font-size="12pt" style:font-size-asian="12pt" style:font-size-complex="12pt"/>
    </style:style>
    <style:style style:name="T14_193" style:family="text">
      <style:text-properties fo:font-size="12pt" style:font-size-asian="12pt" style:font-size-complex="12pt"/>
    </style:style>
    <style:style style:name="T14_194" style:family="text">
      <style:text-properties fo:font-size="12pt" style:font-size-asian="12pt" style:font-size-complex="12pt"/>
    </style:style>
    <style:style style:name="T14_195" style:family="text">
      <style:text-properties fo:font-size="12pt" style:font-size-asian="12pt" style:font-size-complex="12pt"/>
    </style:style>
    <style:style style:name="T14_196" style:family="text">
      <style:text-properties fo:font-size="12pt" style:font-size-asian="12pt" style:font-size-complex="12pt"/>
    </style:style>
    <style:style style:name="T14_197" style:family="text">
      <style:text-properties fo:font-size="12pt" style:font-size-asian="12pt" style:font-size-complex="12pt"/>
    </style:style>
    <style:style style:name="T14_198" style:family="text">
      <style:text-properties fo:font-size="12pt" style:font-size-asian="12pt" style:font-size-complex="12pt"/>
    </style:style>
    <style:style style:name="T14_199" style:family="text">
      <style:text-properties fo:font-size="12pt" style:font-size-asian="12pt" style:font-size-complex="12pt"/>
    </style:style>
    <style:style style:name="T14_200" style:family="text">
      <style:text-properties fo:font-size="12pt" style:font-size-asian="12pt" style:font-size-complex="12pt"/>
    </style:style>
    <style:style style:name="T14_201" style:family="text">
      <style:text-properties fo:font-size="12pt" style:font-size-asian="12pt" style:font-size-complex="12pt"/>
    </style:style>
    <style:style style:name="T14_202" style:family="text">
      <style:text-properties fo:font-size="12pt" style:font-size-asian="12pt" style:font-size-complex="12pt"/>
    </style:style>
    <style:style style:name="T14_203" style:family="text">
      <style:text-properties fo:font-size="12pt" style:font-size-asian="12pt" style:font-size-complex="12pt"/>
    </style:style>
    <style:style style:name="T14_204" style:family="text">
      <style:text-properties fo:font-size="12pt" style:font-size-asian="12pt" style:font-size-complex="12pt"/>
    </style:style>
    <style:style style:name="T14_205" style:family="text">
      <style:text-properties fo:font-size="12pt" style:font-size-asian="12pt" style:font-size-complex="12pt"/>
    </style:style>
    <style:style style:name="T14_206" style:family="text">
      <style:text-properties fo:font-size="12pt" style:font-size-asian="12pt" style:font-size-complex="12pt"/>
    </style:style>
    <style:style style:name="T14_207" style:family="text">
      <style:text-properties fo:font-size="12pt" style:font-size-asian="12pt" style:font-size-complex="12pt"/>
    </style:style>
    <style:style style:name="T14_208" style:family="text">
      <style:text-properties fo:font-size="12pt" style:font-size-asian="12pt" style:font-size-complex="12pt"/>
    </style:style>
    <style:style style:name="T14_209" style:family="text">
      <style:text-properties fo:font-size="12pt" style:font-size-asian="12pt" style:font-size-complex="12pt"/>
    </style:style>
    <style:style style:name="T14_210" style:family="text">
      <style:text-properties fo:font-size="12pt" style:font-size-asian="12pt" style:font-size-complex="12pt"/>
    </style:style>
    <style:style style:name="T14_211" style:family="text">
      <style:text-properties fo:font-size="12pt" style:font-size-asian="12pt" style:font-size-complex="12pt"/>
    </style:style>
    <style:style style:name="T14_212" style:family="text">
      <style:text-properties fo:font-size="12pt" style:font-size-asian="12pt" style:font-size-complex="12pt"/>
    </style:style>
    <style:style style:name="T14_213" style:family="text">
      <style:text-properties fo:font-size="12pt" style:font-size-asian="12pt" style:font-size-complex="12pt"/>
    </style:style>
    <style:style style:name="T14_214" style:family="text">
      <style:text-properties fo:font-size="12pt" style:font-size-asian="12pt" style:font-size-complex="12pt"/>
    </style:style>
    <style:style style:name="T14_215" style:family="text">
      <style:text-properties fo:font-size="12pt" style:font-size-asian="12pt" style:font-size-complex="12pt"/>
    </style:style>
    <style:style style:name="T14_216" style:family="text">
      <style:text-properties fo:font-size="12pt" style:font-size-asian="12pt" style:font-size-complex="12pt"/>
    </style:style>
    <style:style style:name="T14_217" style:family="text">
      <style:text-properties fo:font-size="12pt" style:font-size-asian="12pt" style:font-size-complex="12pt"/>
    </style:style>
    <style:style style:name="T14_218" style:family="text">
      <style:text-properties fo:font-size="12pt" style:font-size-asian="12pt" style:font-size-complex="12pt"/>
    </style:style>
    <style:style style:name="T14_219" style:family="text">
      <style:text-properties fo:font-size="12pt" style:font-size-asian="12pt" style:font-size-complex="12pt"/>
    </style:style>
    <style:style style:name="T14_220" style:family="text">
      <style:text-properties fo:font-size="12pt" style:font-size-asian="12pt" style:font-size-complex="12pt"/>
    </style:style>
    <style:style style:name="T14_221" style:family="text">
      <style:text-properties fo:font-size="12pt" style:font-size-asian="12pt" style:font-size-complex="12pt"/>
    </style:style>
    <style:style style:name="T14_222" style:family="text">
      <style:text-properties fo:font-size="12pt" style:font-size-asian="12pt" style:font-size-complex="12pt"/>
    </style:style>
    <style:style style:name="T14_223" style:family="text">
      <style:text-properties fo:font-size="12pt" style:font-size-asian="12pt" style:font-size-complex="12pt"/>
    </style:style>
    <style:style style:name="T14_224" style:family="text">
      <style:text-properties fo:font-size="12pt" style:font-size-asian="12pt" style:font-size-complex="12pt"/>
    </style:style>
    <style:style style:name="T14_225" style:family="text">
      <style:text-properties fo:font-size="12pt" style:font-size-asian="12pt" style:font-size-complex="12pt"/>
    </style:style>
    <style:style style:name="T14_226" style:family="text">
      <style:text-properties fo:font-size="12pt" style:font-size-asian="12pt" style:font-size-complex="12pt"/>
    </style:style>
    <style:style style:name="T14_227" style:family="text">
      <style:text-properties fo:font-size="12pt" style:font-size-asian="12pt" style:font-size-complex="12pt"/>
    </style:style>
    <style:style style:name="T14_228" style:family="text">
      <style:text-properties fo:font-size="12pt" style:font-size-asian="12pt" style:font-size-complex="12pt"/>
    </style:style>
    <style:style style:name="T14_229" style:family="text">
      <style:text-properties fo:font-size="12pt" style:font-size-asian="12pt" style:font-size-complex="12pt"/>
    </style:style>
    <style:style style:name="T14_230" style:family="text">
      <style:text-properties fo:font-size="12pt" style:font-size-asian="12pt" style:font-size-complex="12pt"/>
    </style:style>
    <style:style style:name="T14_231" style:family="text">
      <style:text-properties fo:font-size="12pt" style:font-size-asian="12pt" style:font-size-complex="12pt"/>
    </style:style>
    <style:style style:name="T14_232" style:family="text">
      <style:text-properties fo:font-size="12pt" style:font-size-asian="12pt" style:font-size-complex="12pt"/>
    </style:style>
    <style:style style:name="T14_233" style:family="text">
      <style:text-properties fo:font-size="12pt" style:font-size-asian="12pt" style:font-size-complex="12pt"/>
    </style:style>
    <style:style style:name="T14_234" style:family="text">
      <style:text-properties fo:font-size="12pt" style:font-size-asian="12pt" style:font-size-complex="12pt"/>
    </style:style>
    <style:style style:name="T14_235" style:family="text">
      <style:text-properties fo:font-size="12pt" style:font-size-asian="12pt" style:font-size-complex="12pt"/>
    </style:style>
    <style:style style:name="T14_236" style:family="text">
      <style:text-properties fo:font-size="12pt" style:font-size-asian="12pt" style:font-size-complex="12pt"/>
    </style:style>
    <style:style style:name="T14_237" style:family="text">
      <style:text-properties fo:font-size="12pt" style:font-size-asian="12pt" style:font-size-complex="12pt"/>
    </style:style>
    <style:style style:name="T14_238" style:family="text">
      <style:text-properties fo:font-size="12pt" style:font-size-asian="12pt" style:font-size-complex="12pt"/>
    </style:style>
    <style:style style:name="T14_239" style:family="text">
      <style:text-properties fo:font-size="12pt" style:font-size-asian="12pt" style:font-size-complex="12pt"/>
    </style:style>
    <style:style style:name="T14_240" style:family="text">
      <style:text-properties fo:font-size="12pt" style:font-size-asian="12pt" style:font-size-complex="12pt"/>
    </style:style>
    <style:style style:name="T14_241" style:family="text">
      <style:text-properties fo:font-size="12pt" style:font-size-asian="12pt" style:font-size-complex="12pt"/>
    </style:style>
    <style:style style:name="T14_242" style:family="text">
      <style:text-properties fo:font-size="12pt" style:font-size-asian="12pt" style:font-size-complex="12pt"/>
    </style:style>
    <style:style style:name="T14_243" style:family="text">
      <style:text-properties fo:font-size="12pt" style:font-size-asian="12pt" style:font-size-complex="12pt"/>
    </style:style>
    <style:style style:name="T14_244" style:family="text">
      <style:text-properties fo:font-size="12pt" style:font-size-asian="12pt" style:font-size-complex="12pt"/>
    </style:style>
    <style:style style:name="T14_245" style:family="text">
      <style:text-properties fo:font-size="12pt" style:font-size-asian="12pt" style:font-size-complex="12pt"/>
    </style:style>
    <style:style style:name="T14_246" style:family="text">
      <style:text-properties fo:font-size="12pt" style:font-size-asian="12pt" style:font-size-complex="12pt"/>
    </style:style>
    <style:style style:name="T14_247" style:family="text">
      <style:text-properties fo:font-size="12pt" style:font-size-asian="12pt" style:font-size-complex="12pt"/>
    </style:style>
    <style:style style:name="T14_248" style:family="text">
      <style:text-properties fo:font-size="12pt" style:font-size-asian="12pt" style:font-size-complex="12pt"/>
    </style:style>
    <style:style style:name="T14_249" style:family="text">
      <style:text-properties fo:font-size="12pt" style:font-size-asian="12pt" style:font-size-complex="12pt"/>
    </style:style>
    <style:style style:name="T14_250" style:family="text">
      <style:text-properties fo:font-size="12pt" style:font-size-asian="12pt" style:font-size-complex="12pt"/>
    </style:style>
    <style:style style:name="T14_251" style:family="text">
      <style:text-properties fo:font-size="12pt" style:font-size-asian="12pt" style:font-size-complex="12pt"/>
    </style:style>
    <style:style style:name="T14_252" style:family="text">
      <style:text-properties fo:font-size="12pt" style:font-size-asian="12pt" style:font-size-complex="12pt"/>
    </style:style>
    <style:style style:name="T14_253" style:family="text">
      <style:text-properties fo:font-size="12pt" style:font-size-asian="12pt" style:font-size-complex="12pt"/>
    </style:style>
    <style:style style:name="T14_254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T16_3" style:family="text">
      <style:text-properties fo:font-size="14pt" style:font-size-asian="14pt" style:font-size-complex="14pt" fo:font-weight="bold" style:font-weight-asian="bold" style:font-weight-complex="bold"/>
    </style:style>
    <style:style style:name="T16_4" style:family="text">
      <style:text-properties fo:font-size="14pt" style:font-size-asian="14pt" style:font-size-complex="14pt" fo:font-weight="bold" style:font-weight-asian="bold" style:font-weight-complex="bold"/>
    </style:style>
    <style:style style:name="T16_5" style:family="text">
      <style:text-properties fo:font-size="14pt" style:font-size-asian="14pt" style:font-size-complex="14pt" fo:font-weight="bold" style:font-weight-asian="bold" style:font-weight-complex="bold"/>
    </style:style>
    <style:style style:name="T16_6" style:family="text">
      <style:text-properties fo:font-size="14pt" style:font-size-asian="14pt" style:font-size-complex="14pt" fo:font-weight="bold" style:font-weight-asian="bold" style:font-weight-complex="bold"/>
    </style:style>
    <style:style style:name="T16_7" style:family="text">
      <style:text-properties fo:font-size="14pt" style:font-size-asian="14pt" style:font-size-complex="14pt" fo:font-weight="bold" style:font-weight-asian="bold" style:font-weight-complex="bold"/>
    </style:style>
    <style:style style:name="T16_8" style:family="text">
      <style:text-properties fo:font-size="14pt" style:font-size-asian="14pt" style:font-size-complex="14pt" fo:font-weight="bold" style:font-weight-asian="bold" style:font-weight-complex="bold"/>
    </style:style>
    <style:style style:name="T16_9" style:family="text">
      <style:text-properties fo:font-size="14pt" style:font-size-asian="14pt" style:font-size-complex="14pt" fo:font-weight="bold" style:font-weight-asian="bold" style:font-weight-complex="bold"/>
    </style:style>
    <style:style style:name="T16_10" style:family="text">
      <style:text-properties fo:font-size="14pt" style:font-size-asian="14pt" style:font-size-complex="14pt" fo:font-weight="bold" style:font-weight-asian="bold" style:font-weight-complex="bold"/>
    </style:style>
    <style:style style:name="T16_11" style:family="text">
      <style:text-properties fo:font-size="14pt" style:font-size-asian="14pt" style:font-size-complex="14pt" fo:font-weight="bold" style:font-weight-asian="bold" style:font-weight-complex="bold"/>
    </style:style>
    <style:style style:name="T16_12" style:family="text">
      <style:text-properties fo:font-size="14pt" style:font-size-asian="14pt" style:font-size-complex="14pt" fo:font-weight="bold" style:font-weight-asian="bold" style:font-weight-complex="bold"/>
    </style:style>
    <style:style style:name="T16_13" style:family="text">
      <style:text-properties fo:font-size="14pt" style:font-size-asian="14pt" style:font-size-complex="14pt" fo:font-weight="bold" style:font-weight-asian="bold" style:font-weight-complex="bold"/>
    </style:style>
    <style:style style:name="T16_14" style:family="text">
      <style:text-properties fo:font-size="14pt" style:font-size-asian="14pt" style:font-size-complex="14pt" fo:font-weight="bold" style:font-weight-asian="bold" style:font-weight-complex="bold"/>
    </style:style>
    <style:style style:name="T16_15" style:family="text">
      <style:text-properties fo:font-size="14pt" style:font-size-asian="14pt" style:font-size-complex="14pt" fo:font-weight="bold" style:font-weight-asian="bold" style:font-weight-complex="bold"/>
    </style:style>
    <style:style style:name="T16_16" style:family="text">
      <style:text-properties fo:font-size="14pt" style:font-size-asian="14pt" style:font-size-complex="14pt" fo:font-weight="bold" style:font-weight-asian="bold" style:font-weight-complex="bold"/>
    </style:style>
    <style:style style:name="T16_17" style:family="text">
      <style:text-properties fo:font-size="14pt" style:font-size-asian="14pt" style:font-size-complex="14pt" fo:font-weight="bold" style:font-weight-asian="bold" style:font-weight-complex="bold"/>
    </style:style>
    <style:style style:name="T16_18" style:family="text">
      <style:text-properties fo:font-size="14pt" style:font-size-asian="14pt" style:font-size-complex="14pt" fo:font-weight="bold" style:font-weight-asian="bold" style:font-weight-complex="bold"/>
    </style:style>
    <style:style style:name="T16_19" style:family="text">
      <style:text-properties fo:font-size="14pt" style:font-size-asian="14pt" style:font-size-complex="14pt" fo:font-weight="bold" style:font-weight-asian="bold" style:font-weight-complex="bold"/>
    </style:style>
    <style:style style:name="T16_20" style:family="text">
      <style:text-properties fo:font-size="14pt" style:font-size-asian="14pt" style:font-size-complex="14pt" fo:font-weight="bold" style:font-weight-asian="bold" style:font-weight-complex="bold"/>
    </style:style>
    <style:style style:name="T16_21" style:family="text">
      <style:text-properties fo:font-size="14pt" style:font-size-asian="14pt" style:font-size-complex="14pt" fo:font-weight="bold" style:font-weight-asian="bold" style:font-weight-complex="bold"/>
    </style:style>
    <style:style style:name="T16_22" style:family="text">
      <style:text-properties fo:font-size="14pt" style:font-size-asian="14pt" style:font-size-complex="14pt" fo:font-weight="bold" style:font-weight-asian="bold" style:font-weight-complex="bold"/>
    </style:style>
    <style:style style:name="T16_23" style:family="text">
      <style:text-properties fo:font-size="14pt" style:font-size-asian="14pt" style:font-size-complex="14pt" fo:font-weight="bold" style:font-weight-asian="bold" style:font-weight-complex="bold"/>
    </style:style>
    <style:style style:name="T16_24" style:family="text">
      <style:text-properties fo:font-size="14pt" style:font-size-asian="14pt" style:font-size-complex="14pt" fo:font-weight="bold" style:font-weight-asian="bold" style:font-weight-complex="bold"/>
    </style:style>
    <style:style style:name="T16_25" style:family="text">
      <style:text-properties fo:font-size="14pt" style:font-size-asian="14pt" style:font-size-complex="14pt" fo:font-weight="bold" style:font-weight-asian="bold" style:font-weight-complex="bold"/>
    </style:style>
    <style:style style:name="T16_26" style:family="text">
      <style:text-properties fo:font-size="14pt" style:font-size-asian="14pt" style:font-size-complex="14pt" fo:font-weight="bold" style:font-weight-asian="bold" style:font-weight-complex="bold"/>
    </style:style>
    <style:style style:name="T16_27" style:family="text">
      <style:text-properties fo:font-size="14pt" style:font-size-asian="14pt" style:font-size-complex="14pt" fo:font-weight="bold" style:font-weight-asian="bold" style:font-weight-complex="bold"/>
    </style:style>
    <style:style style:name="T16_28" style:family="text">
      <style:text-properties fo:font-size="14pt" style:font-size-asian="14pt" style:font-size-complex="14pt" fo:font-weight="bold" style:font-weight-asian="bold" style:font-weight-complex="bold"/>
    </style:style>
    <style:style style:name="T16_29" style:family="text">
      <style:text-properties fo:font-size="14pt" style:font-size-asian="14pt" style:font-size-complex="14pt" fo:font-weight="bold" style:font-weight-asian="bold" style:font-weight-complex="bold"/>
    </style:style>
    <style:style style:name="T16_30" style:family="text">
      <style:text-properties fo:font-size="14pt" style:font-size-asian="14pt" style:font-size-complex="14pt" fo:font-weight="bold" style:font-weight-asian="bold" style:font-weight-complex="bold"/>
    </style:style>
    <style:style style:name="T16_31" style:family="text">
      <style:text-properties fo:font-size="14pt" style:font-size-asian="14pt" style:font-size-complex="14pt" fo:font-weight="bold" style:font-weight-asian="bold" style:font-weight-complex="bold"/>
    </style:style>
    <style:style style:name="T16_3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 fo:font-weight="bold" style:font-weight-asian="bold" style:font-weight-complex="bold"/>
    </style:style>
    <style:style style:name="T19_2" style:family="text">
      <style:text-properties fo:font-size="14pt" style:font-size-asian="14pt" style:font-size-complex="14pt" fo:font-weight="bold" style:font-weight-asian="bold" style:font-weight-complex="bold"/>
    </style:style>
    <style:style style:name="T19_3" style:family="text">
      <style:text-properties fo:font-size="14pt" style:font-size-asian="14pt" style:font-size-complex="14pt" fo:font-weight="bold" style:font-weight-asian="bold" style:font-weight-complex="bold"/>
    </style:style>
    <style:style style:name="T19_4" style:family="text">
      <style:text-properties fo:font-size="14pt" style:font-size-asian="14pt" style:font-size-complex="14pt" fo:font-weight="bold" style:font-weight-asian="bold" style:font-weight-complex="bold"/>
    </style:style>
    <style:style style:name="T19_5" style:family="text">
      <style:text-properties fo:font-size="14pt" style:font-size-asian="14pt" style:font-size-complex="14pt" fo:font-weight="bold" style:font-weight-asian="bold" style:font-weight-complex="bold"/>
    </style:style>
    <style:style style:name="T19_6" style:family="text">
      <style:text-properties fo:font-size="14pt" style:font-size-asian="14pt" style:font-size-complex="14pt" fo:font-weight="bold" style:font-weight-asian="bold" style:font-weight-complex="bold"/>
    </style:style>
    <style:style style:name="T19_7" style:family="text">
      <style:text-properties fo:font-size="14pt" style:font-size-asian="14pt" style:font-size-complex="14pt" fo:font-weight="bold" style:font-weight-asian="bold" style:font-weight-complex="bold"/>
    </style:style>
    <style:style style:name="T19_8" style:family="text">
      <style:text-properties fo:font-size="14pt" style:font-size-asian="14pt" style:font-size-complex="14pt" fo:font-weight="bold" style:font-weight-asian="bold" style:font-weight-complex="bold"/>
    </style:style>
    <style:style style:name="T19_9" style:family="text"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T20_217" style:family="text"/>
    <style:style style:name="T20_218" style:family="text"/>
    <style:style style:name="T20_219" style:family="text"/>
    <style:style style:name="T20_220" style:family="text"/>
    <style:style style:name="T20_221" style:family="text"/>
    <style:style style:name="T20_222" style:family="text"/>
    <style:style style:name="T20_223" style:family="text"/>
    <style:style style:name="T20_224" style:family="text"/>
    <style:style style:name="T20_225" style:family="text"/>
    <style:style style:name="T20_226" style:family="text"/>
    <style:style style:name="T20_227" style:family="text"/>
    <style:style style:name="T20_228" style:family="text"/>
    <style:style style:name="T20_229" style:family="text"/>
    <style:style style:name="T20_230" style:family="text"/>
    <style:style style:name="T20_231" style:family="text"/>
    <style:style style:name="T20_232" style:family="text"/>
    <style:style style:name="T20_233" style:family="text"/>
    <style:style style:name="T20_234" style:family="text"/>
    <style:style style:name="T20_235" style:family="text"/>
    <style:style style:name="T20_236" style:family="text"/>
    <style:style style:name="T20_237" style:family="text"/>
    <style:style style:name="T20_238" style:family="text"/>
    <style:style style:name="T20_239" style:family="text"/>
    <style:style style:name="T20_240" style:family="text"/>
    <style:style style:name="T20_241" style:family="text"/>
    <style:style style:name="T20_242" style:family="text"/>
    <style:style style:name="T20_243" style:family="text"/>
    <style:style style:name="T20_244" style:family="text"/>
    <style:style style:name="T20_245" style:family="text"/>
    <style:style style:name="T20_246" style:family="text"/>
    <style:style style:name="T20_247" style:family="text"/>
    <style:style style:name="T20_248" style:family="text"/>
    <style:style style:name="T20_249" style:family="text"/>
    <style:style style:name="T20_250" style:family="text"/>
    <style:style style:name="T20_251" style:family="text"/>
    <style:style style:name="T20_252" style:family="text"/>
    <style:style style:name="T20_253" style:family="text"/>
    <style:style style:name="T20_254" style:family="text"/>
    <style:style style:name="T20_255" style:family="text"/>
    <style:style style:name="T20_256" style:family="text"/>
    <style:style style:name="T20_257" style:family="text"/>
    <style:style style:name="T20_258" style:family="text"/>
    <style:style style:name="T20_259" style:family="text"/>
    <style:style style:name="T20_260" style:family="text"/>
    <style:style style:name="T20_261" style:family="text"/>
    <style:style style:name="T20_262" style:family="text"/>
    <style:style style:name="T20_263" style:family="text"/>
    <style:style style:name="T20_264" style:family="text"/>
    <style:style style:name="T20_265" style:family="text"/>
    <style:style style:name="T20_266" style:family="text"/>
    <style:style style:name="T20_267" style:family="text"/>
    <style:style style:name="T20_268" style:family="text"/>
    <style:style style:name="T20_269" style:family="text"/>
    <style:style style:name="T20_270" style:family="text"/>
    <style:style style:name="T20_271" style:family="text">
      <style:text-properties fo:background-color="#ffffff" fo:color="#212121"/>
    </style:style>
    <style:style style:name="T20_272" style:family="text">
      <style:text-properties fo:background-color="#ffffff" fo:color="#212121"/>
    </style:style>
    <style:style style:name="T20_273" style:family="text">
      <style:text-properties fo:background-color="#ffffff" fo:color="#212121"/>
    </style:style>
    <style:style style:name="T20_274" style:family="text">
      <style:text-properties fo:background-color="#ffffff" fo:color="#212121"/>
    </style:style>
    <style:style style:name="T20_275" style:family="text">
      <style:text-properties fo:background-color="#ffffff" fo:color="#212121"/>
    </style:style>
    <style:style style:name="T20_276" style:family="text">
      <style:text-properties fo:background-color="#ffffff" fo:color="#212121"/>
    </style:style>
    <style:style style:name="T20_277" style:family="text">
      <style:text-properties fo:background-color="#ffffff" fo:color="#212121"/>
    </style:style>
    <style:style style:name="T20_278" style:family="text">
      <style:text-properties fo:background-color="#ffffff" fo:color="#212121"/>
    </style:style>
    <style:style style:name="T20_279" style:family="text">
      <style:text-properties fo:background-color="#ffffff" fo:color="#212121"/>
    </style:style>
    <style:style style:name="T20_280" style:family="text">
      <style:text-properties fo:background-color="#ffffff" fo:color="#212121"/>
    </style:style>
    <style:style style:name="T20_281" style:family="text">
      <style:text-properties fo:background-color="#ffffff" fo:color="#212121"/>
    </style:style>
    <style:style style:name="T20_282" style:family="text">
      <style:text-properties fo:background-color="#ffffff" fo:color="#212121"/>
    </style:style>
    <style:style style:name="T20_283" style:family="text">
      <style:text-properties fo:background-color="#ffffff" fo:color="#212121"/>
    </style:style>
    <style:style style:name="T20_284" style:family="text">
      <style:text-properties fo:background-color="#ffffff" fo:color="#212121"/>
    </style:style>
    <style:style style:name="T20_285" style:family="text">
      <style:text-properties fo:background-color="#ffffff" fo:color="#212121"/>
    </style:style>
    <style:style style:name="T20_286" style:family="text">
      <style:text-properties fo:background-color="#ffffff" fo:color="#212121"/>
    </style:style>
    <style:style style:name="T20_287" style:family="text">
      <style:text-properties fo:background-color="#ffffff" fo:color="#212121"/>
    </style:style>
    <style:style style:name="T20_288" style:family="text">
      <style:text-properties fo:background-color="#ffffff" fo:color="#212121"/>
    </style:style>
    <style:style style:name="T20_289" style:family="text">
      <style:text-properties fo:background-color="#ffffff" fo:color="#212121"/>
    </style:style>
    <style:style style:name="T20_290" style:family="text">
      <style:text-properties fo:background-color="#ffffff" fo:color="#212121"/>
    </style:style>
    <style:style style:name="T20_291" style:family="text">
      <style:text-properties fo:background-color="#ffffff" fo:color="#212121"/>
    </style:style>
    <style:style style:name="T20_292" style:family="text">
      <style:text-properties fo:background-color="#ffffff" fo:color="#212121"/>
    </style:style>
    <style:style style:name="T20_293" style:family="text">
      <style:text-properties fo:background-color="#ffffff" fo:color="#212121"/>
    </style:style>
    <style:style style:name="T20_294" style:family="text">
      <style:text-properties fo:background-color="#ffffff" fo:color="#212121"/>
    </style:style>
    <style:style style:name="T20_295" style:family="text">
      <style:text-properties fo:background-color="#ffffff" fo:color="#212121"/>
    </style:style>
    <style:style style:name="T20_296" style:family="text">
      <style:text-properties fo:background-color="#ffffff" fo:color="#212121"/>
    </style:style>
    <style:style style:name="T20_297" style:family="text">
      <style:text-properties fo:background-color="#ffffff" fo:color="#212121"/>
    </style:style>
    <style:style style:name="T20_298" style:family="text">
      <style:text-properties fo:background-color="#ffffff" fo:color="#212121"/>
    </style:style>
    <style:style style:name="T20_299" style:family="text">
      <style:text-properties fo:background-color="#ffffff" fo:color="#212121"/>
    </style:style>
    <style:style style:name="T20_300" style:family="text">
      <style:text-properties fo:background-color="#ffffff" fo:color="#212121"/>
    </style:style>
    <style:style style:name="T20_301" style:family="text">
      <style:text-properties fo:background-color="#ffffff" fo:color="#212121"/>
    </style:style>
    <style:style style:name="T20_302" style:family="text">
      <style:text-properties fo:background-color="#ffffff" fo:color="#212121"/>
    </style:style>
    <style:style style:name="T20_303" style:family="text">
      <style:text-properties fo:background-color="#ffffff" fo:color="#212121"/>
    </style:style>
    <style:style style:name="T20_304" style:family="text">
      <style:text-properties fo:background-color="#ffffff" fo:color="#212121"/>
    </style:style>
    <style:style style:name="T20_305" style:family="text">
      <style:text-properties fo:background-color="#ffffff" fo:color="#212121"/>
    </style:style>
    <style:style style:name="T20_306" style:family="text">
      <style:text-properties fo:background-color="#ffffff" fo:color="#212121"/>
    </style:style>
    <style:style style:name="T20_307" style:family="text">
      <style:text-properties fo:background-color="#ffffff" fo:color="#212121"/>
    </style:style>
    <style:style style:name="T20_308" style:family="text">
      <style:text-properties fo:background-color="#ffffff" fo:color="#212121"/>
    </style:style>
    <style:style style:name="T20_309" style:family="text">
      <style:text-properties fo:background-color="#ffffff" fo:color="#212121" fo:font-size="12pt" style:font-size-asian="12pt" style:font-size-complex="12pt"/>
    </style:style>
    <style:style style:name="T20_310" style:family="text">
      <style:text-properties fo:background-color="#ffffff" fo:color="#212121" fo:font-size="12pt" style:font-size-asian="12pt" style:font-size-complex="12pt"/>
    </style:style>
    <style:style style:name="T20_311" style:family="text">
      <style:text-properties fo:background-color="#ffffff" fo:color="#212121" fo:font-size="12pt" style:font-size-asian="12pt" style:font-size-complex="12pt"/>
    </style:style>
    <style:style style:name="T20_312" style:family="text">
      <style:text-properties fo:background-color="#ffffff" fo:color="#212121" fo:font-size="12pt" style:font-size-asian="12pt" style:font-size-complex="12pt"/>
    </style:style>
    <style:style style:name="T20_313" style:family="text">
      <style:text-properties fo:background-color="#ffffff" fo:color="#212121" fo:font-size="12pt" style:font-size-asian="12pt" style:font-size-complex="12pt"/>
    </style:style>
    <style:style style:name="T20_314" style:family="text">
      <style:text-properties fo:background-color="#ffffff" fo:color="#212121" fo:font-size="12pt" style:font-size-asian="12pt" style:font-size-complex="12pt"/>
    </style:style>
    <style:style style:name="T20_315" style:family="text">
      <style:text-properties fo:background-color="#ffffff" fo:color="#212121" fo:font-size="12pt" style:font-size-asian="12pt" style:font-size-complex="12pt"/>
    </style:style>
    <style:style style:name="T20_316" style:family="text">
      <style:text-properties fo:background-color="#ffffff" fo:color="#212121" fo:font-size="12pt" style:font-size-asian="12pt" style:font-size-complex="12pt"/>
    </style:style>
    <style:style style:name="T20_317" style:family="text">
      <style:text-properties fo:background-color="#ffffff" fo:color="#212121" fo:font-size="12pt" style:font-size-asian="12pt" style:font-size-complex="12pt"/>
    </style:style>
    <style:style style:name="T20_318" style:family="text">
      <style:text-properties fo:background-color="#ffffff" fo:color="#212121" fo:font-size="12pt" style:font-size-asian="12pt" style:font-size-complex="12pt"/>
    </style:style>
    <style:style style:name="T20_319" style:family="text">
      <style:text-properties fo:background-color="#ffffff" fo:color="#212121" fo:font-size="12pt" style:font-size-asian="12pt" style:font-size-complex="12pt"/>
    </style:style>
    <style:style style:name="T20_320" style:family="text">
      <style:text-properties fo:background-color="#ffffff" fo:color="#212121" fo:font-size="12pt" style:font-size-asian="12pt" style:font-size-complex="12pt"/>
    </style:style>
    <style:style style:name="T20_321" style:family="text">
      <style:text-properties fo:background-color="#ffffff" fo:color="#212121" fo:font-size="12pt" style:font-size-asian="12pt" style:font-size-complex="12pt"/>
    </style:style>
    <style:style style:name="T20_322" style:family="text">
      <style:text-properties fo:background-color="#ffffff" fo:color="#212121" fo:font-size="12pt" style:font-size-asian="12pt" style:font-size-complex="12pt"/>
    </style:style>
    <style:style style:name="T20_323" style:family="text">
      <style:text-properties fo:background-color="#ffffff" fo:color="#212121" fo:font-size="12pt" style:font-size-asian="12pt" style:font-size-complex="12pt"/>
    </style:style>
    <style:style style:name="T20_324" style:family="text">
      <style:text-properties fo:background-color="#ffffff" fo:color="#212121" fo:font-size="12pt" style:font-size-asian="12pt" style:font-size-complex="12pt"/>
    </style:style>
    <style:style style:name="T20_325" style:family="text">
      <style:text-properties fo:background-color="#ffffff" fo:color="#212121" fo:font-size="12pt" style:font-size-asian="12pt" style:font-size-complex="12pt"/>
    </style:style>
    <style:style style:name="T20_326" style:family="text">
      <style:text-properties fo:background-color="#ffffff" fo:color="#212121" fo:font-size="12pt" style:font-size-asian="12pt" style:font-size-complex="12pt"/>
    </style:style>
    <style:style style:name="T20_327" style:family="text">
      <style:text-properties fo:background-color="#ffffff" fo:color="#212121" fo:font-size="12pt" style:font-size-asian="12pt" style:font-size-complex="12pt"/>
    </style:style>
    <style:style style:name="T20_328" style:family="text">
      <style:text-properties fo:background-color="#ffffff" fo:color="#212121" fo:font-size="12pt" style:font-size-asian="12pt" style:font-size-complex="12pt"/>
    </style:style>
    <style:style style:name="T20_329" style:family="text">
      <style:text-properties fo:background-color="#ffffff" fo:color="#212121" fo:font-size="12pt" style:font-size-asian="12pt" style:font-size-complex="12pt"/>
    </style:style>
    <style:style style:name="T20_330" style:family="text">
      <style:text-properties fo:background-color="#ffffff" fo:color="#212121" fo:font-size="12pt" style:font-size-asian="12pt" style:font-size-complex="12pt"/>
    </style:style>
    <style:style style:name="T20_331" style:family="text">
      <style:text-properties fo:background-color="#ffffff" fo:color="#212121" fo:font-size="12pt" style:font-size-asian="12pt" style:font-size-complex="12pt"/>
    </style:style>
    <style:style style:name="T20_332" style:family="text">
      <style:text-properties fo:background-color="#ffffff" fo:color="#212121" fo:font-size="12pt" style:font-size-asian="12pt" style:font-size-complex="12pt"/>
    </style:style>
    <style:style style:name="T20_333" style:family="text">
      <style:text-properties fo:background-color="#ffffff" fo:color="#212121" fo:font-size="12pt" style:font-size-asian="12pt" style:font-size-complex="12pt"/>
    </style:style>
    <style:style style:name="T20_334" style:family="text">
      <style:text-properties fo:background-color="#ffffff" fo:color="#212121" fo:font-size="12pt" style:font-size-asian="12pt" style:font-size-complex="12pt"/>
    </style:style>
    <style:style style:name="T20_335" style:family="text">
      <style:text-properties fo:background-color="#ffffff" fo:color="#212121" fo:font-size="12pt" style:font-size-asian="12pt" style:font-size-complex="12pt"/>
    </style:style>
    <style:style style:name="T20_336" style:family="text">
      <style:text-properties fo:background-color="#ffffff" fo:color="#212121" fo:font-size="12pt" style:font-size-asian="12pt" style:font-size-complex="12pt"/>
    </style:style>
    <style:style style:name="T20_337" style:family="text">
      <style:text-properties fo:background-color="#ffffff" fo:color="#212121" fo:font-size="12pt" style:font-size-asian="12pt" style:font-size-complex="12pt"/>
    </style:style>
    <style:style style:name="T20_338" style:family="text">
      <style:text-properties fo:background-color="#ffffff" fo:color="#212121" fo:font-size="12pt" style:font-size-asian="12pt" style:font-size-complex="12pt"/>
    </style:style>
    <style:style style:name="T20_339" style:family="text">
      <style:text-properties fo:background-color="#ffffff" fo:color="#212121" fo:font-size="12pt" style:font-size-asian="12pt" style:font-size-complex="12pt"/>
    </style:style>
    <style:style style:name="T20_340" style:family="text">
      <style:text-properties fo:background-color="#ffffff" fo:color="#212121" fo:font-size="12pt" style:font-size-asian="12pt" style:font-size-complex="12pt"/>
    </style:style>
    <style:style style:name="T20_341" style:family="text">
      <style:text-properties fo:background-color="#ffffff" fo:color="#212121" fo:font-size="12pt" style:font-size-asian="12pt" style:font-size-complex="12pt"/>
    </style:style>
    <style:style style:name="T20_342" style:family="text">
      <style:text-properties fo:background-color="#ffffff" fo:color="#212121" fo:font-size="12pt" style:font-size-asian="12pt" style:font-size-complex="12pt"/>
    </style:style>
    <style:style style:name="T20_343" style:family="text">
      <style:text-properties fo:background-color="#ffffff" fo:color="#212121" fo:font-size="12pt" style:font-size-asian="12pt" style:font-size-complex="12pt"/>
    </style:style>
    <style:style style:name="T20_344" style:family="text">
      <style:text-properties fo:background-color="#ffffff" fo:color="#212121" fo:font-size="12pt" style:font-size-asian="12pt" style:font-size-complex="12pt"/>
    </style:style>
    <style:style style:name="T20_345" style:family="text">
      <style:text-properties fo:background-color="#ffffff" fo:color="#212121" fo:font-size="12pt" style:font-size-asian="12pt" style:font-size-complex="12pt"/>
    </style:style>
    <style:style style:name="T20_346" style:family="text">
      <style:text-properties fo:background-color="#ffffff" fo:color="#212121" fo:font-size="12pt" style:font-size-asian="12pt" style:font-size-complex="12pt"/>
    </style:style>
    <style:style style:name="T20_347" style:family="text">
      <style:text-properties fo:background-color="#ffffff" fo:color="#212121" fo:font-size="12pt" style:font-size-asian="12pt" style:font-size-complex="12pt"/>
    </style:style>
    <style:style style:name="T20_348" style:family="text">
      <style:text-properties fo:background-color="#ffffff" fo:color="#212121" fo:font-size="12pt" style:font-size-asian="12pt" style:font-size-complex="12pt"/>
    </style:style>
    <style:style style:name="T20_349" style:family="text">
      <style:text-properties fo:background-color="#ffffff" fo:color="#212121" fo:font-size="12pt" style:font-size-asian="12pt" style:font-size-complex="12pt"/>
    </style:style>
    <style:style style:name="T20_350" style:family="text">
      <style:text-properties fo:background-color="#ffffff" fo:color="#212121" fo:font-size="12pt" style:font-size-asian="12pt" style:font-size-complex="12pt"/>
    </style:style>
    <style:style style:name="T20_351" style:family="text">
      <style:text-properties fo:background-color="#ffffff" fo:color="#212121" fo:font-size="12pt" style:font-size-asian="12pt" style:font-size-complex="12pt"/>
    </style:style>
    <style:style style:name="T20_352" style:family="text">
      <style:text-properties fo:background-color="#ffffff" fo:color="#212121" fo:font-size="12pt" style:font-size-asian="12pt" style:font-size-complex="12pt"/>
    </style:style>
    <style:style style:name="T20_353" style:family="text">
      <style:text-properties fo:background-color="#ffffff" fo:color="#212121" fo:font-size="12pt" style:font-size-asian="12pt" style:font-size-complex="12pt"/>
    </style:style>
    <style:style style:name="T20_354" style:family="text">
      <style:text-properties fo:background-color="#ffffff" fo:color="#212121" fo:font-size="12pt" style:font-size-asian="12pt" style:font-size-complex="12pt"/>
    </style:style>
    <style:style style:name="T20_355" style:family="text">
      <style:text-properties fo:background-color="#ffffff" fo:color="#212121" fo:font-size="12pt" style:font-size-asian="12pt" style:font-size-complex="12pt"/>
    </style:style>
    <style:style style:name="T20_356" style:family="text">
      <style:text-properties fo:background-color="#ffffff" fo:color="#212121" fo:font-size="12pt" style:font-size-asian="12pt" style:font-size-complex="12pt"/>
    </style:style>
    <style:style style:name="T20_357" style:family="text">
      <style:text-properties fo:background-color="#ffffff" fo:color="#212121" fo:font-size="12pt" style:font-size-asian="12pt" style:font-size-complex="12pt"/>
    </style:style>
    <style:style style:name="T20_358" style:family="text">
      <style:text-properties fo:background-color="#ffffff" fo:color="#212121" fo:font-size="12pt" style:font-size-asian="12pt" style:font-size-complex="12pt"/>
    </style:style>
    <style:style style:name="T20_359" style:family="text">
      <style:text-properties fo:background-color="#ffffff" fo:color="#212121" fo:font-size="12pt" style:font-size-asian="12pt" style:font-size-complex="12pt"/>
    </style:style>
    <style:style style:name="T20_360" style:family="text">
      <style:text-properties fo:background-color="#ffffff" fo:color="#212121" fo:font-size="12pt" style:font-size-asian="12pt" style:font-size-complex="12pt"/>
    </style:style>
    <style:style style:name="T20_361" style:family="text">
      <style:text-properties fo:background-color="#ffffff" fo:color="#212121" fo:font-size="12pt" style:font-size-asian="12pt" style:font-size-complex="12pt"/>
    </style:style>
    <style:style style:name="T20_362" style:family="text">
      <style:text-properties fo:background-color="#ffffff" fo:color="#212121" fo:font-size="12pt" style:font-size-asian="12pt" style:font-size-complex="12pt"/>
    </style:style>
    <style:style style:name="T20_363" style:family="text">
      <style:text-properties fo:background-color="#ffffff" fo:color="#212121" fo:font-size="12pt" style:font-size-asian="12pt" style:font-size-complex="12pt"/>
    </style:style>
    <style:style style:name="T20_364" style:family="text">
      <style:text-properties fo:background-color="#ffffff" fo:color="#212121" fo:font-size="12pt" style:font-size-asian="12pt" style:font-size-complex="12pt"/>
    </style:style>
    <style:style style:name="T20_365" style:family="text">
      <style:text-properties fo:background-color="#ffffff" fo:color="#212121" fo:font-size="12pt" style:font-size-asian="12pt" style:font-size-complex="12pt"/>
    </style:style>
    <style:style style:name="T20_366" style:family="text">
      <style:text-properties fo:background-color="#ffffff" fo:color="#212121" fo:font-size="12pt" style:font-size-asian="12pt" style:font-size-complex="12pt"/>
    </style:style>
    <style:style style:name="T20_367" style:family="text">
      <style:text-properties fo:background-color="#ffffff" fo:color="#212121" fo:font-size="12pt" style:font-size-asian="12pt" style:font-size-complex="12pt"/>
    </style:style>
    <style:style style:name="T20_368" style:family="text">
      <style:text-properties fo:background-color="#ffffff" fo:color="#212121" fo:font-size="12pt" style:font-size-asian="12pt" style:font-size-complex="12pt"/>
    </style:style>
    <style:style style:name="T20_369" style:family="text">
      <style:text-properties fo:background-color="#ffffff" fo:color="#212121" fo:font-size="12pt" style:font-size-asian="12pt" style:font-size-complex="12pt"/>
    </style:style>
    <style:style style:name="T20_370" style:family="text">
      <style:text-properties fo:background-color="#ffffff" fo:color="#212121" fo:font-size="12pt" style:font-size-asian="12pt" style:font-size-complex="12pt"/>
    </style:style>
    <style:style style:name="T20_371" style:family="text">
      <style:text-properties fo:background-color="#ffffff" fo:color="#212121" fo:font-size="12pt" style:font-size-asian="12pt" style:font-size-complex="12pt"/>
    </style:style>
    <style:style style:name="T20_372" style:family="text">
      <style:text-properties fo:background-color="#ffffff" fo:color="#212121"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line-height="115%" style:writing-mode="lr-tb"/>
      <style:text-properties fo:background-color="#ffffff" fo:color="#212121"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line-height="115%" style:writing-mode="lr-tb"/>
      <style:text-properties fo:background-color="#ffffff" fo:color="#212121" fo:font-size="12pt" style:font-size-asian="12pt" style:font-size-complex="12pt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fo:background-color="#ffffff" fo:color="#212121" fo:font-size="14pt" style:font-size-asian="14pt" style:font-size-complex="14pt" fo:font-weight="bold" style:font-weight-asian="bold" style:font-weight-complex="bold"/>
    </style:style>
    <style:style style:name="T23_2" style:family="text">
      <style:text-properties fo:background-color="#ffffff" fo:color="#212121" fo:font-size="14pt" style:font-size-asian="14pt" style:font-size-complex="14pt" fo:font-weight="bold" style:font-weight-asian="bold" style:font-weight-complex="bold"/>
    </style:style>
    <style:style style:name="T23_3" style:family="text">
      <style:text-properties fo:background-color="#ffffff" fo:color="#212121" fo:font-size="14pt" style:font-size-asian="14pt" style:font-size-complex="14pt" fo:font-weight="bold" style:font-weight-asian="bold" style:font-weight-complex="bold"/>
    </style:style>
    <style:style style:name="T23_4" style:family="text">
      <style:text-properties fo:background-color="#ffffff" fo:color="#212121" fo:font-size="14pt" style:font-size-asian="14pt" style:font-size-complex="14pt" fo:font-weight="bold" style:font-weight-asian="bold" style:font-weight-complex="bold"/>
    </style:style>
    <style:style style:name="T23_5" style:family="text">
      <style:text-properties fo:background-color="#ffffff" fo:color="#212121"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fo:background-color="#ffffff" fo:color="#212121" fo:font-size="12pt" style:font-size-asian="12pt" style:font-size-complex="12pt"/>
    </style:style>
    <style:style style:name="T24_2" style:family="text">
      <style:text-properties fo:background-color="#ffffff" fo:color="#212121" fo:font-size="12pt" style:font-size-asian="12pt" style:font-size-complex="12pt"/>
    </style:style>
    <style:style style:name="T24_3" style:family="text">
      <style:text-properties fo:background-color="#ffffff" fo:color="#212121" fo:font-size="12pt" style:font-size-asian="12pt" style:font-size-complex="12pt"/>
    </style:style>
    <style:style style:name="T24_4" style:family="text">
      <style:text-properties fo:background-color="#ffffff" fo:color="#212121" fo:font-size="12pt" style:font-size-asian="12pt" style:font-size-complex="12pt"/>
    </style:style>
    <style:style style:name="T24_5" style:family="text">
      <style:text-properties fo:background-color="#ffffff" fo:color="#212121" fo:font-size="12pt" style:font-size-asian="12pt" style:font-size-complex="12pt"/>
    </style:style>
    <style:style style:name="T24_6" style:family="text">
      <style:text-properties fo:background-color="#ffffff" fo:color="#212121" fo:font-size="12pt" style:font-size-asian="12pt" style:font-size-complex="12pt"/>
    </style:style>
    <style:style style:name="T24_7" style:family="text">
      <style:text-properties fo:background-color="#ffffff" fo:color="#212121" fo:font-size="12pt" style:font-size-asian="12pt" style:font-size-complex="12pt"/>
    </style:style>
    <style:style style:name="T24_8" style:family="text">
      <style:text-properties fo:background-color="#ffffff" fo:color="#212121" fo:font-size="12pt" style:font-size-asian="12pt" style:font-size-complex="12pt"/>
    </style:style>
    <style:style style:name="T24_9" style:family="text">
      <style:text-properties fo:background-color="#ffffff" fo:color="#212121" fo:font-size="12pt" style:font-size-asian="12pt" style:font-size-complex="12pt"/>
    </style:style>
    <style:style style:name="T24_10" style:family="text">
      <style:text-properties fo:background-color="#ffffff" fo:color="#212121" fo:font-size="12pt" style:font-size-asian="12pt" style:font-size-complex="12pt"/>
    </style:style>
    <style:style style:name="T24_11" style:family="text">
      <style:text-properties fo:background-color="#ffffff" fo:color="#212121" fo:font-size="12pt" style:font-size-asian="12pt" style:font-size-complex="12pt"/>
    </style:style>
    <style:style style:name="T24_12" style:family="text">
      <style:text-properties fo:background-color="#ffffff" fo:color="#212121" fo:font-size="12pt" style:font-size-asian="12pt" style:font-size-complex="12pt"/>
    </style:style>
    <style:style style:name="T24_13" style:family="text">
      <style:text-properties fo:background-color="#ffffff" fo:color="#212121" fo:font-size="12pt" style:font-size-asian="12pt" style:font-size-complex="12pt"/>
    </style:style>
    <style:style style:name="T24_14" style:family="text">
      <style:text-properties fo:background-color="#ffffff" fo:color="#212121" fo:font-size="12pt" style:font-size-asian="12pt" style:font-size-complex="12pt"/>
    </style:style>
    <style:style style:name="T24_15" style:family="text">
      <style:text-properties fo:background-color="#ffffff" fo:color="#212121" fo:font-size="12pt" style:font-size-asian="12pt" style:font-size-complex="12pt"/>
    </style:style>
    <style:style style:name="T24_16" style:family="text">
      <style:text-properties fo:background-color="#ffffff" fo:color="#212121" fo:font-size="12pt" style:font-size-asian="12pt" style:font-size-complex="12pt"/>
    </style:style>
    <style:style style:name="T24_17" style:family="text">
      <style:text-properties fo:background-color="#ffffff" fo:color="#212121" fo:font-size="12pt" style:font-size-asian="12pt" style:font-size-complex="12pt"/>
    </style:style>
    <style:style style:name="T24_18" style:family="text">
      <style:text-properties fo:background-color="#ffffff" fo:color="#212121" fo:font-size="12pt" style:font-size-asian="12pt" style:font-size-complex="12pt"/>
    </style:style>
    <style:style style:name="T24_19" style:family="text">
      <style:text-properties fo:background-color="#ffffff" fo:color="#212121" fo:font-size="12pt" style:font-size-asian="12pt" style:font-size-complex="12pt"/>
    </style:style>
    <style:style style:name="T24_20" style:family="text">
      <style:text-properties fo:background-color="#ffffff" fo:color="#212121" fo:font-size="12pt" style:font-size-asian="12pt" style:font-size-complex="12pt"/>
    </style:style>
    <style:style style:name="T24_21" style:family="text">
      <style:text-properties fo:background-color="#ffffff" fo:color="#212121" fo:font-size="12pt" style:font-size-asian="12pt" style:font-size-complex="12pt"/>
    </style:style>
    <style:style style:name="T24_22" style:family="text">
      <style:text-properties fo:background-color="#ffffff" fo:color="#212121" fo:font-size="12pt" style:font-size-asian="12pt" style:font-size-complex="12pt"/>
    </style:style>
    <style:style style:name="T24_23" style:family="text">
      <style:text-properties fo:background-color="#ffffff" fo:color="#212121" fo:font-size="12pt" style:font-size-asian="12pt" style:font-size-complex="12pt"/>
    </style:style>
    <style:style style:name="T24_24" style:family="text">
      <style:text-properties fo:background-color="#ffffff" fo:color="#212121" fo:font-size="12pt" style:font-size-asian="12pt" style:font-size-complex="12pt"/>
    </style:style>
    <style:style style:name="T24_25" style:family="text">
      <style:text-properties fo:background-color="#ffffff" fo:color="#212121" fo:font-size="12pt" style:font-size-asian="12pt" style:font-size-complex="12pt"/>
    </style:style>
    <style:style style:name="T24_26" style:family="text">
      <style:text-properties fo:background-color="#ffffff" fo:color="#212121" fo:font-size="12pt" style:font-size-asian="12pt" style:font-size-complex="12pt"/>
    </style:style>
    <style:style style:name="T24_27" style:family="text">
      <style:text-properties fo:background-color="#ffffff" fo:color="#212121" fo:font-size="12pt" style:font-size-asian="12pt" style:font-size-complex="12pt"/>
    </style:style>
    <style:style style:name="T24_28" style:family="text">
      <style:text-properties fo:background-color="#ffffff" fo:color="#212121" fo:font-size="12pt" style:font-size-asian="12pt" style:font-size-complex="12pt"/>
    </style:style>
    <style:style style:name="T24_29" style:family="text">
      <style:text-properties fo:background-color="#ffffff" fo:color="#212121" fo:font-size="12pt" style:font-size-asian="12pt" style:font-size-complex="12pt"/>
    </style:style>
    <style:style style:name="T24_30" style:family="text">
      <style:text-properties fo:background-color="#ffffff" fo:color="#212121" fo:font-size="12pt" style:font-size-asian="12pt" style:font-size-complex="12pt"/>
    </style:style>
    <style:style style:name="T24_31" style:family="text">
      <style:text-properties fo:background-color="#ffffff" fo:color="#212121" fo:font-size="12pt" style:font-size-asian="12pt" style:font-size-complex="12pt"/>
    </style:style>
    <style:style style:name="T24_32" style:family="text">
      <style:text-properties fo:background-color="#ffffff" fo:color="#212121" fo:font-size="12pt" style:font-size-asian="12pt" style:font-size-complex="12pt"/>
    </style:style>
    <style:style style:name="T24_33" style:family="text">
      <style:text-properties fo:background-color="#ffffff" fo:color="#212121" fo:font-size="12pt" style:font-size-asian="12pt" style:font-size-complex="12pt"/>
    </style:style>
    <style:style style:name="T24_34" style:family="text">
      <style:text-properties fo:background-color="#ffffff" fo:color="#212121" fo:font-size="12pt" style:font-size-asian="12pt" style:font-size-complex="12pt"/>
    </style:style>
    <style:style style:name="T24_35" style:family="text">
      <style:text-properties fo:background-color="#ffffff" fo:color="#212121" fo:font-size="12pt" style:font-size-asian="12pt" style:font-size-complex="12pt"/>
    </style:style>
    <style:style style:name="T24_36" style:family="text">
      <style:text-properties fo:background-color="#ffffff" fo:color="#212121" fo:font-size="12pt" style:font-size-asian="12pt" style:font-size-complex="12pt"/>
    </style:style>
    <style:style style:name="T24_37" style:family="text">
      <style:text-properties fo:background-color="#ffffff" fo:color="#212121" fo:font-size="12pt" style:font-size-asian="12pt" style:font-size-complex="12pt"/>
    </style:style>
    <style:style style:name="T24_38" style:family="text">
      <style:text-properties fo:background-color="#ffffff" fo:color="#212121" fo:font-size="12pt" style:font-size-asian="12pt" style:font-size-complex="12pt"/>
    </style:style>
    <style:style style:name="T24_39" style:family="text">
      <style:text-properties fo:background-color="#ffffff" fo:color="#212121" fo:font-size="12pt" style:font-size-asian="12pt" style:font-size-complex="12pt"/>
    </style:style>
    <style:style style:name="T24_40" style:family="text">
      <style:text-properties fo:background-color="#ffffff" fo:color="#212121" fo:font-size="12pt" style:font-size-asian="12pt" style:font-size-complex="12pt"/>
    </style:style>
    <style:style style:name="T24_41" style:family="text">
      <style:text-properties fo:background-color="#ffffff" fo:color="#212121" fo:font-size="12pt" style:font-size-asian="12pt" style:font-size-complex="12pt"/>
    </style:style>
    <style:style style:name="T24_42" style:family="text">
      <style:text-properties fo:background-color="#ffffff" fo:color="#212121" fo:font-size="12pt" style:font-size-asian="12pt" style:font-size-complex="12pt"/>
    </style:style>
    <style:style style:name="T24_43" style:family="text">
      <style:text-properties fo:background-color="#ffffff" fo:color="#212121" fo:font-size="12pt" style:font-size-asian="12pt" style:font-size-complex="12pt"/>
    </style:style>
    <style:style style:name="T24_44" style:family="text">
      <style:text-properties fo:background-color="#ffffff" fo:color="#212121" fo:font-size="12pt" style:font-size-asian="12pt" style:font-size-complex="12pt"/>
    </style:style>
    <style:style style:name="T24_45" style:family="text">
      <style:text-properties fo:background-color="#ffffff" fo:color="#212121" fo:font-size="12pt" style:font-size-asian="12pt" style:font-size-complex="12pt"/>
    </style:style>
    <style:style style:name="T24_46" style:family="text">
      <style:text-properties fo:background-color="#ffffff" fo:color="#212121" fo:font-size="12pt" style:font-size-asian="12pt" style:font-size-complex="12pt"/>
    </style:style>
    <style:style style:name="T24_47" style:family="text">
      <style:text-properties fo:background-color="#ffffff" fo:color="#212121" fo:font-size="12pt" style:font-size-asian="12pt" style:font-size-complex="12pt"/>
    </style:style>
    <style:style style:name="T24_48" style:family="text">
      <style:text-properties fo:background-color="#ffffff" fo:color="#212121" fo:font-size="12pt" style:font-size-asian="12pt" style:font-size-complex="12pt"/>
    </style:style>
    <style:style style:name="T24_49" style:family="text">
      <style:text-properties fo:background-color="#ffffff" fo:color="#212121" fo:font-size="12pt" style:font-size-asian="12pt" style:font-size-complex="12pt"/>
    </style:style>
    <style:style style:name="T24_50" style:family="text">
      <style:text-properties fo:background-color="#ffffff" fo:color="#212121" fo:font-size="12pt" style:font-size-asian="12pt" style:font-size-complex="12pt"/>
    </style:style>
    <style:style style:name="T24_51" style:family="text">
      <style:text-properties fo:background-color="#ffffff" fo:color="#212121" fo:font-size="12pt" style:font-size-asian="12pt" style:font-size-complex="12pt"/>
    </style:style>
    <style:style style:name="T24_52" style:family="text">
      <style:text-properties fo:background-color="#ffffff" fo:color="#212121" fo:font-size="12pt" style:font-size-asian="12pt" style:font-size-complex="12pt"/>
    </style:style>
    <style:style style:name="T24_53" style:family="text">
      <style:text-properties fo:background-color="#ffffff" fo:color="#212121" fo:font-size="12pt" style:font-size-asian="12pt" style:font-size-complex="12pt"/>
    </style:style>
    <style:style style:name="T24_54" style:family="text">
      <style:text-properties fo:background-color="#ffffff" fo:color="#212121" fo:font-size="12pt" style:font-size-asian="12pt" style:font-size-complex="12pt"/>
    </style:style>
    <style:style style:name="T24_55" style:family="text">
      <style:text-properties fo:background-color="#ffffff" fo:color="#212121" fo:font-size="12pt" style:font-size-asian="12pt" style:font-size-complex="12pt"/>
    </style:style>
    <style:style style:name="T24_56" style:family="text">
      <style:text-properties fo:background-color="#ffffff" fo:color="#212121" fo:font-size="12pt" style:font-size-asian="12pt" style:font-size-complex="12pt"/>
    </style:style>
    <style:style style:name="T24_57" style:family="text">
      <style:text-properties fo:background-color="#ffffff" fo:color="#212121" fo:font-size="12pt" style:font-size-asian="12pt" style:font-size-complex="12pt"/>
    </style:style>
    <style:style style:name="T24_58" style:family="text">
      <style:text-properties fo:background-color="#ffffff" fo:color="#212121" fo:font-size="12pt" style:font-size-asian="12pt" style:font-size-complex="12pt"/>
    </style:style>
    <style:style style:name="T24_59" style:family="text">
      <style:text-properties fo:background-color="#ffffff" fo:color="#212121" fo:font-size="12pt" style:font-size-asian="12pt" style:font-size-complex="12pt"/>
    </style:style>
    <style:style style:name="T24_60" style:family="text">
      <style:text-properties fo:background-color="#ffffff" fo:color="#212121" fo:font-size="12pt" style:font-size-asian="12pt" style:font-size-complex="12pt"/>
    </style:style>
    <style:style style:name="T24_61" style:family="text">
      <style:text-properties fo:background-color="#ffffff" fo:color="#212121" fo:font-size="12pt" style:font-size-asian="12pt" style:font-size-complex="12pt"/>
    </style:style>
    <style:style style:name="T24_62" style:family="text">
      <style:text-properties fo:background-color="#ffffff" fo:color="#212121" fo:font-size="12pt" style:font-size-asian="12pt" style:font-size-complex="12pt"/>
    </style:style>
    <style:style style:name="T24_63" style:family="text">
      <style:text-properties fo:background-color="#ffffff" fo:color="#212121" fo:font-size="12pt" style:font-size-asian="12pt" style:font-size-complex="12pt"/>
    </style:style>
    <style:style style:name="T24_64" style:family="text">
      <style:text-properties fo:background-color="#ffffff" fo:color="#212121" fo:font-size="12pt" style:font-size-asian="12pt" style:font-size-complex="12pt"/>
    </style:style>
    <style:style style:name="T24_65" style:family="text">
      <style:text-properties fo:background-color="#ffffff" fo:color="#212121" fo:font-size="12pt" style:font-size-asian="12pt" style:font-size-complex="12pt"/>
    </style:style>
    <style:style style:name="T24_66" style:family="text">
      <style:text-properties fo:background-color="#ffffff" fo:color="#212121" fo:font-size="12pt" style:font-size-asian="12pt" style:font-size-complex="12pt"/>
    </style:style>
    <style:style style:name="T24_67" style:family="text">
      <style:text-properties fo:background-color="#ffffff" fo:color="#212121" fo:font-size="12pt" style:font-size-asian="12pt" style:font-size-complex="12pt"/>
    </style:style>
    <style:style style:name="T24_68" style:family="text">
      <style:text-properties fo:background-color="#ffffff" fo:color="#212121" fo:font-size="12pt" style:font-size-asian="12pt" style:font-size-complex="12pt"/>
    </style:style>
    <style:style style:name="T24_69" style:family="text">
      <style:text-properties fo:background-color="#ffffff" fo:color="#212121" fo:font-size="12pt" style:font-size-asian="12pt" style:font-size-complex="12pt"/>
    </style:style>
    <style:style style:name="T24_70" style:family="text">
      <style:text-properties fo:background-color="#ffffff" fo:color="#212121" fo:font-size="12pt" style:font-size-asian="12pt" style:font-size-complex="12pt"/>
    </style:style>
    <style:style style:name="T24_71" style:family="text">
      <style:text-properties fo:background-color="#ffffff" fo:color="#212121" fo:font-size="12pt" style:font-size-asian="12pt" style:font-size-complex="12pt"/>
    </style:style>
    <style:style style:name="T24_72" style:family="text">
      <style:text-properties fo:background-color="#ffffff" fo:color="#212121" fo:font-size="12pt" style:font-size-asian="12pt" style:font-size-complex="12pt"/>
    </style:style>
    <style:style style:name="T24_73" style:family="text">
      <style:text-properties fo:background-color="#ffffff" fo:color="#212121" fo:font-size="12pt" style:font-size-asian="12pt" style:font-size-complex="12pt"/>
    </style:style>
    <style:style style:name="T24_74" style:family="text">
      <style:text-properties fo:background-color="#ffffff" fo:color="#212121" fo:font-size="12pt" style:font-size-asian="12pt" style:font-size-complex="12pt"/>
    </style:style>
    <style:style style:name="T24_75" style:family="text">
      <style:text-properties fo:background-color="#ffffff" fo:color="#212121" fo:font-size="12pt" style:font-size-asian="12pt" style:font-size-complex="12pt"/>
    </style:style>
    <style:style style:name="T24_76" style:family="text">
      <style:text-properties fo:background-color="#ffffff" fo:color="#212121" fo:font-size="12pt" style:font-size-asian="12pt" style:font-size-complex="12pt"/>
    </style:style>
    <style:style style:name="T24_77" style:family="text">
      <style:text-properties fo:background-color="#ffffff" fo:color="#212121" fo:font-size="12pt" style:font-size-asian="12pt" style:font-size-complex="12pt"/>
    </style:style>
    <style:style style:name="T24_78" style:family="text">
      <style:text-properties fo:background-color="#ffffff" fo:color="#212121" fo:font-size="12pt" style:font-size-asian="12pt" style:font-size-complex="12pt"/>
    </style:style>
    <style:style style:name="T24_79" style:family="text">
      <style:text-properties fo:background-color="#ffffff" fo:color="#212121" fo:font-size="12pt" style:font-size-asian="12pt" style:font-size-complex="12pt"/>
    </style:style>
    <style:style style:name="T24_80" style:family="text">
      <style:text-properties fo:background-color="#ffffff" fo:color="#212121" fo:font-size="12pt" style:font-size-asian="12pt" style:font-size-complex="12pt"/>
    </style:style>
    <style:style style:name="T24_81" style:family="text">
      <style:text-properties fo:background-color="#ffffff" fo:color="#212121" fo:font-size="12pt" style:font-size-asian="12pt" style:font-size-complex="12pt"/>
    </style:style>
    <style:style style:name="T24_82" style:family="text">
      <style:text-properties fo:background-color="#ffffff" fo:color="#212121" fo:font-size="12pt" style:font-size-asian="12pt" style:font-size-complex="12pt"/>
    </style:style>
    <style:style style:name="T24_83" style:family="text">
      <style:text-properties fo:background-color="#ffffff" fo:color="#212121" fo:font-size="12pt" style:font-size-asian="12pt" style:font-size-complex="12pt"/>
    </style:style>
    <style:style style:name="T24_84" style:family="text">
      <style:text-properties fo:background-color="#ffffff" fo:color="#212121" fo:font-size="12pt" style:font-size-asian="12pt" style:font-size-complex="12pt"/>
    </style:style>
    <style:style style:name="T24_85" style:family="text">
      <style:text-properties fo:background-color="#ffffff" fo:color="#212121" fo:font-size="12pt" style:font-size-asian="12pt" style:font-size-complex="12pt"/>
    </style:style>
    <style:style style:name="T24_86" style:family="text">
      <style:text-properties fo:background-color="#ffffff" fo:color="#212121" fo:font-size="12pt" style:font-size-asian="12pt" style:font-size-complex="12pt"/>
    </style:style>
    <style:style style:name="T24_87" style:family="text">
      <style:text-properties fo:background-color="#ffffff" fo:color="#212121" fo:font-size="12pt" style:font-size-asian="12pt" style:font-size-complex="12pt"/>
    </style:style>
    <style:style style:name="T24_88" style:family="text">
      <style:text-properties fo:background-color="#ffffff" fo:color="#212121" fo:font-size="12pt" style:font-size-asian="12pt" style:font-size-complex="12pt"/>
    </style:style>
    <style:style style:name="T24_89" style:family="text">
      <style:text-properties fo:background-color="#ffffff" fo:color="#212121" fo:font-size="12pt" style:font-size-asian="12pt" style:font-size-complex="12pt"/>
    </style:style>
    <style:style style:name="T24_90" style:family="text">
      <style:text-properties fo:background-color="#ffffff" fo:color="#212121" fo:font-size="12pt" style:font-size-asian="12pt" style:font-size-complex="12pt"/>
    </style:style>
    <style:style style:name="T24_91" style:family="text">
      <style:text-properties fo:background-color="#ffffff" fo:color="#212121" fo:font-size="12pt" style:font-size-asian="12pt" style:font-size-complex="12pt"/>
    </style:style>
    <style:style style:name="T24_92" style:family="text">
      <style:text-properties fo:background-color="#ffffff" fo:color="#212121" fo:font-size="12pt" style:font-size-asian="12pt" style:font-size-complex="12pt"/>
    </style:style>
    <style:style style:name="T24_93" style:family="text">
      <style:text-properties fo:background-color="#ffffff" fo:color="#212121" fo:font-size="12pt" style:font-size-asian="12pt" style:font-size-complex="12pt"/>
    </style:style>
    <style:style style:name="T24_94" style:family="text">
      <style:text-properties fo:background-color="#ffffff" fo:color="#212121" fo:font-size="12pt" style:font-size-asian="12pt" style:font-size-complex="12pt"/>
    </style:style>
    <style:style style:name="T24_95" style:family="text">
      <style:text-properties fo:background-color="#ffffff" fo:color="#212121" fo:font-size="12pt" style:font-size-asian="12pt" style:font-size-complex="12pt"/>
    </style:style>
    <style:style style:name="T24_96" style:family="text">
      <style:text-properties fo:background-color="#ffffff" fo:color="#212121" fo:font-size="12pt" style:font-size-asian="12pt" style:font-size-complex="12pt"/>
    </style:style>
    <style:style style:name="T24_97" style:family="text">
      <style:text-properties fo:background-color="#ffffff" fo:color="#212121" fo:font-size="12pt" style:font-size-asian="12pt" style:font-size-complex="12pt"/>
    </style:style>
    <style:style style:name="T24_98" style:family="text">
      <style:text-properties fo:background-color="#ffffff" fo:color="#212121" fo:font-size="12pt" style:font-size-asian="12pt" style:font-size-complex="12pt"/>
    </style:style>
    <style:style style:name="T24_99" style:family="text">
      <style:text-properties fo:background-color="#ffffff" fo:color="#212121" fo:font-size="12pt" style:font-size-asian="12pt" style:font-size-complex="12pt"/>
    </style:style>
    <style:style style:name="T24_100" style:family="text">
      <style:text-properties fo:background-color="#ffffff" fo:color="#212121" fo:font-size="12pt" style:font-size-asian="12pt" style:font-size-complex="12pt"/>
    </style:style>
    <style:style style:name="T24_101" style:family="text">
      <style:text-properties fo:background-color="#ffffff" fo:color="#212121" fo:font-size="12pt" style:font-size-asian="12pt" style:font-size-complex="12pt"/>
    </style:style>
    <style:style style:name="T24_102" style:family="text">
      <style:text-properties fo:background-color="#ffffff" fo:color="#212121" fo:font-size="12pt" style:font-size-asian="12pt" style:font-size-complex="12pt"/>
    </style:style>
    <style:style style:name="T24_103" style:family="text">
      <style:text-properties fo:background-color="#ffffff" fo:color="#212121" fo:font-size="12pt" style:font-size-asian="12pt" style:font-size-complex="12pt"/>
    </style:style>
    <style:style style:name="T24_104" style:family="text">
      <style:text-properties fo:background-color="#ffffff" fo:color="#212121" fo:font-size="12pt" style:font-size-asian="12pt" style:font-size-complex="12pt"/>
    </style:style>
    <style:style style:name="T24_105" style:family="text">
      <style:text-properties fo:background-color="#ffffff" fo:color="#212121" fo:font-size="12pt" style:font-size-asian="12pt" style:font-size-complex="12pt"/>
    </style:style>
    <style:style style:name="T24_106" style:family="text">
      <style:text-properties fo:background-color="#ffffff" fo:color="#212121" fo:font-size="12pt" style:font-size-asian="12pt" style:font-size-complex="12pt"/>
    </style:style>
    <style:style style:name="T24_107" style:family="text">
      <style:text-properties fo:background-color="#ffffff" fo:color="#212121" fo:font-size="12pt" style:font-size-asian="12pt" style:font-size-complex="12pt"/>
    </style:style>
    <style:style style:name="T24_108" style:family="text">
      <style:text-properties fo:background-color="#ffffff" fo:color="#212121" fo:font-size="12pt" style:font-size-asian="12pt" style:font-size-complex="12pt"/>
    </style:style>
    <style:style style:name="T24_109" style:family="text">
      <style:text-properties fo:background-color="#ffffff" fo:color="#212121" fo:font-size="12pt" style:font-size-asian="12pt" style:font-size-complex="12pt"/>
    </style:style>
    <style:style style:name="T24_110" style:family="text">
      <style:text-properties fo:background-color="#ffffff" fo:color="#212121" fo:font-size="12pt" style:font-size-asian="12pt" style:font-size-complex="12pt"/>
    </style:style>
    <style:style style:name="T24_111" style:family="text">
      <style:text-properties fo:background-color="#ffffff" fo:color="#212121" fo:font-size="12pt" style:font-size-asian="12pt" style:font-size-complex="12pt"/>
    </style:style>
    <style:style style:name="T24_112" style:family="text">
      <style:text-properties fo:background-color="#ffffff" fo:color="#212121" fo:font-size="12pt" style:font-size-asian="12pt" style:font-size-complex="12pt"/>
    </style:style>
    <style:style style:name="T24_113" style:family="text">
      <style:text-properties fo:background-color="#ffffff" fo:color="#212121" fo:font-size="12pt" style:font-size-asian="12pt" style:font-size-complex="12pt"/>
    </style:style>
    <style:style style:name="T24_114" style:family="text">
      <style:text-properties fo:background-color="#ffffff" fo:color="#212121" fo:font-size="12pt" style:font-size-asian="12pt" style:font-size-complex="12pt"/>
    </style:style>
    <style:style style:name="T24_115" style:family="text">
      <style:text-properties fo:background-color="#ffffff" fo:color="#212121" fo:font-size="12pt" style:font-size-asian="12pt" style:font-size-complex="12pt"/>
    </style:style>
    <style:style style:name="T24_116" style:family="text">
      <style:text-properties fo:background-color="#ffffff" fo:color="#212121" fo:font-size="12pt" style:font-size-asian="12pt" style:font-size-complex="12pt"/>
    </style:style>
    <style:style style:name="T24_117" style:family="text">
      <style:text-properties fo:background-color="#ffffff" fo:color="#212121" fo:font-size="12pt" style:font-size-asian="12pt" style:font-size-complex="12pt"/>
    </style:style>
    <style:style style:name="T24_118" style:family="text">
      <style:text-properties fo:background-color="#ffffff" fo:color="#212121" fo:font-size="12pt" style:font-size-asian="12pt" style:font-size-complex="12pt"/>
    </style:style>
    <style:style style:name="T24_119" style:family="text">
      <style:text-properties fo:background-color="#ffffff" fo:color="#212121" fo:font-size="12pt" style:font-size-asian="12pt" style:font-size-complex="12pt"/>
    </style:style>
    <style:style style:name="T24_120" style:family="text">
      <style:text-properties fo:background-color="#ffffff" fo:color="#212121" fo:font-size="12pt" style:font-size-asian="12pt" style:font-size-complex="12pt"/>
    </style:style>
    <style:style style:name="T24_121" style:family="text">
      <style:text-properties fo:background-color="#ffffff" fo:color="#212121" fo:font-size="12pt" style:font-size-asian="12pt" style:font-size-complex="12pt"/>
    </style:style>
    <style:style style:name="T24_122" style:family="text">
      <style:text-properties fo:background-color="#ffffff" fo:color="#212121" fo:font-size="12pt" style:font-size-asian="12pt" style:font-size-complex="12pt"/>
    </style:style>
    <style:style style:name="T24_123" style:family="text">
      <style:text-properties fo:background-color="#ffffff" fo:color="#212121" fo:font-size="12pt" style:font-size-asian="12pt" style:font-size-complex="12pt"/>
    </style:style>
    <style:style style:name="T24_124" style:family="text">
      <style:text-properties fo:background-color="#ffffff" fo:color="#212121" fo:font-size="12pt" style:font-size-asian="12pt" style:font-size-complex="12pt"/>
    </style:style>
    <style:style style:name="T24_125" style:family="text">
      <style:text-properties fo:background-color="#ffffff" fo:color="#212121" fo:font-size="12pt" style:font-size-asian="12pt" style:font-size-complex="12pt"/>
    </style:style>
    <style:style style:name="T24_126" style:family="text">
      <style:text-properties fo:background-color="#ffffff" fo:color="#212121" fo:font-size="12pt" style:font-size-asian="12pt" style:font-size-complex="12pt"/>
    </style:style>
    <style:style style:name="T24_127" style:family="text">
      <style:text-properties fo:background-color="#ffffff" fo:color="#212121" fo:font-size="12pt" style:font-size-asian="12pt" style:font-size-complex="12pt"/>
    </style:style>
    <style:style style:name="T24_128" style:family="text">
      <style:text-properties fo:background-color="#ffffff" fo:color="#212121" fo:font-size="12pt" style:font-size-asian="12pt" style:font-size-complex="12pt"/>
    </style:style>
    <style:style style:name="T24_129" style:family="text">
      <style:text-properties fo:background-color="#ffffff" fo:color="#212121" fo:font-size="12pt" style:font-size-asian="12pt" style:font-size-complex="12pt"/>
    </style:style>
    <style:style style:name="T24_130" style:family="text">
      <style:text-properties fo:background-color="#ffffff" fo:color="#212121" fo:font-size="12pt" style:font-size-asian="12pt" style:font-size-complex="12pt"/>
    </style:style>
    <style:style style:name="T24_131" style:family="text">
      <style:text-properties fo:background-color="#ffffff" fo:color="#212121" fo:font-size="12pt" style:font-size-asian="12pt" style:font-size-complex="12pt"/>
    </style:style>
    <style:style style:name="T24_132" style:family="text">
      <style:text-properties fo:background-color="#ffffff" fo:color="#212121" fo:font-size="12pt" style:font-size-asian="12pt" style:font-size-complex="12pt"/>
    </style:style>
    <style:style style:name="T24_133" style:family="text">
      <style:text-properties fo:background-color="#ffffff" fo:color="#212121" fo:font-size="12pt" style:font-size-asian="12pt" style:font-size-complex="12pt"/>
    </style:style>
    <style:style style:name="T24_134" style:family="text">
      <style:text-properties fo:background-color="#ffffff" fo:color="#212121" fo:font-size="12pt" style:font-size-asian="12pt" style:font-size-complex="12pt"/>
    </style:style>
    <style:style style:name="T24_135" style:family="text">
      <style:text-properties fo:background-color="#ffffff" fo:color="#212121" fo:font-size="12pt" style:font-size-asian="12pt" style:font-size-complex="12pt"/>
    </style:style>
    <style:style style:name="T24_136" style:family="text">
      <style:text-properties fo:background-color="#ffffff" fo:color="#212121" fo:font-size="12pt" style:font-size-asian="12pt" style:font-size-complex="12pt"/>
    </style:style>
    <style:style style:name="T24_137" style:family="text">
      <style:text-properties fo:background-color="#ffffff" fo:color="#212121" fo:font-size="12pt" style:font-size-asian="12pt" style:font-size-complex="12pt"/>
    </style:style>
    <style:style style:name="T24_138" style:family="text">
      <style:text-properties fo:background-color="#ffffff" fo:color="#212121" fo:font-size="12pt" style:font-size-asian="12pt" style:font-size-complex="12pt"/>
    </style:style>
    <style:style style:name="T24_139" style:family="text">
      <style:text-properties fo:background-color="#ffffff" fo:color="#212121" fo:font-size="12pt" style:font-size-asian="12pt" style:font-size-complex="12pt"/>
    </style:style>
    <style:style style:name="T24_140" style:family="text">
      <style:text-properties fo:background-color="#ffffff" fo:color="#212121" fo:font-size="12pt" style:font-size-asian="12pt" style:font-size-complex="12pt"/>
    </style:style>
    <style:style style:name="T24_141" style:family="text">
      <style:text-properties fo:background-color="#ffffff" fo:color="#212121" fo:font-size="12pt" style:font-size-asian="12pt" style:font-size-complex="12pt"/>
    </style:style>
    <style:style style:name="T24_142" style:family="text">
      <style:text-properties fo:background-color="#ffffff" fo:color="#212121" fo:font-size="12pt" style:font-size-asian="12pt" style:font-size-complex="12pt"/>
    </style:style>
    <style:style style:name="T24_143" style:family="text">
      <style:text-properties fo:background-color="#ffffff" fo:color="#212121" fo:font-size="12pt" style:font-size-asian="12pt" style:font-size-complex="12pt"/>
    </style:style>
    <style:style style:name="T24_144" style:family="text">
      <style:text-properties fo:background-color="#ffffff" fo:color="#212121" fo:font-size="12pt" style:font-size-asian="12pt" style:font-size-complex="12pt"/>
    </style:style>
    <style:style style:name="T24_145" style:family="text">
      <style:text-properties fo:background-color="#ffffff" fo:color="#212121" fo:font-size="12pt" style:font-size-asian="12pt" style:font-size-complex="12pt"/>
    </style:style>
    <style:style style:name="T24_146" style:family="text">
      <style:text-properties fo:background-color="#ffffff" fo:color="#212121" fo:font-size="12pt" style:font-size-asian="12pt" style:font-size-complex="12pt"/>
    </style:style>
    <style:style style:name="T24_147" style:family="text">
      <style:text-properties fo:background-color="#ffffff" fo:color="#212121" fo:font-size="12pt" style:font-size-asian="12pt" style:font-size-complex="12pt"/>
    </style:style>
    <style:style style:name="T24_148" style:family="text">
      <style:text-properties fo:background-color="#ffffff" fo:color="#212121" fo:font-size="12pt" style:font-size-asian="12pt" style:font-size-complex="12pt"/>
    </style:style>
    <style:style style:name="T24_149" style:family="text">
      <style:text-properties fo:background-color="#ffffff" fo:color="#212121" fo:font-size="12pt" style:font-size-asian="12pt" style:font-size-complex="12pt"/>
    </style:style>
    <style:style style:name="T24_150" style:family="text">
      <style:text-properties fo:background-color="#ffffff" fo:color="#212121" fo:font-size="12pt" style:font-size-asian="12pt" style:font-size-complex="12pt"/>
    </style:style>
    <style:style style:name="T24_151" style:family="text">
      <style:text-properties fo:background-color="#ffffff" fo:color="#212121" fo:font-size="12pt" style:font-size-asian="12pt" style:font-size-complex="12pt"/>
    </style:style>
    <style:style style:name="T24_152" style:family="text">
      <style:text-properties fo:background-color="#ffffff" fo:color="#212121" fo:font-size="12pt" style:font-size-asian="12pt" style:font-size-complex="12pt"/>
    </style:style>
    <style:style style:name="T24_153" style:family="text">
      <style:text-properties fo:background-color="#ffffff" fo:color="#212121" fo:font-size="12pt" style:font-size-asian="12pt" style:font-size-complex="12pt"/>
    </style:style>
    <style:style style:name="T24_154" style:family="text">
      <style:text-properties fo:background-color="#ffffff" fo:color="#212121" fo:font-size="12pt" style:font-size-asian="12pt" style:font-size-complex="12pt"/>
    </style:style>
    <style:style style:name="T24_155" style:family="text">
      <style:text-properties fo:background-color="#ffffff" fo:color="#212121" fo:font-size="12pt" style:font-size-asian="12pt" style:font-size-complex="12pt"/>
    </style:style>
    <style:style style:name="T24_156" style:family="text">
      <style:text-properties fo:background-color="#ffffff" fo:color="#212121" fo:font-size="12pt" style:font-size-asian="12pt" style:font-size-complex="12pt"/>
    </style:style>
    <style:style style:name="T24_157" style:family="text">
      <style:text-properties fo:background-color="#ffffff" fo:color="#212121" fo:font-size="12pt" style:font-size-asian="12pt" style:font-size-complex="12pt"/>
    </style:style>
    <style:style style:name="T24_158" style:family="text">
      <style:text-properties fo:background-color="#ffffff" fo:color="#212121" fo:font-size="12pt" style:font-size-asian="12pt" style:font-size-complex="12pt"/>
    </style:style>
    <style:style style:name="T24_159" style:family="text">
      <style:text-properties fo:background-color="#ffffff" fo:color="#212121" fo:font-size="12pt" style:font-size-asian="12pt" style:font-size-complex="12pt"/>
    </style:style>
    <style:style style:name="T24_160" style:family="text">
      <style:text-properties fo:background-color="#ffffff" fo:color="#212121" fo:font-size="12pt" style:font-size-asian="12pt" style:font-size-complex="12pt"/>
    </style:style>
    <style:style style:name="T24_161" style:family="text">
      <style:text-properties fo:background-color="#ffffff" fo:color="#212121" fo:font-size="12pt" style:font-size-asian="12pt" style:font-size-complex="12pt"/>
    </style:style>
    <style:style style:name="T24_162" style:family="text">
      <style:text-properties fo:background-color="#ffffff" fo:color="#212121" fo:font-size="12pt" style:font-size-asian="12pt" style:font-size-complex="12pt"/>
    </style:style>
    <style:style style:name="T24_163" style:family="text">
      <style:text-properties fo:background-color="#ffffff" fo:color="#212121" fo:font-size="12pt" style:font-size-asian="12pt" style:font-size-complex="12pt"/>
    </style:style>
    <style:style style:name="T24_164" style:family="text">
      <style:text-properties fo:background-color="#ffffff" fo:color="#212121" fo:font-size="12pt" style:font-size-asian="12pt" style:font-size-complex="12pt"/>
    </style:style>
    <style:style style:name="T24_165" style:family="text">
      <style:text-properties fo:background-color="#ffffff" fo:color="#212121" fo:font-size="12pt" style:font-size-asian="12pt" style:font-size-complex="12pt"/>
    </style:style>
    <style:style style:name="T24_166" style:family="text">
      <style:text-properties fo:background-color="#ffffff" fo:color="#212121" fo:font-size="12pt" style:font-size-asian="12pt" style:font-size-complex="12pt"/>
    </style:style>
    <style:style style:name="T24_167" style:family="text">
      <style:text-properties fo:background-color="#ffffff" fo:color="#212121" fo:font-size="12pt" style:font-size-asian="12pt" style:font-size-complex="12pt"/>
    </style:style>
    <style:style style:name="T24_168" style:family="text">
      <style:text-properties fo:background-color="#ffffff" fo:color="#212121" fo:font-size="12pt" style:font-size-asian="12pt" style:font-size-complex="12pt"/>
    </style:style>
    <style:style style:name="T24_169" style:family="text">
      <style:text-properties fo:background-color="#ffffff" fo:color="#212121" fo:font-size="12pt" style:font-size-asian="12pt" style:font-size-complex="12pt"/>
    </style:style>
    <style:style style:name="T24_170" style:family="text">
      <style:text-properties fo:background-color="#ffffff" fo:color="#212121" fo:font-size="12pt" style:font-size-asian="12pt" style:font-size-complex="12pt"/>
    </style:style>
    <style:style style:name="T24_171" style:family="text">
      <style:text-properties fo:background-color="#ffffff" fo:color="#212121" fo:font-size="12pt" style:font-size-asian="12pt" style:font-size-complex="12pt"/>
    </style:style>
    <style:style style:name="T24_172" style:family="text">
      <style:text-properties fo:background-color="#ffffff" fo:color="#212121" fo:font-size="12pt" style:font-size-asian="12pt" style:font-size-complex="12pt"/>
    </style:style>
    <style:style style:name="T24_173" style:family="text">
      <style:text-properties fo:background-color="#ffffff" fo:color="#212121" fo:font-size="12pt" style:font-size-asian="12pt" style:font-size-complex="12pt"/>
    </style:style>
    <style:style style:name="T24_174" style:family="text">
      <style:text-properties fo:background-color="#ffffff" fo:color="#212121" fo:font-size="12pt" style:font-size-asian="12pt" style:font-size-complex="12pt"/>
    </style:style>
    <style:style style:name="T24_175" style:family="text">
      <style:text-properties fo:background-color="#ffffff" fo:color="#212121" fo:font-size="12pt" style:font-size-asian="12pt" style:font-size-complex="12pt"/>
    </style:style>
    <style:style style:name="T24_176" style:family="text">
      <style:text-properties fo:background-color="#ffffff" fo:color="#212121" fo:font-size="12pt" style:font-size-asian="12pt" style:font-size-complex="12pt"/>
    </style:style>
    <style:style style:name="T24_177" style:family="text">
      <style:text-properties fo:background-color="#ffffff" fo:color="#212121" fo:font-size="12pt" style:font-size-asian="12pt" style:font-size-complex="12pt"/>
    </style:style>
    <style:style style:name="T24_178" style:family="text">
      <style:text-properties fo:background-color="#ffffff" fo:color="#212121" fo:font-size="12pt" style:font-size-asian="12pt" style:font-size-complex="12pt"/>
    </style:style>
    <style:style style:name="T24_179" style:family="text">
      <style:text-properties fo:background-color="#ffffff" fo:color="#212121" fo:font-size="12pt" style:font-size-asian="12pt" style:font-size-complex="12pt"/>
    </style:style>
    <style:style style:name="T24_180" style:family="text">
      <style:text-properties fo:background-color="#ffffff" fo:color="#212121" fo:font-size="12pt" style:font-size-asian="12pt" style:font-size-complex="12pt"/>
    </style:style>
    <style:style style:name="T24_181" style:family="text">
      <style:text-properties fo:background-color="#ffffff" fo:color="#212121" fo:font-size="12pt" style:font-size-asian="12pt" style:font-size-complex="12pt"/>
    </style:style>
    <style:style style:name="T24_182" style:family="text">
      <style:text-properties fo:background-color="#ffffff" fo:color="#212121" fo:font-size="12pt" style:font-size-asian="12pt" style:font-size-complex="12pt"/>
    </style:style>
    <style:style style:name="T24_183" style:family="text">
      <style:text-properties fo:background-color="#ffffff" fo:color="#212121" fo:font-size="12pt" style:font-size-asian="12pt" style:font-size-complex="12pt"/>
    </style:style>
    <style:style style:name="T24_184" style:family="text">
      <style:text-properties fo:background-color="#ffffff" fo:color="#212121" fo:font-size="12pt" style:font-size-asian="12pt" style:font-size-complex="12pt"/>
    </style:style>
    <style:style style:name="T24_185" style:family="text">
      <style:text-properties fo:background-color="#ffffff" fo:color="#212121" fo:font-size="12pt" style:font-size-asian="12pt" style:font-size-complex="12pt"/>
    </style:style>
    <style:style style:name="T24_186" style:family="text">
      <style:text-properties fo:background-color="#ffffff" fo:color="#212121" fo:font-size="12pt" style:font-size-asian="12pt" style:font-size-complex="12pt"/>
    </style:style>
    <style:style style:name="T24_187" style:family="text">
      <style:text-properties fo:background-color="#ffffff" fo:color="#212121" fo:font-size="12pt" style:font-size-asian="12pt" style:font-size-complex="12pt"/>
    </style:style>
    <style:style style:name="T24_188" style:family="text">
      <style:text-properties fo:background-color="#ffffff" fo:color="#212121" fo:font-size="12pt" style:font-size-asian="12pt" style:font-size-complex="12pt"/>
    </style:style>
    <style:style style:name="T24_189" style:family="text">
      <style:text-properties fo:background-color="#ffffff" fo:color="#212121" fo:font-size="12pt" style:font-size-asian="12pt" style:font-size-complex="12pt"/>
    </style:style>
    <style:style style:name="T24_190" style:family="text">
      <style:text-properties fo:background-color="#ffffff" fo:color="#212121" fo:font-size="12pt" style:font-size-asian="12pt" style:font-size-complex="12pt"/>
    </style:style>
    <style:style style:name="T24_191" style:family="text">
      <style:text-properties fo:background-color="#ffffff" fo:color="#212121" fo:font-size="12pt" style:font-size-asian="12pt" style:font-size-complex="12pt"/>
    </style:style>
    <style:style style:name="T24_192" style:family="text">
      <style:text-properties fo:background-color="#ffffff" fo:color="#212121" fo:font-size="12pt" style:font-size-asian="12pt" style:font-size-complex="12pt"/>
    </style:style>
    <style:style style:name="T24_193" style:family="text">
      <style:text-properties fo:background-color="#ffffff" fo:color="#212121" fo:font-size="12pt" style:font-size-asian="12pt" style:font-size-complex="12pt"/>
    </style:style>
    <style:style style:name="T24_194" style:family="text">
      <style:text-properties fo:background-color="#ffffff" fo:color="#212121" fo:font-size="12pt" style:font-size-asian="12pt" style:font-size-complex="12pt"/>
    </style:style>
    <style:style style:name="T24_195" style:family="text">
      <style:text-properties fo:background-color="#ffffff" fo:color="#212121" fo:font-size="12pt" style:font-size-asian="12pt" style:font-size-complex="12pt"/>
    </style:style>
    <style:style style:name="T24_196" style:family="text">
      <style:text-properties fo:background-color="#ffffff" fo:color="#212121" fo:font-size="12pt" style:font-size-asian="12pt" style:font-size-complex="12pt"/>
    </style:style>
    <style:style style:name="T24_197" style:family="text">
      <style:text-properties fo:background-color="#ffffff" fo:color="#212121" fo:font-size="12pt" style:font-size-asian="12pt" style:font-size-complex="12pt"/>
    </style:style>
    <style:style style:name="T24_198" style:family="text">
      <style:text-properties fo:background-color="#ffffff" fo:color="#212121" fo:font-size="12pt" style:font-size-asian="12pt" style:font-size-complex="12pt"/>
    </style:style>
    <style:style style:name="T24_199" style:family="text">
      <style:text-properties fo:background-color="#ffffff" fo:color="#212121" fo:font-size="12pt" style:font-size-asian="12pt" style:font-size-complex="12pt"/>
    </style:style>
    <style:style style:name="T24_200" style:family="text">
      <style:text-properties fo:background-color="#ffffff" fo:color="#212121" fo:font-size="12pt" style:font-size-asian="12pt" style:font-size-complex="12pt"/>
    </style:style>
    <style:style style:name="T24_201" style:family="text">
      <style:text-properties fo:background-color="#ffffff" fo:color="#212121" fo:font-size="12pt" style:font-size-asian="12pt" style:font-size-complex="12pt"/>
    </style:style>
    <style:style style:name="T24_202" style:family="text">
      <style:text-properties fo:background-color="#ffffff" fo:color="#212121" fo:font-size="12pt" style:font-size-asian="12pt" style:font-size-complex="12pt"/>
    </style:style>
    <style:style style:name="T24_203" style:family="text">
      <style:text-properties fo:background-color="#ffffff" fo:color="#212121" fo:font-size="12pt" style:font-size-asian="12pt" style:font-size-complex="12pt"/>
    </style:style>
    <style:style style:name="T24_204" style:family="text">
      <style:text-properties fo:background-color="#ffffff" fo:color="#212121" fo:font-size="12pt" style:font-size-asian="12pt" style:font-size-complex="12pt"/>
    </style:style>
    <style:style style:name="T24_205" style:family="text">
      <style:text-properties fo:background-color="#ffffff" fo:color="#212121" fo:font-size="12pt" style:font-size-asian="12pt" style:font-size-complex="12pt"/>
    </style:style>
    <style:style style:name="T24_206" style:family="text">
      <style:text-properties fo:background-color="#ffffff" fo:color="#212121" fo:font-size="12pt" style:font-size-asian="12pt" style:font-size-complex="12pt"/>
    </style:style>
    <style:style style:name="T24_207" style:family="text">
      <style:text-properties fo:background-color="#ffffff" fo:color="#212121" fo:font-size="12pt" style:font-size-asian="12pt" style:font-size-complex="12pt"/>
    </style:style>
    <style:style style:name="T24_208" style:family="text">
      <style:text-properties fo:background-color="#ffffff" fo:color="#212121" fo:font-size="12pt" style:font-size-asian="12pt" style:font-size-complex="12pt"/>
    </style:style>
    <style:style style:name="T24_209" style:family="text">
      <style:text-properties fo:background-color="#ffffff" fo:color="#212121" fo:font-size="12pt" style:font-size-asian="12pt" style:font-size-complex="12pt"/>
    </style:style>
    <style:style style:name="T24_210" style:family="text">
      <style:text-properties fo:background-color="#ffffff" fo:color="#212121" fo:font-size="12pt" style:font-size-asian="12pt" style:font-size-complex="12pt"/>
    </style:style>
    <style:style style:name="T24_211" style:family="text">
      <style:text-properties fo:background-color="#ffffff" fo:color="#212121" fo:font-size="12pt" style:font-size-asian="12pt" style:font-size-complex="12pt"/>
    </style:style>
    <style:style style:name="T24_212" style:family="text">
      <style:text-properties fo:background-color="#ffffff" fo:color="#212121" fo:font-size="12pt" style:font-size-asian="12pt" style:font-size-complex="12pt"/>
    </style:style>
    <style:style style:name="T24_213" style:family="text">
      <style:text-properties fo:background-color="#ffffff" fo:color="#212121" fo:font-size="12pt" style:font-size-asian="12pt" style:font-size-complex="12pt"/>
    </style:style>
    <style:style style:name="T24_214" style:family="text">
      <style:text-properties fo:background-color="#ffffff" fo:color="#212121" fo:font-size="12pt" style:font-size-asian="12pt" style:font-size-complex="12pt"/>
    </style:style>
    <style:style style:name="T24_215" style:family="text">
      <style:text-properties fo:background-color="#ffffff" fo:color="#212121" fo:font-size="12pt" style:font-size-asian="12pt" style:font-size-complex="12pt"/>
    </style:style>
    <style:style style:name="T24_216" style:family="text">
      <style:text-properties fo:background-color="#ffffff" fo:color="#212121" fo:font-size="12pt" style:font-size-asian="12pt" style:font-size-complex="12pt"/>
    </style:style>
    <style:style style:name="T24_217" style:family="text">
      <style:text-properties fo:background-color="#ffffff" fo:color="#212121" fo:font-size="12pt" style:font-size-asian="12pt" style:font-size-complex="12pt"/>
    </style:style>
    <style:style style:name="T24_218" style:family="text">
      <style:text-properties fo:background-color="#ffffff" fo:color="#212121" fo:font-size="12pt" style:font-size-asian="12pt" style:font-size-complex="12pt"/>
    </style:style>
    <style:style style:name="T24_219" style:family="text">
      <style:text-properties fo:background-color="#ffffff" fo:color="#212121" fo:font-size="12pt" style:font-size-asian="12pt" style:font-size-complex="12pt"/>
    </style:style>
    <style:style style:name="T24_220" style:family="text">
      <style:text-properties fo:background-color="#ffffff" fo:color="#212121" fo:font-size="12pt" style:font-size-asian="12pt" style:font-size-complex="12pt"/>
    </style:style>
    <style:style style:name="T24_221" style:family="text">
      <style:text-properties fo:background-color="#ffffff" fo:color="#212121" fo:font-size="12pt" style:font-size-asian="12pt" style:font-size-complex="12pt"/>
    </style:style>
    <style:style style:name="T24_222" style:family="text">
      <style:text-properties fo:background-color="#ffffff" fo:color="#212121" fo:font-size="12pt" style:font-size-asian="12pt" style:font-size-complex="12pt"/>
    </style:style>
    <style:style style:name="T24_223" style:family="text">
      <style:text-properties fo:background-color="#ffffff" fo:color="#212121" fo:font-size="12pt" style:font-size-asian="12pt" style:font-size-complex="12pt"/>
    </style:style>
    <style:style style:name="T24_224" style:family="text">
      <style:text-properties fo:background-color="#ffffff" fo:color="#212121" fo:font-size="12pt" style:font-size-asian="12pt" style:font-size-complex="12pt"/>
    </style:style>
    <style:style style:name="T24_225" style:family="text">
      <style:text-properties fo:background-color="#ffffff" fo:color="#212121" fo:font-size="12pt" style:font-size-asian="12pt" style:font-size-complex="12pt"/>
    </style:style>
    <style:style style:name="T24_226" style:family="text">
      <style:text-properties fo:background-color="#ffffff" fo:color="#212121" fo:font-size="12pt" style:font-size-asian="12pt" style:font-size-complex="12pt"/>
    </style:style>
    <style:style style:name="T24_227" style:family="text">
      <style:text-properties fo:background-color="#ffffff" fo:color="#212121" fo:font-size="12pt" style:font-size-asian="12pt" style:font-size-complex="12pt"/>
    </style:style>
    <style:style style:name="T24_228" style:family="text">
      <style:text-properties fo:background-color="#ffffff" fo:color="#212121" fo:font-size="12pt" style:font-size-asian="12pt" style:font-size-complex="12pt"/>
    </style:style>
    <style:style style:name="T24_229" style:family="text">
      <style:text-properties fo:background-color="#ffffff" fo:color="#212121" fo:font-size="12pt" style:font-size-asian="12pt" style:font-size-complex="12pt"/>
    </style:style>
    <style:style style:name="T24_230" style:family="text">
      <style:text-properties fo:background-color="#ffffff" fo:color="#212121" fo:font-size="12pt" style:font-size-asian="12pt" style:font-size-complex="12pt"/>
    </style:style>
    <style:style style:name="T24_231" style:family="text">
      <style:text-properties fo:background-color="#ffffff" fo:color="#212121" fo:font-size="12pt" style:font-size-asian="12pt" style:font-size-complex="12pt"/>
    </style:style>
    <style:style style:name="T24_232" style:family="text">
      <style:text-properties fo:background-color="#ffffff" fo:color="#212121" fo:font-size="12pt" style:font-size-asian="12pt" style:font-size-complex="12pt"/>
    </style:style>
    <style:style style:name="T24_233" style:family="text">
      <style:text-properties fo:background-color="#ffffff" fo:color="#212121" fo:font-size="12pt" style:font-size-asian="12pt" style:font-size-complex="12pt"/>
    </style:style>
    <style:style style:name="T24_234" style:family="text">
      <style:text-properties fo:background-color="#ffffff" fo:color="#212121" fo:font-size="12pt" style:font-size-asian="12pt" style:font-size-complex="12pt"/>
    </style:style>
    <style:style style:name="T24_235" style:family="text">
      <style:text-properties fo:background-color="#ffffff" fo:color="#212121" fo:font-size="12pt" style:font-size-asian="12pt" style:font-size-complex="12pt"/>
    </style:style>
    <style:style style:name="T24_236" style:family="text">
      <style:text-properties fo:background-color="#ffffff" fo:color="#212121" fo:font-size="12pt" style:font-size-asian="12pt" style:font-size-complex="12pt"/>
    </style:style>
    <style:style style:name="T24_237" style:family="text">
      <style:text-properties fo:background-color="#ffffff" fo:color="#212121" fo:font-size="12pt" style:font-size-asian="12pt" style:font-size-complex="12pt"/>
    </style:style>
    <style:style style:name="T24_238" style:family="text">
      <style:text-properties fo:background-color="#ffffff" fo:color="#212121" fo:font-size="12pt" style:font-size-asian="12pt" style:font-size-complex="12pt"/>
    </style:style>
    <style:style style:name="T24_239" style:family="text">
      <style:text-properties fo:background-color="#ffffff" fo:color="#212121" fo:font-size="12pt" style:font-size-asian="12pt" style:font-size-complex="12pt"/>
    </style:style>
    <style:style style:name="T24_240" style:family="text">
      <style:text-properties fo:background-color="#ffffff" fo:color="#212121" fo:font-size="12pt" style:font-size-asian="12pt" style:font-size-complex="12pt"/>
    </style:style>
    <style:style style:name="T24_241" style:family="text">
      <style:text-properties fo:background-color="#ffffff" fo:color="#212121" fo:font-size="12pt" style:font-size-asian="12pt" style:font-size-complex="12pt"/>
    </style:style>
    <style:style style:name="T24_242" style:family="text">
      <style:text-properties fo:background-color="#ffffff" fo:color="#212121" fo:font-size="12pt" style:font-size-asian="12pt" style:font-size-complex="12pt"/>
    </style:style>
    <style:style style:name="T24_243" style:family="text">
      <style:text-properties fo:background-color="#ffffff" fo:color="#212121" fo:font-size="12pt" style:font-size-asian="12pt" style:font-size-complex="12pt"/>
    </style:style>
    <style:style style:name="T24_244" style:family="text">
      <style:text-properties fo:background-color="#ffffff" fo:color="#212121" fo:font-size="12pt" style:font-size-asian="12pt" style:font-size-complex="12pt"/>
    </style:style>
    <style:style style:name="T24_245" style:family="text">
      <style:text-properties fo:background-color="#ffffff" fo:color="#212121" fo:font-size="12pt" style:font-size-asian="12pt" style:font-size-complex="12pt"/>
    </style:style>
    <style:style style:name="T24_246" style:family="text">
      <style:text-properties fo:background-color="#ffffff" fo:color="#212121" fo:font-size="12pt" style:font-size-asian="12pt" style:font-size-complex="12pt"/>
    </style:style>
    <style:style style:name="T24_247" style:family="text">
      <style:text-properties fo:background-color="#ffffff" fo:color="#212121" fo:font-size="12pt" style:font-size-asian="12pt" style:font-size-complex="12pt"/>
    </style:style>
    <style:style style:name="T24_248" style:family="text">
      <style:text-properties fo:background-color="#ffffff" fo:color="#212121" fo:font-size="12pt" style:font-size-asian="12pt" style:font-size-complex="12pt"/>
    </style:style>
    <style:style style:name="T24_249" style:family="text">
      <style:text-properties fo:background-color="#ffffff" fo:color="#212121" fo:font-size="12pt" style:font-size-asian="12pt" style:font-size-complex="12pt"/>
    </style:style>
    <style:style style:name="T24_250" style:family="text">
      <style:text-properties fo:background-color="#ffffff" fo:color="#212121" fo:font-size="12pt" style:font-size-asian="12pt" style:font-size-complex="12pt"/>
    </style:style>
    <style:style style:name="T24_251" style:family="text">
      <style:text-properties fo:background-color="#ffffff" fo:color="#212121" fo:font-size="12pt" style:font-size-asian="12pt" style:font-size-complex="12pt"/>
    </style:style>
    <style:style style:name="T24_252" style:family="text">
      <style:text-properties fo:background-color="#ffffff" fo:color="#212121" fo:font-size="12pt" style:font-size-asian="12pt" style:font-size-complex="12pt"/>
    </style:style>
    <style:style style:name="T24_253" style:family="text">
      <style:text-properties fo:background-color="#ffffff" fo:color="#212121" fo:font-size="12pt" style:font-size-asian="12pt" style:font-size-complex="12pt"/>
    </style:style>
    <style:style style:name="T24_254" style:family="text">
      <style:text-properties fo:background-color="#ffffff" fo:color="#212121" fo:font-size="12pt" style:font-size-asian="12pt" style:font-size-complex="12pt"/>
    </style:style>
    <style:style style:name="T24_255" style:family="text">
      <style:text-properties fo:background-color="#ffffff" fo:color="#212121" fo:font-size="12pt" style:font-size-asian="12pt" style:font-size-complex="12pt"/>
    </style:style>
    <style:style style:name="T24_256" style:family="text">
      <style:text-properties fo:background-color="#ffffff" fo:color="#212121" fo:font-size="12pt" style:font-size-asian="12pt" style:font-size-complex="12pt"/>
    </style:style>
    <style:style style:name="T24_257" style:family="text">
      <style:text-properties fo:background-color="#ffffff" fo:color="#212121" fo:font-size="12pt" style:font-size-asian="12pt" style:font-size-complex="12pt"/>
    </style:style>
    <style:style style:name="T24_258" style:family="text">
      <style:text-properties fo:background-color="#ffffff" fo:color="#212121" fo:font-size="12pt" style:font-size-asian="12pt" style:font-size-complex="12pt"/>
    </style:style>
    <style:style style:name="T24_259" style:family="text">
      <style:text-properties fo:background-color="#ffffff" fo:color="#212121" fo:font-size="12pt" style:font-size-asian="12pt" style:font-size-complex="12pt"/>
    </style:style>
    <style:style style:name="T24_260" style:family="text">
      <style:text-properties fo:background-color="#ffffff" fo:color="#212121" fo:font-size="12pt" style:font-size-asian="12pt" style:font-size-complex="12pt"/>
    </style:style>
    <style:style style:name="T24_261" style:family="text">
      <style:text-properties fo:background-color="#ffffff" fo:color="#212121" fo:font-size="12pt" style:font-size-asian="12pt" style:font-size-complex="12pt"/>
    </style:style>
    <style:style style:name="T24_262" style:family="text">
      <style:text-properties fo:background-color="#ffffff" fo:color="#212121" fo:font-size="12pt" style:font-size-asian="12pt" style:font-size-complex="12pt"/>
    </style:style>
    <style:style style:name="T24_263" style:family="text">
      <style:text-properties fo:background-color="#ffffff" fo:color="#212121" fo:font-size="12pt" style:font-size-asian="12pt" style:font-size-complex="12pt"/>
    </style:style>
    <style:style style:name="T24_264" style:family="text">
      <style:text-properties fo:background-color="#ffffff" fo:color="#212121" fo:font-size="12pt" style:font-size-asian="12pt" style:font-size-complex="12pt"/>
    </style:style>
    <style:style style:name="T24_265" style:family="text">
      <style:text-properties fo:background-color="#ffffff" fo:color="#212121" fo:font-size="12pt" style:font-size-asian="12pt" style:font-size-complex="12pt"/>
    </style:style>
    <style:style style:name="T24_266" style:family="text">
      <style:text-properties fo:background-color="#ffffff" fo:color="#212121" fo:font-size="12pt" style:font-size-asian="12pt" style:font-size-complex="12pt"/>
    </style:style>
    <style:style style:name="T24_267" style:family="text">
      <style:text-properties fo:background-color="#ffffff" fo:color="#212121" fo:font-size="12pt" style:font-size-asian="12pt" style:font-size-complex="12pt"/>
    </style:style>
    <style:style style:name="T24_268" style:family="text">
      <style:text-properties fo:background-color="#ffffff" fo:color="#212121" fo:font-size="12pt" style:font-size-asian="12pt" style:font-size-complex="12pt"/>
    </style:style>
    <style:style style:name="T24_269" style:family="text">
      <style:text-properties fo:background-color="#ffffff" fo:color="#212121" fo:font-size="12pt" style:font-size-asian="12pt" style:font-size-complex="12pt"/>
    </style:style>
    <style:style style:name="T24_270" style:family="text">
      <style:text-properties fo:background-color="#ffffff" fo:color="#212121" fo:font-size="12pt" style:font-size-asian="12pt" style:font-size-complex="12pt"/>
    </style:style>
    <style:style style:name="T24_271" style:family="text">
      <style:text-properties fo:background-color="#ffffff" fo:color="#212121" fo:font-size="12pt" style:font-size-asian="12pt" style:font-size-complex="12pt"/>
    </style:style>
    <style:style style:name="T24_272" style:family="text">
      <style:text-properties fo:background-color="#ffffff" fo:color="#212121" fo:font-size="12pt" style:font-size-asian="12pt" style:font-size-complex="12pt"/>
    </style:style>
    <style:style style:name="T24_273" style:family="text">
      <style:text-properties fo:background-color="#ffffff" fo:color="#212121" fo:font-size="12pt" style:font-size-asian="12pt" style:font-size-complex="12pt"/>
    </style:style>
    <style:style style:name="T24_274" style:family="text">
      <style:text-properties fo:background-color="#ffffff" fo:color="#212121" fo:font-size="12pt" style:font-size-asian="12pt" style:font-size-complex="12pt"/>
    </style:style>
    <style:style style:name="T24_275" style:family="text">
      <style:text-properties fo:background-color="#ffffff" fo:color="#212121" fo:font-size="12pt" style:font-size-asian="12pt" style:font-size-complex="12pt"/>
    </style:style>
    <style:style style:name="T24_276" style:family="text">
      <style:text-properties fo:background-color="#ffffff" fo:color="#212121" fo:font-size="12pt" style:font-size-asian="12pt" style:font-size-complex="12pt"/>
    </style:style>
    <style:style style:name="T24_277" style:family="text">
      <style:text-properties fo:background-color="#ffffff" fo:color="#212121" fo:font-size="12pt" style:font-size-asian="12pt" style:font-size-complex="12pt"/>
    </style:style>
    <style:style style:name="T24_278" style:family="text">
      <style:text-properties fo:background-color="#ffffff" fo:color="#212121" fo:font-size="12pt" style:font-size-asian="12pt" style:font-size-complex="12pt"/>
    </style:style>
    <style:style style:name="T24_279" style:family="text">
      <style:text-properties fo:background-color="#ffffff" fo:color="#212121" fo:font-size="12pt" style:font-size-asian="12pt" style:font-size-complex="12pt"/>
    </style:style>
    <style:style style:name="T24_280" style:family="text">
      <style:text-properties fo:background-color="#ffffff" fo:color="#212121" fo:font-size="12pt" style:font-size-asian="12pt" style:font-size-complex="12pt"/>
    </style:style>
    <style:style style:name="T24_281" style:family="text">
      <style:text-properties fo:background-color="#ffffff" fo:color="#212121" fo:font-size="12pt" style:font-size-asian="12pt" style:font-size-complex="12pt"/>
    </style:style>
    <style:style style:name="T24_282" style:family="text">
      <style:text-properties fo:background-color="#ffffff" fo:color="#212121" fo:font-size="12pt" style:font-size-asian="12pt" style:font-size-complex="12pt"/>
    </style:style>
    <style:style style:name="T24_283" style:family="text">
      <style:text-properties fo:background-color="#ffffff" fo:color="#212121" fo:font-size="12pt" style:font-size-asian="12pt" style:font-size-complex="12pt"/>
    </style:style>
    <style:style style:name="T24_284" style:family="text">
      <style:text-properties fo:background-color="#ffffff" fo:color="#212121" fo:font-size="12pt" style:font-size-asian="12pt" style:font-size-complex="12pt"/>
    </style:style>
    <style:style style:name="T24_285" style:family="text">
      <style:text-properties fo:background-color="#ffffff" fo:color="#212121" fo:font-size="12pt" style:font-size-asian="12pt" style:font-size-complex="12pt"/>
    </style:style>
    <style:style style:name="T24_286" style:family="text">
      <style:text-properties fo:background-color="#ffffff" fo:color="#212121" fo:font-size="12pt" style:font-size-asian="12pt" style:font-size-complex="12pt"/>
    </style:style>
    <style:style style:name="T24_287" style:family="text">
      <style:text-properties fo:background-color="#ffffff" fo:color="#212121" fo:font-size="12pt" style:font-size-asian="12pt" style:font-size-complex="12pt"/>
    </style:style>
    <style:style style:name="T24_288" style:family="text">
      <style:text-properties fo:background-color="#ffffff" fo:color="#212121" fo:font-size="12pt" style:font-size-asian="12pt" style:font-size-complex="12pt"/>
    </style:style>
    <style:style style:name="T24_289" style:family="text">
      <style:text-properties fo:background-color="#ffffff" fo:color="#212121" fo:font-size="12pt" style:font-size-asian="12pt" style:font-size-complex="12pt"/>
    </style:style>
    <style:style style:name="T24_290" style:family="text">
      <style:text-properties fo:background-color="#ffffff" fo:color="#212121" fo:font-size="12pt" style:font-size-asian="12pt" style:font-size-complex="12pt"/>
    </style:style>
    <style:style style:name="T24_291" style:family="text">
      <style:text-properties fo:background-color="#ffffff" fo:color="#212121" fo:font-size="12pt" style:font-size-asian="12pt" style:font-size-complex="12pt"/>
    </style:style>
    <style:style style:name="T24_292" style:family="text">
      <style:text-properties fo:background-color="#ffffff" fo:color="#212121" fo:font-size="12pt" style:font-size-asian="12pt" style:font-size-complex="12pt"/>
    </style:style>
    <style:style style:name="T24_293" style:family="text">
      <style:text-properties fo:background-color="#ffffff" fo:color="#212121" fo:font-size="12pt" style:font-size-asian="12pt" style:font-size-complex="12pt"/>
    </style:style>
    <style:style style:name="T24_294" style:family="text">
      <style:text-properties fo:background-color="#ffffff" fo:color="#212121" fo:font-size="12pt" style:font-size-asian="12pt" style:font-size-complex="12pt"/>
    </style:style>
    <style:style style:name="T24_295" style:family="text">
      <style:text-properties fo:background-color="#ffffff" fo:color="#212121" fo:font-size="12pt" style:font-size-asian="12pt" style:font-size-complex="12pt"/>
    </style:style>
    <style:style style:name="T24_296" style:family="text">
      <style:text-properties fo:background-color="#ffffff" fo:color="#212121" fo:font-size="12pt" style:font-size-asian="12pt" style:font-size-complex="12pt"/>
    </style:style>
    <style:style style:name="T24_297" style:family="text">
      <style:text-properties fo:background-color="#ffffff" fo:color="#212121" fo:font-size="12pt" style:font-size-asian="12pt" style:font-size-complex="12pt"/>
    </style:style>
    <style:style style:name="T24_298" style:family="text">
      <style:text-properties fo:background-color="#ffffff" fo:color="#212121" fo:font-size="12pt" style:font-size-asian="12pt" style:font-size-complex="12pt"/>
    </style:style>
    <style:style style:name="T24_299" style:family="text">
      <style:text-properties fo:background-color="#ffffff" fo:color="#212121" fo:font-size="12pt" style:font-size-asian="12pt" style:font-size-complex="12pt"/>
    </style:style>
    <style:style style:name="T24_300" style:family="text">
      <style:text-properties fo:background-color="#ffffff" fo:color="#212121" fo:font-size="12pt" style:font-size-asian="12pt" style:font-size-complex="12pt"/>
    </style:style>
    <style:style style:name="T24_301" style:family="text">
      <style:text-properties fo:background-color="#ffffff" fo:color="#212121" fo:font-size="12pt" style:font-size-asian="12pt" style:font-size-complex="12pt"/>
    </style:style>
    <style:style style:name="T24_302" style:family="text">
      <style:text-properties fo:background-color="#ffffff" fo:color="#212121" fo:font-size="12pt" style:font-size-asian="12pt" style:font-size-complex="12pt"/>
    </style:style>
    <style:style style:name="T24_303" style:family="text">
      <style:text-properties fo:background-color="#ffffff" fo:color="#212121" fo:font-size="12pt" style:font-size-asian="12pt" style:font-size-complex="12pt"/>
    </style:style>
    <style:style style:name="T24_304" style:family="text">
      <style:text-properties fo:background-color="#ffffff" fo:color="#212121" fo:font-size="12pt" style:font-size-asian="12pt" style:font-size-complex="12pt"/>
    </style:style>
    <style:style style:name="T24_305" style:family="text">
      <style:text-properties fo:background-color="#ffffff" fo:color="#212121" fo:font-size="12pt" style:font-size-asian="12pt" style:font-size-complex="12pt"/>
    </style:style>
    <style:style style:name="T24_306" style:family="text">
      <style:text-properties fo:background-color="#ffffff" fo:color="#212121" fo:font-size="12pt" style:font-size-asian="12pt" style:font-size-complex="12pt"/>
    </style:style>
    <style:style style:name="T24_307" style:family="text">
      <style:text-properties fo:background-color="#ffffff" fo:color="#212121" fo:font-size="12pt" style:font-size-asian="12pt" style:font-size-complex="12pt"/>
    </style:style>
    <style:style style:name="T24_308" style:family="text">
      <style:text-properties fo:background-color="#ffffff" fo:color="#212121" fo:font-size="12pt" style:font-size-asian="12pt" style:font-size-complex="12pt"/>
    </style:style>
    <style:style style:name="T24_309" style:family="text">
      <style:text-properties fo:background-color="#ffffff" fo:color="#212121" fo:font-size="12pt" style:font-size-asian="12pt" style:font-size-complex="12pt"/>
    </style:style>
    <style:style style:name="T24_310" style:family="text">
      <style:text-properties fo:background-color="#ffffff" fo:color="#212121" fo:font-size="12pt" style:font-size-asian="12pt" style:font-size-complex="12pt"/>
    </style:style>
    <style:style style:name="T24_311" style:family="text">
      <style:text-properties fo:background-color="#ffffff" fo:color="#212121" fo:font-size="12pt" style:font-size-asian="12pt" style:font-size-complex="12pt"/>
    </style:style>
    <style:style style:name="T24_312" style:family="text">
      <style:text-properties fo:background-color="#ffffff" fo:color="#212121" fo:font-size="12pt" style:font-size-asian="12pt" style:font-size-complex="12pt"/>
    </style:style>
    <style:style style:name="T24_313" style:family="text">
      <style:text-properties fo:background-color="#ffffff" fo:color="#212121" fo:font-size="12pt" style:font-size-asian="12pt" style:font-size-complex="12pt"/>
    </style:style>
    <style:style style:name="T24_314" style:family="text">
      <style:text-properties fo:background-color="#ffffff" fo:color="#212121" fo:font-size="12pt" style:font-size-asian="12pt" style:font-size-complex="12pt"/>
    </style:style>
    <style:style style:name="T24_315" style:family="text">
      <style:text-properties fo:background-color="#ffffff" fo:color="#212121" fo:font-size="12pt" style:font-size-asian="12pt" style:font-size-complex="12pt"/>
    </style:style>
    <style:style style:name="T24_316" style:family="text">
      <style:text-properties fo:background-color="#ffffff" fo:color="#212121" fo:font-size="12pt" style:font-size-asian="12pt" style:font-size-complex="12pt"/>
    </style:style>
    <style:style style:name="T24_317" style:family="text">
      <style:text-properties fo:background-color="#ffffff" fo:color="#212121" fo:font-size="12pt" style:font-size-asian="12pt" style:font-size-complex="12pt"/>
    </style:style>
    <style:style style:name="T24_318" style:family="text">
      <style:text-properties fo:background-color="#ffffff" fo:color="#212121" fo:font-size="12pt" style:font-size-asian="12pt" style:font-size-complex="12pt"/>
    </style:style>
    <style:style style:name="T24_319" style:family="text">
      <style:text-properties fo:background-color="#ffffff" fo:color="#212121" fo:font-size="12pt" style:font-size-asian="12pt" style:font-size-complex="12pt"/>
    </style:style>
    <style:style style:name="T24_320" style:family="text">
      <style:text-properties fo:background-color="#ffffff" fo:color="#212121" fo:font-size="12pt" style:font-size-asian="12pt" style:font-size-complex="12pt"/>
    </style:style>
    <style:style style:name="T24_321" style:family="text">
      <style:text-properties fo:background-color="#ffffff" fo:color="#212121" fo:font-size="12pt" style:font-size-asian="12pt" style:font-size-complex="12pt"/>
    </style:style>
    <style:style style:name="T24_322" style:family="text">
      <style:text-properties fo:background-color="#ffffff" fo:color="#212121" fo:font-size="12pt" style:font-size-asian="12pt" style:font-size-complex="12pt"/>
    </style:style>
    <style:style style:name="T24_323" style:family="text">
      <style:text-properties fo:background-color="#ffffff" fo:color="#212121" fo:font-size="12pt" style:font-size-asian="12pt" style:font-size-complex="12pt"/>
    </style:style>
    <style:style style:name="T24_324" style:family="text">
      <style:text-properties fo:background-color="#ffffff" fo:color="#212121" fo:font-size="12pt" style:font-size-asian="12pt" style:font-size-complex="12pt"/>
    </style:style>
    <style:style style:name="T24_325" style:family="text">
      <style:text-properties fo:background-color="#ffffff" fo:color="#212121" fo:font-size="12pt" style:font-size-asian="12pt" style:font-size-complex="12pt"/>
    </style:style>
    <style:style style:name="T24_326" style:family="text">
      <style:text-properties fo:background-color="#ffffff" fo:color="#212121" fo:font-size="12pt" style:font-size-asian="12pt" style:font-size-complex="12pt"/>
    </style:style>
    <style:style style:name="T24_327" style:family="text">
      <style:text-properties fo:background-color="#ffffff" fo:color="#212121" fo:font-size="12pt" style:font-size-asian="12pt" style:font-size-complex="12pt"/>
    </style:style>
    <style:style style:name="T24_328" style:family="text">
      <style:text-properties fo:background-color="#ffffff" fo:color="#212121" fo:font-size="12pt" style:font-size-asian="12pt" style:font-size-complex="12pt"/>
    </style:style>
    <style:style style:name="T24_329" style:family="text">
      <style:text-properties fo:background-color="#ffffff" fo:color="#212121" fo:font-size="12pt" style:font-size-asian="12pt" style:font-size-complex="12pt"/>
    </style:style>
    <style:style style:name="T24_330" style:family="text">
      <style:text-properties fo:background-color="#ffffff" fo:color="#212121" fo:font-size="12pt" style:font-size-asian="12pt" style:font-size-complex="12pt"/>
    </style:style>
    <style:style style:name="T24_331" style:family="text">
      <style:text-properties fo:background-color="#ffffff" fo:color="#212121" fo:font-size="12pt" style:font-size-asian="12pt" style:font-size-complex="12pt"/>
    </style:style>
    <style:style style:name="T24_332" style:family="text">
      <style:text-properties fo:background-color="#ffffff" fo:color="#212121" fo:font-size="12pt" style:font-size-asian="12pt" style:font-size-complex="12pt"/>
    </style:style>
    <style:style style:name="T24_333" style:family="text">
      <style:text-properties fo:background-color="#ffffff" fo:color="#212121" fo:font-size="12pt" style:font-size-asian="12pt" style:font-size-complex="12pt"/>
    </style:style>
    <style:style style:name="T24_334" style:family="text">
      <style:text-properties fo:background-color="#ffffff" fo:color="#212121" fo:font-size="12pt" style:font-size-asian="12pt" style:font-size-complex="12pt"/>
    </style:style>
    <style:style style:name="T24_335" style:family="text">
      <style:text-properties fo:background-color="#ffffff" fo:color="#212121" fo:font-size="12pt" style:font-size-asian="12pt" style:font-size-complex="12pt"/>
    </style:style>
    <style:style style:name="T24_336" style:family="text">
      <style:text-properties fo:background-color="#ffffff" fo:color="#212121" fo:font-size="12pt" style:font-size-asian="12pt" style:font-size-complex="12pt"/>
    </style:style>
    <style:style style:name="P25" style:family="paragraph" style:parent-style-name="Standard">
      <style:paragraph-properties fo:text-align="justify" fo:break-before="auto" fo:line-height="115%" style:writing-mode="lr-tb"/>
      <style:text-properties fo:background-color="#ffffff" fo:color="#212121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P2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CAPÍTULO</text:span><text:span text:style-name="T1_2"><text:s/></text:span><text:span text:style-name="T1_3">XVIII</text:span><text:span text:style-name="T1_4"><text:s/></text:span></text:p>
      <text:p text:style-name="P2"><text:span text:style-name="T2_1">El</text:span><text:span text:style-name="T2_2"><text:s/></text:span><text:span text:style-name="T2_3">todo</text:span><text:span text:style-name="T2_4"><text:s/></text:span><text:span text:style-name="T2_5">es</text:span><text:span text:style-name="T2_6"><text:s/></text:span><text:span text:style-name="T2_7">Mayor</text:span><text:span text:style-name="T2_8"><text:s/></text:span><text:span text:style-name="T2_9">que</text:span><text:span text:style-name="T2_10"><text:s/></text:span><text:span text:style-name="T2_11">la</text:span><text:span text:style-name="T2_12"><text:s/></text:span><text:span text:style-name="T2_13">suma</text:span><text:span text:style-name="T2_14"><text:s/></text:span><text:span text:style-name="T2_15">de</text:span><text:span text:style-name="T2_16"><text:s/></text:span><text:span text:style-name="T2_17">sus</text:span><text:span text:style-name="T2_18"><text:s/></text:span><text:span text:style-name="T2_19">Partes</text:span><text:span text:style-name="T2_20">.</text:span></text:p>
      <text:p text:style-name="P3"/>
      <text:p text:style-name="P4"><text:span text:style-name="T4_1">Concepto</text:span><text:span text:style-name="T4_2"><text:s/></text:span><text:span text:style-name="T4_3">de</text:span><text:span text:style-name="T4_4"><text:s/></text:span><text:span text:style-name="T4_5">Equipos</text:span><text:span text:style-name="T4_6"><text:s/></text:span><text:span text:style-name="T4_7">Cohesionados</text:span></text:p>
      <text:p text:style-name="P5"><text:span text:style-name="T5_1">Equipo</text:span><text:span text:style-name="T5_2"><text:s/></text:span><text:span text:style-name="T5_3">unido</text:span><text:span text:style-name="T5_4"><text:s/></text:span><text:span text:style-name="T5_5">es</text:span><text:span text:style-name="T5_6"><text:s/></text:span><text:span text:style-name="T5_7">un</text:span><text:span text:style-name="T5_8"><text:s/></text:span><text:span text:style-name="T5_9">grupo</text:span><text:span text:style-name="T5_10"><text:s/></text:span><text:span text:style-name="T5_11">de</text:span><text:span text:style-name="T5_12"><text:s/></text:span><text:span text:style-name="T5_13">personas</text:span><text:span text:style-name="T5_14"><text:s/></text:span><text:span text:style-name="T5_15">que</text:span><text:span text:style-name="T5_16"><text:s/></text:span><text:span text:style-name="T5_17">están</text:span><text:span text:style-name="T5_18"><text:s/></text:span><text:span text:style-name="T5_19">fuertemente</text:span><text:span text:style-name="T5_20"><text:s/></text:span><text:span text:style-name="T5_21">unidas</text:span><text:span text:style-name="T5_22"><text:s/></text:span><text:span text:style-name="T5_23">que</text:span><text:span text:style-name="T5_24"><text:s/></text:span><text:span text:style-name="T5_25">el</text:span><text:span text:style-name="T5_26"><text:s/></text:span><text:span text:style-name="T5_27">todo</text:span><text:span text:style-name="T5_28"><text:s/></text:span><text:span text:style-name="T5_29">es</text:span><text:span text:style-name="T5_30"><text:s/></text:span><text:span text:style-name="T5_31">mejor</text:span><text:span text:style-name="T5_32"><text:s/></text:span><text:span text:style-name="T5_33">que</text:span><text:span text:style-name="T5_34"><text:s/></text:span><text:span text:style-name="T5_35">los</text:span><text:span text:style-name="T5_36"><text:s/></text:span><text:span text:style-name="T5_37">individuos</text:span><text:span text:style-name="T5_38">.<text:s/></text:span><text:span text:style-name="T5_39">La</text:span><text:span text:style-name="T5_40"><text:s/></text:span><text:span text:style-name="T5_41">producción</text:span><text:span text:style-name="T5_42"><text:s/></text:span><text:span text:style-name="T5_43">de</text:span><text:span text:style-name="T5_44"><text:s/></text:span><text:span text:style-name="T5_45">dichos</text:span><text:span text:style-name="T5_46"><text:s/></text:span><text:span text:style-name="T5_47">equipo</text:span><text:span text:style-name="T5_48"><text:s/></text:span><text:span text:style-name="T5_49">es</text:span><text:span text:style-name="T5_50"><text:s/></text:span><text:span text:style-name="T5_51">más</text:span><text:span text:style-name="T5_52"><text:s/></text:span><text:span text:style-name="T5_53">grande</text:span><text:span text:style-name="T5_54"><text:s/></text:span><text:span text:style-name="T5_55">que</text:span><text:span text:style-name="T5_56"><text:s/></text:span><text:span text:style-name="T5_57">el</text:span><text:span text:style-name="T5_58"><text:s/></text:span><text:span text:style-name="T5_59">trabajo</text:span><text:span text:style-name="T5_60"><text:s/></text:span><text:span text:style-name="T5_61">de</text:span><text:span text:style-name="T5_62"><text:s/></text:span><text:span text:style-name="T5_63">las</text:span><text:span text:style-name="T5_64"><text:s/></text:span><text:span text:style-name="T5_65">mismas</text:span><text:span text:style-name="T5_66"><text:s/></text:span><text:span text:style-name="T5_67">personas</text:span><text:span text:style-name="T5_68"><text:s/></text:span><text:span text:style-name="T5_69">de</text:span><text:span text:style-name="T5_70"><text:s/></text:span><text:span text:style-name="T5_71">forma</text:span><text:span text:style-name="T5_72"><text:s/></text:span><text:span text:style-name="T5_73">desordenada</text:span><text:span text:style-name="T5_74">.<text:s/></text:span><text:span text:style-name="T5_75">El</text:span><text:span text:style-name="T5_76"><text:s/></text:span><text:span text:style-name="T5_77">disfrute</text:span><text:span text:style-name="T5_78"><text:s/></text:span><text:span text:style-name="T5_79">de</text:span><text:span text:style-name="T5_80"><text:s/></text:span><text:span text:style-name="T5_81">las</text:span><text:span text:style-name="T5_82"><text:s/></text:span><text:span text:style-name="T5_83">personas</text:span><text:span text:style-name="T5_84"><text:s/></text:span><text:span text:style-name="T5_85">se</text:span><text:span text:style-name="T5_86"><text:s/></text:span><text:span text:style-name="T5_87">deriva</text:span><text:span text:style-name="T5_88"><text:s/></text:span><text:span text:style-name="T5_89">de</text:span><text:span text:style-name="T5_90"><text:s/></text:span><text:span text:style-name="T5_91">su</text:span><text:span text:style-name="T5_92"><text:s/></text:span><text:span text:style-name="T5_93">trabajo</text:span><text:span text:style-name="T5_94"><text:s/></text:span><text:span text:style-name="T5_95">es</text:span><text:span text:style-name="T5_96"><text:s/></text:span><text:span text:style-name="T5_97">más</text:span><text:span text:style-name="T5_98"><text:s/></text:span><text:span text:style-name="T5_99">grande</text:span><text:span text:style-name="T5_100"><text:s/></text:span><text:span text:style-name="T5_101">de</text:span><text:span text:style-name="T5_102"><text:s/></text:span><text:span text:style-name="T5_103">lo</text:span><text:span text:style-name="T5_104"><text:s/></text:span><text:span text:style-name="T5_105">que</text:span><text:span text:style-name="T5_106"><text:s/></text:span><text:span text:style-name="T5_107">cabría</text:span><text:span text:style-name="T5_108"><text:s/></text:span><text:span text:style-name="T5_109">esperar</text:span><text:span text:style-name="T5_110">,<text:s/></text:span><text:span text:style-name="T5_111">teniendo</text:span><text:span text:style-name="T5_112"><text:s/></text:span><text:span text:style-name="T5_113">en</text:span><text:span text:style-name="T5_114"><text:s/></text:span><text:span text:style-name="T5_115">cuenta</text:span><text:span text:style-name="T5_116"><text:s/></text:span><text:span text:style-name="T5_117">la</text:span><text:span text:style-name="T5_118"><text:s/></text:span><text:span text:style-name="T5_119">naturaleza</text:span><text:span text:style-name="T5_120"><text:s/></text:span><text:span text:style-name="T5_121">de</text:span><text:span text:style-name="T5_122"><text:s/></text:span><text:span text:style-name="T5_123">la</text:span><text:span text:style-name="T5_124"><text:s/></text:span><text:span text:style-name="T5_125">propia</text:span><text:span text:style-name="T5_126"><text:s/></text:span><text:span text:style-name="T5_127">obra</text:span><text:span text:style-name="T5_128">.<text:s/></text:span><text:span text:style-name="T5_129">En</text:span><text:span text:style-name="T5_130"><text:s/></text:span><text:span text:style-name="T5_131">algunos</text:span><text:span text:style-name="T5_132"><text:s/></text:span><text:span text:style-name="T5_133">casos</text:span><text:span text:style-name="T5_134">,<text:s/></text:span><text:span text:style-name="T5_135">los</text:span><text:span text:style-name="T5_136"><text:s/></text:span><text:span text:style-name="T5_137">equipos</text:span><text:span text:style-name="T5_138"><text:s/></text:span><text:span text:style-name="T5_139">unidos</text:span><text:span text:style-name="T5_140"><text:s/></text:span><text:span text:style-name="T5_141">trabajan</text:span><text:span text:style-name="T5_142"><text:s/></text:span><text:span text:style-name="T5_143">en</text:span><text:span text:style-name="T5_144"><text:s/></text:span><text:span text:style-name="T5_145">tareas</text:span><text:span text:style-name="T5_146"><text:s/></text:span><text:span text:style-name="T5_147">que</text:span><text:span text:style-name="T5_148"><text:s/></text:span><text:span text:style-name="T5_149">otros</text:span><text:span text:style-name="T5_150"><text:s/></text:span><text:span text:style-name="T5_151">declaran</text:span><text:span text:style-name="T5_152"><text:s/></text:span><text:span text:style-name="T5_153">aburridas</text:span><text:span text:style-name="T5_154"><text:s/></text:span><text:span text:style-name="T5_155">por</text:span><text:span text:style-name="T5_156"><text:s/></text:span><text:span text:style-name="T5_157">el</text:span><text:span text:style-name="T5_158"><text:s/></text:span><text:span text:style-name="T5_159">tiempo</text:span><text:span text:style-name="T5_160"><text:s/></text:span><text:span text:style-name="T5_161">que</text:span><text:span text:style-name="T5_162"><text:s/></text:span><text:span text:style-name="T5_163">llevan</text:span><text:span text:style-name="T5_164">.</text:span></text:p>
      <text:p text:style-name="P6"><text:span text:style-name="T6_1">Una</text:span><text:span text:style-name="T6_2"><text:s/></text:span><text:span text:style-name="T6_3">vez</text:span><text:span text:style-name="T6_4"><text:s/></text:span><text:span text:style-name="T6_5">que</text:span><text:span text:style-name="T6_6"><text:s/></text:span><text:span text:style-name="T6_7">el</text:span><text:span text:style-name="T6_8"><text:s/></text:span><text:span text:style-name="T6_9">equipo</text:span><text:span text:style-name="T6_10"><text:s/></text:span><text:span text:style-name="T6_11">empiece</text:span><text:span text:style-name="T6_12"><text:s/></text:span><text:span text:style-name="T6_13">a</text:span><text:span text:style-name="T6_14"><text:s/></text:span><text:span text:style-name="T6_15">conjuntarse</text:span><text:span text:style-name="T6_16">,<text:s/></text:span><text:span text:style-name="T6_17">la</text:span><text:span text:style-name="T6_18"><text:s/></text:span><text:span text:style-name="T6_19">probabilidad</text:span><text:span text:style-name="T6_20"><text:s/></text:span><text:span text:style-name="T6_21">de</text:span><text:span text:style-name="T6_22"><text:s/></text:span><text:span text:style-name="T6_23">éxito</text:span><text:span text:style-name="T6_24"><text:s/></text:span><text:span text:style-name="T6_25">empieza</text:span><text:span text:style-name="T6_26"><text:s/></text:span><text:span text:style-name="T6_27">a</text:span><text:span text:style-name="T6_28"><text:s/></text:span><text:span text:style-name="T6_29">crecer</text:span><text:span text:style-name="T6_30"><text:s/></text:span><text:span text:style-name="T6_31">dramáticamente</text:span><text:span text:style-name="T6_32">,<text:s/></text:span><text:span text:style-name="T6_33">el</text:span><text:span text:style-name="T6_34"><text:s/></text:span><text:span text:style-name="T6_35">equipo</text:span><text:span text:style-name="T6_36"><text:s/></text:span><text:span text:style-name="T6_37">puede</text:span><text:span text:style-name="T6_38"><text:s/></text:span><text:span text:style-name="T6_39">llegar</text:span><text:span text:style-name="T6_40"><text:s/></text:span><text:span text:style-name="T6_41">a</text:span><text:span text:style-name="T6_42"><text:s/></text:span><text:span text:style-name="T6_43">ser</text:span><text:span text:style-name="T6_44"><text:s/></text:span><text:span text:style-name="T6_45">casi</text:span><text:span text:style-name="T6_46"><text:s/></text:span><text:span text:style-name="T6_47">imparable</text:span><text:span text:style-name="T6_48">,<text:s/></text:span><text:span text:style-name="T6_49">un</text:span><text:span text:style-name="T6_50"><text:s/></text:span><text:span text:style-name="T6_51">gigante</text:span><text:span text:style-name="T6_52"><text:s/></text:span><text:span text:style-name="T6_53">para</text:span><text:span text:style-name="T6_54"><text:s/></text:span><text:span text:style-name="T6_55">el</text:span><text:span text:style-name="T6_56"><text:s/></text:span><text:span text:style-name="T6_57">éxito</text:span><text:span text:style-name="T6_58">.</text:span></text:p>
      <text:p text:style-name="P7"><text:span text:style-name="T7_1">La</text:span><text:span text:style-name="T7_2"><text:s/></text:span><text:span text:style-name="T7_3">razón</text:span><text:span text:style-name="T7_4"><text:s/></text:span><text:span text:style-name="T7_5">para</text:span><text:span text:style-name="T7_6"><text:s/></text:span><text:span text:style-name="T7_7">este</text:span><text:span text:style-name="T7_8"><text:s/></text:span><text:span text:style-name="T7_9">efecto</text:span><text:span text:style-name="T7_10"><text:s/></text:span><text:span text:style-name="T7_11">no</text:span><text:span text:style-name="T7_12"><text:s/></text:span><text:span text:style-name="T7_13">es</text:span><text:span text:style-name="T7_14"><text:s/></text:span><text:span text:style-name="T7_15">tan</text:span><text:span text:style-name="T7_16"><text:s/></text:span><text:span text:style-name="T7_17">compleja</text:span><text:span text:style-name="T7_18">:<text:s/></text:span><text:span text:style-name="T7_19">Los</text:span><text:span text:style-name="T7_20"><text:s/></text:span><text:span text:style-name="T7_21">equipos</text:span><text:span text:style-name="T7_22"><text:s/></text:span><text:span text:style-name="T7_23">por</text:span><text:span text:style-name="T7_24"><text:s/></text:span><text:span text:style-name="T7_25">su</text:span><text:span text:style-name="T7_26"><text:s/></text:span><text:span text:style-name="T7_27">propia</text:span><text:span text:style-name="T7_28"><text:s/></text:span><text:span text:style-name="T7_29">naturaleza</text:span><text:span text:style-name="T7_30"><text:s/></text:span><text:span text:style-name="T7_31">son</text:span><text:span text:style-name="T7_32"><text:s/></text:span><text:span text:style-name="T7_33">formados</text:span><text:span text:style-name="T7_34"><text:s/></text:span><text:span text:style-name="T7_35">alrededor</text:span><text:span text:style-name="T7_36"><text:s/></text:span><text:span text:style-name="T7_37">de</text:span><text:span text:style-name="T7_38"><text:s/></text:span><text:span text:style-name="T7_39">metas</text:span><text:span text:style-name="T7_40">.<text:s/></text:span><text:span text:style-name="T7_41">Esta</text:span><text:span text:style-name="T7_42"><text:s/></text:span><text:span text:style-name="T7_43">meta</text:span><text:span text:style-name="T7_44"><text:s/></text:span><text:span text:style-name="T7_45">corporativa</text:span><text:span text:style-name="T7_46"><text:s/></text:span><text:span text:style-name="T7_47">adquiere</text:span><text:span text:style-name="T7_48"><text:s/></text:span><text:span text:style-name="T7_49">mayor</text:span><text:span text:style-name="T7_50"><text:s/></text:span><text:span text:style-name="T7_51">importancia</text:span><text:span text:style-name="T7_52"><text:s/></text:span><text:span text:style-name="T7_53">por</text:span><text:span text:style-name="T7_54"><text:s/></text:span><text:span text:style-name="T7_55">el</text:span><text:span text:style-name="T7_56"><text:s/></text:span><text:span text:style-name="T7_57">significado</text:span><text:span text:style-name="T7_58"><text:s/></text:span><text:span text:style-name="T7_59">del</text:span><text:span text:style-name="T7_60"><text:s text:c="2"/></text:span><text:span text:style-name="T7_61">grupo</text:span><text:span text:style-name="T7_62">.</text:span></text:p>
      <text:p text:style-name="P8"/>
      <text:p text:style-name="P9"><text:span text:style-name="T9_1">Gestión</text:span><text:span text:style-name="T9_2"><text:s/></text:span><text:span text:style-name="T9_3">por</text:span><text:span text:style-name="T9_4"><text:s/></text:span><text:span text:style-name="T9_5">optimismo</text:span><text:span text:style-name="T9_6"><text:s/></text:span><text:span text:style-name="T9_7">histérico</text:span></text:p>
      <text:p text:style-name="P10"><text:span text:style-name="T10_1">Algunos</text:span><text:span text:style-name="T10_2"><text:s/></text:span><text:span text:style-name="T10_3">gerentes</text:span><text:span text:style-name="T10_4"><text:s/></text:span><text:span text:style-name="T10_5">están</text:span><text:span text:style-name="T10_6"><text:s/></text:span><text:span text:style-name="T10_7">consternados</text:span><text:span text:style-name="T10_8"><text:s/></text:span><text:span text:style-name="T10_9">por</text:span><text:span text:style-name="T10_10"><text:s/></text:span><text:span text:style-name="T10_11">los</text:span><text:span text:style-name="T10_12"><text:s/></text:span><text:span text:style-name="T10_13">anteriores</text:span><text:span text:style-name="T10_14"><text:s/></text:span><text:span text:style-name="T10_15">párrafos</text:span><text:span text:style-name="T10_16">.<text:s/></text:span><text:span text:style-name="T10_17">Encuentran</text:span><text:span text:style-name="T10_18"><text:s/></text:span><text:span text:style-name="T10_19">desagradable</text:span><text:span text:style-name="T10_20"><text:s/></text:span><text:span text:style-name="T10_21">considerar</text:span><text:span text:style-name="T10_22"><text:s/></text:span><text:span text:style-name="T10_23">este</text:span><text:span text:style-name="T10_24"><text:s/></text:span><text:span text:style-name="T10_25">artificio</text:span><text:span text:style-name="T10_26"><text:s/></text:span><text:span text:style-name="T10_27">para</text:span><text:span text:style-name="T10_28"><text:s/></text:span><text:span text:style-name="T10_29">lograr</text:span><text:span text:style-name="T10_30"><text:s/></text:span><text:span text:style-name="T10_31">que</text:span><text:span text:style-name="T10_32"><text:s/></text:span><text:span text:style-name="T10_33">los</text:span><text:span text:style-name="T10_34"><text:s/></text:span><text:span text:style-name="T10_35">trabajadores</text:span><text:span text:style-name="T10_36"><text:s/></text:span><text:span text:style-name="T10_37">acepten</text:span><text:span text:style-name="T10_38"><text:s/></text:span><text:span text:style-name="T10_39">las</text:span><text:span text:style-name="T10_40"><text:s/></text:span><text:span text:style-name="T10_41">metas</text:span><text:span text:style-name="T10_42"><text:s/></text:span><text:span text:style-name="T10_43">corporativas</text:span><text:span text:style-name="T10_44">.<text:s/>¿</text:span><text:span text:style-name="T10_45">Por</text:span><text:span text:style-name="T10_46"><text:s/></text:span><text:span text:style-name="T10_47">qué</text:span><text:span text:style-name="T10_48"><text:s/></text:span><text:span text:style-name="T10_49">necesitamos</text:span><text:span text:style-name="T10_50"><text:s/></text:span><text:span text:style-name="T10_51">formas</text:span><text:span text:style-name="T10_52"><text:s/></text:span><text:span text:style-name="T10_53">para</text:span><text:span text:style-name="T10_54"><text:s/></text:span><text:span text:style-name="T10_55">elaborar</text:span><text:span text:style-name="T10_56"><text:s/></text:span><text:span text:style-name="T10_57">unidades</text:span><text:span text:style-name="T10_58"><text:s/></text:span><text:span text:style-name="T10_59">que</text:span><text:span text:style-name="T10_60"><text:s/></text:span><text:span text:style-name="T10_61">hagan</text:span><text:span text:style-name="T10_62"><text:s/></text:span><text:span text:style-name="T10_63">eso</text:span><text:span text:style-name="T10_64">?<text:s text:c="2"/></text:span><text:span text:style-name="T10_65">después</text:span><text:span text:style-name="T10_66"><text:s/></text:span><text:span text:style-name="T10_67">de</text:span><text:span text:style-name="T10_68"><text:s/></text:span><text:span text:style-name="T10_69">todo</text:span><text:span text:style-name="T10_70">,<text:s/></text:span><text:span text:style-name="T10_71">los</text:span><text:span text:style-name="T10_72"><text:s/></text:span><text:span text:style-name="T10_73">desarrolladores</text:span><text:span text:style-name="T10_74"><text:s/></text:span><text:span text:style-name="T10_75">profesionales</text:span><text:span text:style-name="T10_76"><text:s/></text:span><text:span text:style-name="T10_77">se</text:span><text:span text:style-name="T10_78"><text:s/></text:span><text:span text:style-name="T10_79">suponen</text:span><text:span text:style-name="T10_80"><text:s/></text:span><text:span text:style-name="T10_81">aceptan</text:span><text:span text:style-name="T10_82"><text:s/></text:span><text:span text:style-name="T10_83">sus</text:span><text:span text:style-name="T10_84"><text:s/></text:span><text:span text:style-name="T10_85">metas</text:span><text:span text:style-name="T10_86"><text:s/></text:span><text:span text:style-name="T10_87">de</text:span><text:span text:style-name="T10_88"><text:s/></text:span><text:span text:style-name="T10_89">empleo</text:span><text:span text:style-name="T10_90"><text:s/></text:span><text:span text:style-name="T10_91">como</text:span><text:span text:style-name="T10_92"><text:s/></text:span><text:span text:style-name="T10_93">condiciones</text:span><text:span text:style-name="T10_94"><text:s/></text:span><text:span text:style-name="T10_95">de</text:span><text:span text:style-name="T10_96"><text:s/></text:span><text:span text:style-name="T10_97">la</text:span><text:span text:style-name="T10_98"><text:s/></text:span><text:span text:style-name="T10_99">misma</text:span><text:span text:style-name="T10_100">.<text:s/></text:span><text:span text:style-name="T10_101">Eso</text:span><text:span text:style-name="T10_102"><text:s/></text:span><text:span text:style-name="T10_103">es</text:span><text:span text:style-name="T10_104"><text:s/></text:span><text:span text:style-name="T10_105">lo</text:span><text:span text:style-name="T10_106"><text:s/></text:span><text:span text:style-name="T10_107">que</text:span><text:span text:style-name="T10_108"><text:s/></text:span><text:span text:style-name="T10_109">significa</text:span><text:span text:style-name="T10_110"><text:s/></text:span><text:span text:style-name="T10_111">ser</text:span><text:span text:style-name="T10_112"><text:s/></text:span><text:span text:style-name="T10_113">un</text:span><text:span text:style-name="T10_114"><text:s/></text:span><text:span text:style-name="T10_115">profesional</text:span><text:span text:style-name="T10_116">.<text:s/></text:span><text:span text:style-name="T10_117">Creyendo</text:span><text:span text:style-name="T10_118"><text:s/></text:span><text:span text:style-name="T10_119">que</text:span><text:span text:style-name="T10_120"><text:s/></text:span><text:span text:style-name="T10_121">los</text:span><text:span text:style-name="T10_122"><text:s/></text:span><text:span text:style-name="T10_123">empleados</text:span><text:span text:style-name="T10_124"><text:s/></text:span><text:span text:style-name="T10_125">automáticamente</text:span><text:span text:style-name="T10_126"><text:s/></text:span><text:span text:style-name="T10_127">aceptan</text:span><text:span text:style-name="T10_128"><text:s/></text:span><text:span text:style-name="T10_129">las</text:span><text:span text:style-name="T10_130"><text:s/></text:span><text:span text:style-name="T10_131">metas</text:span><text:span text:style-name="T10_132"><text:s/></text:span><text:span text:style-name="T10_133">de</text:span><text:span text:style-name="T10_134"><text:s/></text:span><text:span text:style-name="T10_135">la</text:span><text:span text:style-name="T10_136"><text:s/></text:span><text:span text:style-name="T10_137">organización</text:span><text:span text:style-name="T10_138"><text:s/></text:span><text:span text:style-name="T10_139">es</text:span><text:span text:style-name="T10_140"><text:s/></text:span><text:span text:style-name="T10_141">la</text:span><text:span text:style-name="T10_142"><text:s/></text:span><text:span text:style-name="T10_143">señal</text:span><text:span text:style-name="T10_144"><text:s/></text:span><text:span text:style-name="T10_145">de</text:span><text:span text:style-name="T10_146"><text:s/></text:span><text:span text:style-name="T10_147">un</text:span><text:span text:style-name="T10_148"><text:s/></text:span><text:span text:style-name="T10_149">ingenuo</text:span><text:span text:style-name="T10_150"><text:s/></text:span><text:span text:style-name="T10_151">optimismo</text:span><text:span text:style-name="T10_152"><text:s/></text:span><text:span text:style-name="T10_153">de</text:span><text:span text:style-name="T10_154"><text:s/></text:span><text:span text:style-name="T10_155">la</text:span><text:span text:style-name="T10_156"><text:s/></text:span><text:span text:style-name="T10_157">gestión</text:span><text:span text:style-name="T10_158">.</text:span></text:p>
      <text:p text:style-name="P11"><text:span text:style-name="T11_1">El</text:span><text:span text:style-name="T11_2"><text:s/></text:span><text:span text:style-name="T11_3">dilema</text:span><text:span text:style-name="T11_4"><text:s/></text:span><text:span text:style-name="T11_5">es</text:span><text:span text:style-name="T11_6"><text:s/></text:span><text:span text:style-name="T11_7">que</text:span><text:span text:style-name="T11_8"><text:s/></text:span><text:span text:style-name="T11_9">como</text:span><text:span text:style-name="T11_10"><text:s/></text:span><text:span text:style-name="T11_11">jefe</text:span><text:span text:style-name="T11_12">,<text:s/></text:span><text:span text:style-name="T11_13">probablemente</text:span><text:span text:style-name="T11_14"><text:s/></text:span><text:span text:style-name="T11_15">aceptaste</text:span><text:span text:style-name="T11_16"><text:s/></text:span><text:span text:style-name="T11_17">la</text:span><text:span text:style-name="T11_18"><text:s/></text:span><text:span text:style-name="T11_19">meta</text:span><text:span text:style-name="T11_20"><text:s/></text:span><text:span text:style-name="T11_21">de</text:span><text:span text:style-name="T11_22"><text:s/></text:span><text:span text:style-name="T11_23">compañía</text:span><text:span text:style-name="T11_24"><text:s/></text:span><text:span text:style-name="T11_25">y</text:span><text:span text:style-name="T11_26"><text:s/></text:span><text:span text:style-name="T11_27">lo</text:span><text:span text:style-name="T11_28"><text:s/></text:span><text:span text:style-name="T11_29">aceptaste</text:span><text:span text:style-name="T11_30"><text:s/></text:span><text:span text:style-name="T11_31">con</text:span><text:span text:style-name="T11_32"><text:s/></text:span><text:span text:style-name="T11_33">entusiasmo</text:span><text:span text:style-name="T11_34">.<text:s/></text:span><text:span text:style-name="T11_35">Si</text:span><text:span text:style-name="T11_36"><text:s/></text:span><text:span text:style-name="T11_37">tu</text:span><text:span text:style-name="T11_38"><text:s/></text:span><text:span text:style-name="T11_39">equipo</text:span><text:span text:style-name="T11_40"><text:s/></text:span><text:span text:style-name="T11_41">no</text:span><text:span text:style-name="T11_42"><text:s/></text:span><text:span text:style-name="T11_43">está</text:span><text:span text:style-name="T11_44"><text:s/></text:span><text:span text:style-name="T11_45">lo</text:span><text:span text:style-name="T11_46"><text:s/></text:span><text:span text:style-name="T11_47">suficientemente</text:span><text:span text:style-name="T11_48"><text:s/></text:span><text:span text:style-name="T11_49">entusiasmado</text:span><text:span text:style-name="T11_50">.<text:s/></text:span><text:span text:style-name="T11_51">Su</text:span><text:span text:style-name="T11_52"><text:s/></text:span><text:span text:style-name="T11_53">falta</text:span><text:span text:style-name="T11_54"><text:s/></text:span><text:span text:style-name="T11_55">de</text:span><text:span text:style-name="T11_56"><text:s/></text:span><text:span text:style-name="T11_57">interés</text:span><text:span text:style-name="T11_58"><text:s/></text:span><text:span text:style-name="T11_59">podría</text:span><text:span text:style-name="T11_60"><text:s/></text:span><text:span text:style-name="T11_61">parecer</text:span><text:span text:style-name="T11_62"><text:s/></text:span><text:span text:style-name="T11_63">casi</text:span><text:span text:style-name="T11_64"><text:s/></text:span><text:span text:style-name="T11_65">una</text:span><text:span text:style-name="T11_66"><text:s/></text:span><text:span text:style-name="T11_67">traición</text:span><text:span text:style-name="T11_68"><text:s/></text:span><text:span text:style-name="T11_69">para</text:span><text:span text:style-name="T11_70"><text:s/></text:span><text:span text:style-name="T11_71">ti</text:span><text:span text:style-name="T11_72">.</text:span></text:p>
      <text:p text:style-name="P12"/>
      <text:p text:style-name="P13"><text:span text:style-name="T13_1">Los</text:span><text:span text:style-name="T13_2"><text:s/></text:span><text:span text:style-name="T13_3">cañones</text:span><text:span text:style-name="T13_4"><text:s/></text:span><text:span text:style-name="T13_5">de</text:span><text:span text:style-name="T13_6"><text:s/></text:span><text:span text:style-name="T13_7">Navarone</text:span></text:p>
      <text:p text:style-name="P14"><text:span text:style-name="T14_1">Los</text:span><text:span text:style-name="T14_2"><text:s/></text:span><text:span text:style-name="T14_3">objetivos</text:span><text:span text:style-name="T14_4"><text:s/></text:span><text:span text:style-name="T14_5">de</text:span><text:span text:style-name="T14_6"><text:s/></text:span><text:span text:style-name="T14_7">las</text:span><text:span text:style-name="T14_8"><text:s/></text:span><text:span text:style-name="T14_9">personas</text:span><text:span text:style-name="T14_10"><text:s/></text:span><text:span text:style-name="T14_11">siempre</text:span><text:span text:style-name="T14_12"><text:s/></text:span><text:span text:style-name="T14_13">van</text:span><text:span text:style-name="T14_14"><text:s/></text:span><text:span text:style-name="T14_15">a</text:span><text:span text:style-name="T14_16"><text:s/></text:span><text:span text:style-name="T14_17">parecer</text:span><text:span text:style-name="T14_18"><text:s/></text:span><text:span text:style-name="T14_19">arbitrarios</text:span><text:span text:style-name="T14_20"><text:s/></text:span><text:span text:style-name="T14_21">a</text:span><text:span text:style-name="T14_22"><text:s/></text:span><text:span text:style-name="T14_23">las</text:span><text:span text:style-name="T14_24"><text:s/></text:span><text:span text:style-name="T14_25">personas</text:span><text:span text:style-name="T14_26"><text:s/>-<text:s/></text:span><text:span text:style-name="T14_27">corporaciones</text:span><text:span text:style-name="T14_28"><text:s/></text:span><text:span text:style-name="T14_29">parecen</text:span><text:span text:style-name="T14_30"><text:s/></text:span><text:span text:style-name="T14_31">arbitrarios</text:span><text:span text:style-name="T14_32"><text:s/></text:span><text:span text:style-name="T14_33">a</text:span><text:span text:style-name="T14_34"><text:s/></text:span><text:span text:style-name="T14_35">las</text:span><text:span text:style-name="T14_36"><text:s/></text:span><text:span text:style-name="T14_37">personas</text:span><text:span text:style-name="T14_38"><text:s/>-<text:s/></text:span><text:span text:style-name="T14_39">pero</text:span><text:span text:style-name="T14_40"><text:s/></text:span><text:span text:style-name="T14_41">la</text:span><text:span text:style-name="T14_42"><text:s/></text:span><text:span text:style-name="T14_43">arbitrariedad</text:span><text:span text:style-name="T14_44"><text:s/></text:span><text:span text:style-name="T14_45">de</text:span><text:span text:style-name="T14_46"><text:s/></text:span><text:span text:style-name="T14_47">las</text:span><text:span text:style-name="T14_48"><text:s/></text:span><text:span text:style-name="T14_49">metas</text:span><text:span text:style-name="T14_50"><text:s/></text:span><text:span text:style-name="T14_51">no</text:span><text:span text:style-name="T14_52"><text:s/></text:span><text:span text:style-name="T14_53">significa</text:span><text:span text:style-name="T14_54"><text:s/></text:span><text:span text:style-name="T14_55">que</text:span><text:span text:style-name="T14_56"><text:s/></text:span><text:span text:style-name="T14_57">nadie</text:span><text:span text:style-name="T14_58"><text:s/></text:span><text:span text:style-name="T14_59">las</text:span><text:span text:style-name="T14_60"><text:s/></text:span><text:span text:style-name="T14_61">vaya</text:span><text:span text:style-name="T14_62"><text:s/></text:span><text:span text:style-name="T14_63">a</text:span><text:span text:style-name="T14_64"><text:s/></text:span><text:span text:style-name="T14_65">aceptar</text:span><text:span text:style-name="T14_66">.<text:s/></text:span><text:span text:style-name="T14_67">Si</text:span><text:span text:style-name="T14_68"><text:s/></text:span><text:span text:style-name="T14_69">así</text:span><text:span text:style-name="T14_70"><text:s/></text:span><text:span text:style-name="T14_71">fuera</text:span><text:span text:style-name="T14_72">,<text:s/></text:span><text:span text:style-name="T14_73">no</text:span><text:span text:style-name="T14_74"><text:s/></text:span><text:span text:style-name="T14_75">existirían</text:span><text:span text:style-name="T14_76"><text:s/></text:span><text:span text:style-name="T14_77">los</text:span><text:span text:style-name="T14_78"><text:s/></text:span><text:span text:style-name="T14_79">deportes</text:span><text:span text:style-name="T14_80">.<text:s/></text:span><text:span text:style-name="T14_81">Su</text:span><text:span text:style-name="T14_82"><text:s/></text:span><text:span text:style-name="T14_83">participación</text:span><text:span text:style-name="T14_84"><text:s/></text:span><text:span text:style-name="T14_85">es</text:span><text:span text:style-name="T14_86"><text:s/></text:span><text:span text:style-name="T14_87">una</text:span><text:span text:style-name="T14_88"><text:s/></text:span><text:span text:style-name="T14_89">función</text:span><text:span text:style-name="T14_90"><text:s/></text:span><text:span text:style-name="T14_91">de</text:span><text:span text:style-name="T14_92"><text:s/></text:span><text:span text:style-name="T14_93">las</text:span><text:span text:style-name="T14_94"><text:s/></text:span><text:span text:style-name="T14_95">unidades</text:span><text:span text:style-name="T14_96"><text:s/></text:span><text:span text:style-name="T14_97">sociales</text:span><text:span text:style-name="T14_98"><text:s/></text:span><text:span text:style-name="T14_99">a</text:span><text:span text:style-name="T14_100"><text:s/></text:span><text:span text:style-name="T14_101">las</text:span><text:span text:style-name="T14_102"><text:s/></text:span><text:span text:style-name="T14_103">que</text:span><text:span text:style-name="T14_104"><text:s/></text:span><text:span text:style-name="T14_105">pertenece</text:span><text:span text:style-name="T14_106">.<text:s/></text:span><text:span text:style-name="T14_107">Los</text:span><text:span text:style-name="T14_108"><text:s/></text:span><text:span text:style-name="T14_109">que</text:span><text:span text:style-name="T14_110"><text:s/></text:span><text:span text:style-name="T14_111">están</text:span><text:span text:style-name="T14_112"><text:s/></text:span><text:span text:style-name="T14_113">en</text:span><text:span text:style-name="T14_114"><text:s/></text:span><text:span text:style-name="T14_115">la</text:span><text:span text:style-name="T14_116"><text:s/></text:span><text:span text:style-name="T14_117">periferia</text:span><text:span text:style-name="T14_118"><text:s/></text:span><text:span text:style-name="T14_119">de</text:span><text:span text:style-name="T14_120"><text:s/></text:span><text:span text:style-name="T14_121">un</text:span><text:span text:style-name="T14_122"><text:s/></text:span><text:span text:style-name="T14_123">equipo</text:span><text:span text:style-name="T14_124"><text:s/></text:span><text:span text:style-name="T14_125">pueden</text:span><text:span text:style-name="T14_126"><text:s/></text:span><text:span text:style-name="T14_127">estar</text:span><text:span text:style-name="T14_128"><text:s/></text:span><text:span text:style-name="T14_129">ligeramente</text:span><text:span text:style-name="T14_130"><text:s/></text:span><text:span text:style-name="T14_131">interesados</text:span><text:span text:style-name="T14_132"><text:s/></text:span><text:span text:style-name="T14_133">en</text:span><text:span text:style-name="T14_134"><text:s/></text:span><text:span text:style-name="T14_135">el</text:span><text:span text:style-name="T14_136"><text:s/></text:span><text:span text:style-name="T14_137">éxito</text:span><text:span text:style-name="T14_138"><text:s/></text:span><text:span text:style-name="T14_139">o</text:span><text:span text:style-name="T14_140"><text:s/></text:span><text:span text:style-name="T14_141">fracaso</text:span><text:span text:style-name="T14_142"><text:s/></text:span><text:span text:style-name="T14_143">del</text:span><text:span text:style-name="T14_144"><text:s/></text:span><text:span text:style-name="T14_145">equipo</text:span><text:span text:style-name="T14_146">,<text:s/></text:span><text:span text:style-name="T14_147">pero</text:span><text:span text:style-name="T14_148"><text:s/></text:span><text:span text:style-name="T14_149">su</text:span><text:span text:style-name="T14_150"><text:s/></text:span><text:span text:style-name="T14_151">interés</text:span><text:span text:style-name="T14_152"><text:s/></text:span><text:span text:style-name="T14_153">es</text:span><text:span text:style-name="T14_154"><text:s/></text:span><text:span text:style-name="T14_155">pequeño</text:span><text:span text:style-name="T14_156"><text:s/></text:span><text:span text:style-name="T14_157">comparado</text:span><text:span text:style-name="T14_158"><text:s/></text:span><text:span text:style-name="T14_159">al</text:span><text:span text:style-name="T14_160"><text:s/></text:span><text:span text:style-name="T14_161">de</text:span><text:span text:style-name="T14_162"><text:s/></text:span><text:span text:style-name="T14_163">los</text:span><text:span text:style-name="T14_164"><text:s/></text:span><text:span text:style-name="T14_165">miembros</text:span><text:span text:style-name="T14_166"><text:s/></text:span><text:span text:style-name="T14_167">del</text:span><text:span text:style-name="T14_168"><text:s/></text:span><text:span text:style-name="T14_169">equipo</text:span><text:span text:style-name="T14_170">.<text:s/></text:span><text:span text:style-name="T14_171">Las</text:span><text:span text:style-name="T14_172"><text:s/></text:span><text:span text:style-name="T14_173">personas</text:span><text:span text:style-name="T14_174"><text:s/></text:span><text:span text:style-name="T14_175">que</text:span><text:span text:style-name="T14_176"><text:s/></text:span><text:span text:style-name="T14_177">trabajan</text:span><text:span text:style-name="T14_178"><text:s/></text:span><text:span text:style-name="T14_179">en</text:span><text:span text:style-name="T14_180"><text:s/></text:span><text:span text:style-name="T14_181">equipos</text:span><text:span text:style-name="T14_182"><text:s/></text:span><text:span text:style-name="T14_183">cuajados</text:span><text:span text:style-name="T14_184"><text:s/></text:span><text:span text:style-name="T14_185">a</text:span><text:span text:style-name="T14_186"><text:s/></text:span><text:span text:style-name="T14_187">menudo</text:span><text:span text:style-name="T14_188"><text:s/></text:span><text:span text:style-name="T14_189">se</text:span><text:span text:style-name="T14_190"><text:s/></text:span><text:span text:style-name="T14_191">ven</text:span><text:span text:style-name="T14_192"><text:s/></text:span><text:span text:style-name="T14_193">involucrados</text:span><text:span text:style-name="T14_194"><text:s/></text:span><text:span text:style-name="T14_195">que</text:span><text:span text:style-name="T14_196"><text:s/></text:span><text:span text:style-name="T14_197">están</text:span><text:span text:style-name="T14_198"><text:s/></text:span><text:span text:style-name="T14_199">mentalizados</text:span><text:span text:style-name="T14_200"><text:s/></text:span><text:span text:style-name="T14_201">lo</text:span><text:span text:style-name="T14_202"><text:s/></text:span><text:span text:style-name="T14_203">suficiente</text:span><text:span text:style-name="T14_204"><text:s/></text:span><text:span text:style-name="T14_205">como</text:span><text:span text:style-name="T14_206"><text:s/></text:span><text:span text:style-name="T14_207">para</text:span><text:span text:style-name="T14_208"><text:s/></text:span><text:span text:style-name="T14_209">irrumpir</text:span><text:span text:style-name="T14_210"><text:s/></text:span><text:span text:style-name="T14_211">en</text:span><text:span text:style-name="T14_212"><text:s/></text:span><text:span text:style-name="T14_213">los</text:span><text:span text:style-name="T14_214"><text:s/></text:span><text:span text:style-name="T14_215">cañones</text:span><text:span text:style-name="T14_216"><text:s/></text:span><text:span text:style-name="T14_217">de</text:span><text:span text:style-name="T14_218"><text:s/></text:span><text:span text:style-name="T14_219">Navarone</text:span><text:span text:style-name="T14_220">.<text:s/></text:span><text:span text:style-name="T14_221">Hay</text:span><text:span text:style-name="T14_222"><text:s/></text:span><text:span text:style-name="T14_223">muy</text:span><text:span text:style-name="T14_224"><text:s/></text:span><text:span text:style-name="T14_225">poco</text:span><text:span text:style-name="T14_226"><text:s/></text:span><text:span text:style-name="T14_227">equipo</text:span><text:span text:style-name="T14_228"><text:s/></text:span><text:span text:style-name="T14_229">de</text:span><text:span text:style-name="T14_230"><text:s/></text:span><text:span text:style-name="T14_231">trabajo</text:span><text:span text:style-name="T14_232"><text:s/></text:span><text:span text:style-name="T14_233">real</text:span><text:span text:style-name="T14_234"><text:s/></text:span><text:span text:style-name="T14_235">requerido</text:span><text:span text:style-name="T14_236"><text:s/></text:span><text:span text:style-name="T14_237">en</text:span><text:span text:style-name="T14_238"><text:s/></text:span><text:span text:style-name="T14_239">nuestro</text:span><text:span text:style-name="T14_240"><text:s/></text:span><text:span text:style-name="T14_241">trabajo</text:span><text:span text:style-name="T14_242">.<text:s/></text:span><text:span text:style-name="T14_243">Pero</text:span><text:span text:style-name="T14_244"><text:s/></text:span><text:span text:style-name="T14_245">los</text:span><text:span text:style-name="T14_246"><text:s/></text:span><text:span text:style-name="T14_247">equipos</text:span><text:span text:style-name="T14_248"><text:s/></text:span><text:span text:style-name="T14_249">siguen</text:span><text:span text:style-name="T14_250"><text:s/></text:span><text:span text:style-name="T14_251">siendo</text:span><text:span text:style-name="T14_252"><text:s/></text:span><text:span text:style-name="T14_253">importantes</text:span><text:span text:style-name="T14_254">.</text:span></text:p>
      <text:p text:style-name="P15"/>
      <text:p text:style-name="P16"><text:span text:style-name="T16_1">El</text:span><text:span text:style-name="T16_2"><text:s/></text:span><text:span text:style-name="T16_3">propósito</text:span><text:span text:style-name="T16_4"><text:s/></text:span><text:span text:style-name="T16_5">de</text:span><text:span text:style-name="T16_6"><text:s/></text:span><text:span text:style-name="T16_7">un</text:span><text:span text:style-name="T16_8"><text:s/></text:span><text:span text:style-name="T16_9">equipo</text:span><text:span text:style-name="T16_10"><text:s/></text:span><text:span text:style-name="T16_11">no</text:span><text:span text:style-name="T16_12"><text:s/></text:span><text:span text:style-name="T16_13">es</text:span><text:span text:style-name="T16_14"><text:s/></text:span><text:span text:style-name="T16_15">el</text:span><text:span text:style-name="T16_16"><text:s/></text:span><text:span text:style-name="T16_17">logro</text:span><text:span text:style-name="T16_18"><text:s/></text:span><text:span text:style-name="T16_19">de</text:span><text:span text:style-name="T16_20"><text:s/></text:span><text:span text:style-name="T16_21">metas</text:span><text:span text:style-name="T16_22"><text:s/></text:span><text:span text:style-name="T16_23">sino</text:span><text:span text:style-name="T16_24"><text:s/></text:span><text:span text:style-name="T16_25">la</text:span><text:span text:style-name="T16_26"><text:s/></text:span><text:span text:style-name="T16_27">alineación</text:span><text:span text:style-name="T16_28"><text:s/></text:span><text:span text:style-name="T16_29">de</text:span><text:span text:style-name="T16_30"><text:s/></text:span><text:span text:style-name="T16_31">objetivos</text:span><text:span text:style-name="T16_32">.</text:span></text:p>
      <text:p text:style-name="P17"><text:span text:style-name="T17_1">Cuando</text:span><text:span text:style-name="T17_2"><text:s/></text:span><text:span text:style-name="T17_3">el</text:span><text:span text:style-name="T17_4"><text:s/></text:span><text:span text:style-name="T17_5">equipo</text:span><text:span text:style-name="T17_6"><text:s/></text:span><text:span text:style-name="T17_7">está</text:span><text:span text:style-name="T17_8"><text:s/></text:span><text:span text:style-name="T17_9">cumpliendo</text:span><text:span text:style-name="T17_10"><text:s/></text:span><text:span text:style-name="T17_11">su</text:span><text:span text:style-name="T17_12"><text:s/></text:span><text:span text:style-name="T17_13">propósito</text:span><text:span text:style-name="T17_14">,<text:s/></text:span><text:span text:style-name="T17_15">los</text:span><text:span text:style-name="T17_16"><text:s/></text:span><text:span text:style-name="T17_17">miembros</text:span><text:span text:style-name="T17_18"><text:s/></text:span><text:span text:style-name="T17_19">del</text:span><text:span text:style-name="T17_20"><text:s/></text:span><text:span text:style-name="T17_21">equipo</text:span><text:span text:style-name="T17_22"><text:s/></text:span><text:span text:style-name="T17_23">son</text:span><text:span text:style-name="T17_24"><text:s/></text:span><text:span text:style-name="T17_25">más</text:span><text:span text:style-name="T17_26"><text:s/></text:span><text:span text:style-name="T17_27">efectivos</text:span><text:span text:style-name="T17_28"><text:s/></text:span><text:span text:style-name="T17_29">porque</text:span><text:span text:style-name="T17_30"><text:s/></text:span><text:span text:style-name="T17_31">están</text:span><text:span text:style-name="T17_32"><text:s/></text:span><text:span text:style-name="T17_33">mejor</text:span><text:span text:style-name="T17_34"><text:s/></text:span><text:span text:style-name="T17_35">dirigidos</text:span><text:span text:style-name="T17_36">.</text:span></text:p>
      <text:p text:style-name="P18"/>
      <text:p text:style-name="P19"><text:span text:style-name="T19_1">Señales</text:span><text:span text:style-name="T19_2"><text:s/></text:span><text:span text:style-name="T19_3">de</text:span><text:span text:style-name="T19_4"><text:s/></text:span><text:span text:style-name="T19_5">un</text:span><text:span text:style-name="T19_6"><text:s/></text:span><text:span text:style-name="T19_7">equipo</text:span><text:span text:style-name="T19_8"><text:s/></text:span><text:span text:style-name="T19_9">integrado</text:span></text:p>
      <text:p text:style-name="P20"><text:span text:style-name="T20_1">Unos</text:span><text:span text:style-name="T20_2"><text:s/></text:span><text:span text:style-name="T20_3">pocos</text:span><text:span text:style-name="T20_4"><text:s/></text:span><text:span text:style-name="T20_5">signos</text:span><text:span text:style-name="T20_6"><text:s/></text:span><text:span text:style-name="T20_7">muy</text:span><text:span text:style-name="T20_8"><text:s/></text:span><text:span text:style-name="T20_9">característicos</text:span><text:span text:style-name="T20_10"><text:s/></text:span><text:span text:style-name="T20_11">indican</text:span><text:span text:style-name="T20_12"><text:s/></text:span><text:span text:style-name="T20_13">que</text:span><text:span text:style-name="T20_14"><text:s/></text:span><text:span text:style-name="T20_15">hay</text:span><text:span text:style-name="T20_16"><text:s/></text:span><text:span text:style-name="T20_17">un</text:span><text:span text:style-name="T20_18"><text:s/></text:span><text:span text:style-name="T20_19">equipo</text:span><text:span text:style-name="T20_20"><text:s/></text:span><text:span text:style-name="T20_21">integrado</text:span><text:span text:style-name="T20_22">.<text:s/></text:span><text:span text:style-name="T20_23">Lo</text:span><text:span text:style-name="T20_24"><text:s/></text:span><text:span text:style-name="T20_25">más</text:span><text:span text:style-name="T20_26"><text:s/></text:span><text:span text:style-name="T20_27">importante</text:span><text:span text:style-name="T20_28"><text:s/></text:span><text:span text:style-name="T20_29">es</text:span><text:span text:style-name="T20_30"><text:s/></text:span><text:span text:style-name="T20_31">la</text:span><text:span text:style-name="T20_32"><text:s/></text:span><text:span text:style-name="T20_33">baja</text:span><text:span text:style-name="T20_34"><text:s/></text:span><text:span text:style-name="T20_35">rotación</text:span><text:span text:style-name="T20_36"><text:s/></text:span><text:span text:style-name="T20_37">durante</text:span><text:span text:style-name="T20_38"><text:s/></text:span><text:span text:style-name="T20_39">los</text:span><text:span text:style-name="T20_40"><text:s/></text:span><text:span text:style-name="T20_41">proyectos</text:span><text:span text:style-name="T20_42"><text:s/></text:span><text:span text:style-name="T20_43">y</text:span><text:span text:style-name="T20_44"><text:s/></text:span><text:span text:style-name="T20_45">en</text:span><text:span text:style-name="T20_46"><text:s/></text:span><text:span text:style-name="T20_47">el</text:span><text:span text:style-name="T20_48"><text:s/></text:span><text:span text:style-name="T20_49">medio</text:span><text:span text:style-name="T20_50"><text:s/></text:span><text:span text:style-name="T20_51">de</text:span><text:span text:style-name="T20_52"><text:s/></text:span><text:span text:style-name="T20_53">las</text:span><text:span text:style-name="T20_54"><text:s/></text:span><text:span text:style-name="T20_55">tareas</text:span><text:span text:style-name="T20_56"><text:s/></text:span><text:span text:style-name="T20_57">bien</text:span><text:span text:style-name="T20_58"><text:s/></text:span><text:span text:style-name="T20_59">definidas</text:span><text:span text:style-name="T20_60">.<text:s/></text:span><text:span text:style-name="T20_61">Los</text:span><text:span text:style-name="T20_62"><text:s/></text:span><text:span text:style-name="T20_63">miembros</text:span><text:span text:style-name="T20_64"><text:s/></text:span><text:span text:style-name="T20_65">del</text:span><text:span text:style-name="T20_66"><text:s/></text:span><text:span text:style-name="T20_67">equipo</text:span><text:span text:style-name="T20_68"><text:s/></text:span><text:span text:style-name="T20_69">no</text:span><text:span text:style-name="T20_70"><text:s/></text:span><text:span text:style-name="T20_71">irán</text:span><text:span text:style-name="T20_72"><text:s/></text:span><text:span text:style-name="T20_73">a</text:span><text:span text:style-name="T20_74"><text:s/></text:span><text:span text:style-name="T20_75">ningún</text:span><text:span text:style-name="T20_76"><text:s/></text:span><text:span text:style-name="T20_77">lado</text:span><text:span text:style-name="T20_78"><text:s/></text:span><text:span text:style-name="T20_79">hasta</text:span><text:span text:style-name="T20_80"><text:s/></text:span><text:span text:style-name="T20_81">que</text:span><text:span text:style-name="T20_82"><text:s/></text:span><text:span text:style-name="T20_83">el</text:span><text:span text:style-name="T20_84"><text:s/></text:span><text:span text:style-name="T20_85">trabajo</text:span><text:span text:style-name="T20_86"><text:s/></text:span><text:span text:style-name="T20_87">esté</text:span><text:span text:style-name="T20_88"><text:s/></text:span><text:span text:style-name="T20_89">hecho</text:span><text:span text:style-name="T20_90">.<text:s/></text:span><text:span text:style-name="T20_91">Cosas</text:span><text:span text:style-name="T20_92"><text:s/></text:span><text:span text:style-name="T20_93">que</text:span><text:span text:style-name="T20_94"><text:s/></text:span><text:span text:style-name="T20_95">importan</text:span><text:span text:style-name="T20_96"><text:s/></text:span><text:span text:style-name="T20_97">enormemente</text:span><text:span text:style-name="T20_98"><text:s/></text:span><text:span text:style-name="T20_99">antes</text:span><text:span text:style-name="T20_100"><text:s/></text:span><text:span text:style-name="T20_101">de</text:span><text:span text:style-name="T20_102"><text:s/></text:span><text:span text:style-name="T20_103">encajar</text:span><text:span text:style-name="T20_104"><text:s/>(</text:span><text:span text:style-name="T20_105">Dinero</text:span><text:span text:style-name="T20_106">,<text:s/></text:span><text:span text:style-name="T20_107">status</text:span><text:span text:style-name="T20_108">,<text:s/></text:span><text:span text:style-name="T20_109">posición</text:span><text:span text:style-name="T20_110"><text:s/></text:span><text:span text:style-name="T20_111">de</text:span><text:span text:style-name="T20_112"><text:s/></text:span><text:span text:style-name="T20_113">ascenso</text:span><text:span text:style-name="T20_114">)<text:s/></text:span><text:span text:style-name="T20_115">importa</text:span><text:span text:style-name="T20_116"><text:s/></text:span><text:span text:style-name="T20_117">menos</text:span><text:span text:style-name="T20_118"><text:s/></text:span><text:span text:style-name="T20_119">o</text:span><text:span text:style-name="T20_120"><text:s/></text:span><text:span text:style-name="T20_121">nada</text:span><text:span text:style-name="T20_122"><text:s/></text:span><text:span text:style-name="T20_123">después</text:span><text:span text:style-name="T20_124"><text:s/></text:span><text:span text:style-name="T20_125">de</text:span><text:span text:style-name="T20_126"><text:s/></text:span><text:span text:style-name="T20_127">encajar</text:span><text:span text:style-name="T20_128">.<text:s/></text:span><text:span text:style-name="T20_129">Los</text:span><text:span text:style-name="T20_130"><text:s/></text:span><text:span text:style-name="T20_131">equipos</text:span><text:span text:style-name="T20_132"><text:s/></text:span><text:span text:style-name="T20_133">cohesionados</text:span><text:span text:style-name="T20_134"><text:s/></text:span><text:span text:style-name="T20_135">están</text:span><text:span text:style-name="T20_136"><text:s/></text:span><text:span text:style-name="T20_137">usualmente</text:span><text:span text:style-name="T20_138"><text:s/></text:span><text:span text:style-name="T20_139">marcados</text:span><text:span text:style-name="T20_140"><text:s/></text:span><text:span text:style-name="T20_141">por</text:span><text:span text:style-name="T20_142"><text:s/></text:span><text:span text:style-name="T20_143">un</text:span><text:span text:style-name="T20_144"><text:s/></text:span><text:span text:style-name="T20_145">fuerte</text:span><text:span text:style-name="T20_146"><text:s/></text:span><text:span text:style-name="T20_147">sentido</text:span><text:span text:style-name="T20_148"><text:s/></text:span><text:span text:style-name="T20_149">de</text:span><text:span text:style-name="T20_150"><text:s/></text:span><text:span text:style-name="T20_151">identidad</text:span><text:span text:style-name="T20_152">,<text:s/></text:span><text:span text:style-name="T20_153">Los</text:span><text:span text:style-name="T20_154"><text:s/></text:span><text:span text:style-name="T20_155">equipos</text:span><text:span text:style-name="T20_156"><text:s/></text:span><text:span text:style-name="T20_157">en</text:span><text:span text:style-name="T20_158"><text:s/></text:span><text:span text:style-name="T20_159">la</text:span><text:span text:style-name="T20_160"><text:s/></text:span><text:span text:style-name="T20_161">industria</text:span><text:span text:style-name="T20_162"><text:s/></text:span><text:span text:style-name="T20_163">tiene</text:span><text:span text:style-name="T20_164"><text:s/></text:span><text:span text:style-name="T20_165">nombre</text:span><text:span text:style-name="T20_166"><text:s/></text:span><text:span text:style-name="T20_167">de</text:span><text:span text:style-name="T20_168"><text:s/></text:span><text:span text:style-name="T20_169">colores</text:span><text:span text:style-name="T20_170">:<text:s/></text:span><text:span text:style-name="T20_171">the</text:span><text:span text:style-name="T20_172"><text:s/>"</text:span><text:span text:style-name="T20_173">Okie</text:span><text:span text:style-name="T20_174"><text:s/></text:span><text:span text:style-name="T20_175">Coders</text:span><text:span text:style-name="T20_176">"<text:s/></text:span><text:span text:style-name="T20_177">at</text:span><text:span text:style-name="T20_178"><text:s/></text:span><text:span text:style-name="T20_179">General</text:span><text:span text:style-name="T20_180"><text:s/></text:span><text:span text:style-name="T20_181">Electric</text:span><text:span text:style-name="T20_182">,<text:s/></text:span><text:span text:style-name="T20_183">the</text:span><text:span text:style-name="T20_184"><text:s/>"</text:span><text:span text:style-name="T20_185">Gang</text:span><text:span text:style-name="T20_186"><text:s/></text:span><text:span text:style-name="T20_187">of</text:span><text:span text:style-name="T20_188"><text:s/></text:span><text:span text:style-name="T20_189">Four</text:span><text:span text:style-name="T20_190">"<text:s/></text:span><text:span text:style-name="T20_191">at</text:span><text:span text:style-name="T20_192"><text:s/></text:span><text:span text:style-name="T20_193">DuPont</text:span><text:span text:style-name="T20_194">,<text:s/></text:span><text:span text:style-name="T20_195">the</text:span><text:span text:style-name="T20_196"><text:s/>"</text:span><text:span text:style-name="T20_197">Chaos</text:span><text:span text:style-name="T20_198"><text:s/></text:span><text:span text:style-name="T20_199">Group</text:span><text:span text:style-name="T20_200">"<text:s/></text:span><text:span text:style-name="T20_201">at</text:span><text:span text:style-name="T20_202"><text:s/></text:span><text:span text:style-name="T20_203">Cincinnati</text:span><text:span text:style-name="T20_204"><text:s/></text:span><text:span text:style-name="T20_205">Gas</text:span><text:span text:style-name="T20_206"><text:s/>&amp;<text:s/></text:span><text:span text:style-name="T20_207">Electric</text:span><text:span text:style-name="T20_208">.<text:s/></text:span><text:span text:style-name="T20_209">Los</text:span><text:span text:style-name="T20_210"><text:s/></text:span><text:span text:style-name="T20_211">equipos</text:span><text:span text:style-name="T20_212"><text:s/></text:span><text:span text:style-name="T20_213">pueden</text:span><text:span text:style-name="T20_214"><text:s/></text:span><text:span text:style-name="T20_215">congregarse</text:span><text:span text:style-name="T20_216"><text:s/></text:span><text:span text:style-name="T20_217">en</text:span><text:span text:style-name="T20_218"><text:s/></text:span><text:span text:style-name="T20_219">el</text:span><text:span text:style-name="T20_220"><text:s/></text:span><text:span text:style-name="T20_221">almuerzo</text:span><text:span text:style-name="T20_222"><text:s/></text:span><text:span text:style-name="T20_223">o</text:span><text:span text:style-name="T20_224"><text:s/></text:span><text:span text:style-name="T20_225">pasar</text:span><text:span text:style-name="T20_226"><text:s/></text:span><text:span text:style-name="T20_227">un</text:span><text:span text:style-name="T20_228"><text:s/></text:span><text:span text:style-name="T20_229">rato</text:span><text:span text:style-name="T20_230"><text:s/></text:span><text:span text:style-name="T20_231">después</text:span><text:span text:style-name="T20_232"><text:s/></text:span><text:span text:style-name="T20_233">del</text:span><text:span text:style-name="T20_234"><text:s/></text:span><text:span text:style-name="T20_235">trabajo</text:span><text:span text:style-name="T20_236">.<text:s/></text:span><text:span text:style-name="T20_237">Los</text:span><text:span text:style-name="T20_238"><text:s/></text:span><text:span text:style-name="T20_239">miembros</text:span><text:span text:style-name="T20_240"><text:s/></text:span><text:span text:style-name="T20_241">de</text:span><text:span text:style-name="T20_242"><text:s/></text:span><text:span text:style-name="T20_243">un</text:span><text:span text:style-name="T20_244"><text:s/></text:span><text:span text:style-name="T20_245">equipo</text:span><text:span text:style-name="T20_246"><text:s/></text:span><text:span text:style-name="T20_247">sienten</text:span><text:span text:style-name="T20_248"><text:s/></text:span><text:span text:style-name="T20_249">que</text:span><text:span text:style-name="T20_250"><text:s/></text:span><text:span text:style-name="T20_251">son</text:span><text:span text:style-name="T20_252"><text:s/></text:span><text:span text:style-name="T20_253">parte</text:span><text:span text:style-name="T20_254"><text:s/></text:span><text:span text:style-name="T20_255">de</text:span><text:span text:style-name="T20_256"><text:s/></text:span><text:span text:style-name="T20_257">algo</text:span><text:span text:style-name="T20_258"><text:s/></text:span><text:span text:style-name="T20_259">único</text:span><text:span text:style-name="T20_260">.<text:s/></text:span><text:span text:style-name="T20_261">Sienten</text:span><text:span text:style-name="T20_262"><text:s/></text:span><text:span text:style-name="T20_263">que</text:span><text:span text:style-name="T20_264"><text:s/></text:span><text:span text:style-name="T20_265">son</text:span><text:span text:style-name="T20_266"><text:s/></text:span><text:span text:style-name="T20_267">los</text:span><text:span text:style-name="T20_268"><text:s/></text:span><text:span text:style-name="T20_269">mejores</text:span><text:span text:style-name="T20_270">.<text:s/></text:span><text:span text:style-name="T20_271">La</text:span><text:span text:style-name="T20_272"><text:s/></text:span><text:span text:style-name="T20_273">actitud</text:span><text:span text:style-name="T20_274"><text:s/></text:span><text:span text:style-name="T20_275">del</text:span><text:span text:style-name="T20_276"><text:s/></text:span><text:span text:style-name="T20_277">equipo</text:span><text:span text:style-name="T20_278"><text:s/></text:span><text:span text:style-name="T20_279">SWAT</text:span><text:span text:style-name="T20_280"><text:s/></text:span><text:span text:style-name="T20_281">que</text:span><text:span text:style-name="T20_282"><text:s/></text:span><text:span text:style-name="T20_283">puede</text:span><text:span text:style-name="T20_284"><text:s/></text:span><text:span text:style-name="T20_285">ser</text:span><text:span text:style-name="T20_286"><text:s/></text:span><text:span text:style-name="T20_287">ligeramente</text:span><text:span text:style-name="T20_288"><text:s/></text:span><text:span text:style-name="T20_289">molesto</text:span><text:span text:style-name="T20_290"><text:s/></text:span><text:span text:style-name="T20_291">para</text:span><text:span text:style-name="T20_292"><text:s/></text:span><text:span text:style-name="T20_293">las</text:span><text:span text:style-name="T20_294"><text:s/></text:span><text:span text:style-name="T20_295">personas</text:span><text:span text:style-name="T20_296"><text:s/></text:span><text:span text:style-name="T20_297">que</text:span><text:span text:style-name="T20_298"><text:s/></text:span><text:span text:style-name="T20_299">no</text:span><text:span text:style-name="T20_300"><text:s/></text:span><text:span text:style-name="T20_301">forman</text:span><text:span text:style-name="T20_302"><text:s/></text:span><text:span text:style-name="T20_303">parte</text:span><text:span text:style-name="T20_304"><text:s/></text:span><text:span text:style-name="T20_305">del</text:span><text:span text:style-name="T20_306"><text:s/></text:span><text:span text:style-name="T20_307">grupo</text:span><text:span text:style-name="T20_308">.<text:s/></text:span><text:span text:style-name="T20_309">El</text:span><text:span text:style-name="T20_310"><text:s/></text:span><text:span text:style-name="T20_311">signo</text:span><text:span text:style-name="T20_312"><text:s/></text:span><text:span text:style-name="T20_313">final</text:span><text:span text:style-name="T20_314"><text:s/></text:span><text:span text:style-name="T20_315">de</text:span><text:span text:style-name="T20_316"><text:s/></text:span><text:span text:style-name="T20_317">un</text:span><text:span text:style-name="T20_318"><text:s/></text:span><text:span text:style-name="T20_319">equipo</text:span><text:span text:style-name="T20_320"><text:s/></text:span><text:span text:style-name="T20_321">cohesionado</text:span><text:span text:style-name="T20_322"><text:s/></text:span><text:span text:style-name="T20_323">es</text:span><text:span text:style-name="T20_324"><text:s/></text:span><text:span text:style-name="T20_325">el</text:span><text:span text:style-name="T20_326"><text:s/></text:span><text:span text:style-name="T20_327">obvio</text:span><text:span text:style-name="T20_328"><text:s/></text:span><text:span text:style-name="T20_329">disfrute</text:span><text:span text:style-name="T20_330"><text:s/></text:span><text:span text:style-name="T20_331">que</text:span><text:span text:style-name="T20_332"><text:s/></text:span><text:span text:style-name="T20_333">las</text:span><text:span text:style-name="T20_334"><text:s/></text:span><text:span text:style-name="T20_335">personas</text:span><text:span text:style-name="T20_336"><text:s/></text:span><text:span text:style-name="T20_337">toman</text:span><text:span text:style-name="T20_338"><text:s/></text:span><text:span text:style-name="T20_339">en</text:span><text:span text:style-name="T20_340"><text:s/></text:span><text:span text:style-name="T20_341">su</text:span><text:span text:style-name="T20_342"><text:s/></text:span><text:span text:style-name="T20_343">trabajo</text:span><text:span text:style-name="T20_344"><text:s/>.<text:s/></text:span><text:span text:style-name="T20_345">equipos</text:span><text:span text:style-name="T20_346"><text:s/></text:span><text:span text:style-name="T20_347">cohesionados</text:span><text:span text:style-name="T20_348"><text:s/></text:span><text:span text:style-name="T20_349">simplemente</text:span><text:span text:style-name="T20_350"><text:s/></text:span><text:span text:style-name="T20_351">se</text:span><text:span text:style-name="T20_352"><text:s/></text:span><text:span text:style-name="T20_353">sienten</text:span><text:span text:style-name="T20_354"><text:s/></text:span><text:span text:style-name="T20_355">saludables</text:span><text:span text:style-name="T20_356"><text:s/>.</text:span><text:span text:style-name="T20_357">Las</text:span><text:span text:style-name="T20_358"><text:s/></text:span><text:span text:style-name="T20_359">interacciones</text:span><text:span text:style-name="T20_360"><text:s/></text:span><text:span text:style-name="T20_361">son</text:span><text:span text:style-name="T20_362"><text:s/></text:span><text:span text:style-name="T20_363">fácil</text:span><text:span text:style-name="T20_364"><text:s/></text:span><text:span text:style-name="T20_365">y</text:span><text:span text:style-name="T20_366"><text:s/></text:span><text:span text:style-name="T20_367">seguro</text:span><text:span text:style-name="T20_368"><text:s/></text:span><text:span text:style-name="T20_369">y</text:span><text:span text:style-name="T20_370"><text:s/></text:span><text:span text:style-name="T20_371">cálido</text:span><text:span text:style-name="T20_372">.</text:span></text:p>
      <text:p text:style-name="P21"/>
      <text:p text:style-name="P22"/>
      <text:p text:style-name="P23"><text:span text:style-name="T23_1">Equipos</text:span><text:span text:style-name="T23_2"><text:s/></text:span><text:span text:style-name="T23_3">y</text:span><text:span text:style-name="T23_4"><text:s/></text:span><text:span text:style-name="T23_5">camarillas</text:span></text:p>
      <text:p text:style-name="P24"><text:span text:style-name="T24_1">Si</text:span><text:span text:style-name="T24_2"><text:s/></text:span><text:span text:style-name="T24_3">se</text:span><text:span text:style-name="T24_4"><text:s/></text:span><text:span text:style-name="T24_5">te</text:span><text:span text:style-name="T24_6"><text:s/></text:span><text:span text:style-name="T24_7">hacía</text:span><text:span text:style-name="T24_8"><text:s/></text:span><text:span text:style-name="T24_9">absolutamente</text:span><text:span text:style-name="T24_10"><text:s/></text:span><text:span text:style-name="T24_11">incómodo</text:span><text:span text:style-name="T24_12"><text:s/></text:span><text:span text:style-name="T24_13">leer</text:span><text:span text:style-name="T24_14"><text:s/></text:span><text:span text:style-name="T24_15">acerca</text:span><text:span text:style-name="T24_16"><text:s/></text:span><text:span text:style-name="T24_17">de</text:span><text:span text:style-name="T24_18"><text:s/></text:span><text:span text:style-name="T24_19">los</text:span><text:span text:style-name="T24_20"><text:s/></text:span><text:span text:style-name="T24_21">equipos</text:span><text:span text:style-name="T24_22"><text:s/></text:span><text:span text:style-name="T24_23">cohesionados</text:span><text:span text:style-name="T24_24"><text:s/></text:span><text:span text:style-name="T24_25">se</text:span><text:span text:style-name="T24_26"><text:s/></text:span><text:span text:style-name="T24_27">auto</text:span><text:span text:style-name="T24_28"><text:s/></text:span><text:span text:style-name="T24_29">proclamaban</text:span><text:span text:style-name="T24_30"><text:s/></text:span><text:span text:style-name="T24_31">y</text:span><text:span text:style-name="T24_32"><text:s/></text:span><text:span text:style-name="T24_33">se</text:span><text:span text:style-name="T24_34"><text:s/></text:span><text:span text:style-name="T24_35">sentían</text:span><text:span text:style-name="T24_36"><text:s/></text:span><text:span text:style-name="T24_37">un</text:span><text:span text:style-name="T24_38"><text:s/></text:span><text:span text:style-name="T24_39">poco</text:span><text:span text:style-name="T24_40"><text:s/></text:span><text:span text:style-name="T24_41">superior</text:span><text:span text:style-name="T24_42"><text:s/></text:span><text:span text:style-name="T24_43">al</text:span><text:span text:style-name="T24_44"><text:s/></text:span><text:span text:style-name="T24_45">resto</text:span><text:span text:style-name="T24_46"><text:s/></text:span><text:span text:style-name="T24_47">del</text:span><text:span text:style-name="T24_48"><text:s/></text:span><text:span text:style-name="T24_49">mundo</text:span><text:span text:style-name="T24_50">,<text:s/></text:span><text:span text:style-name="T24_51">no</text:span><text:span text:style-name="T24_52"><text:s/></text:span><text:span text:style-name="T24_53">eres</text:span><text:span text:style-name="T24_54"><text:s/></text:span><text:span text:style-name="T24_55">el</text:span><text:span text:style-name="T24_56"><text:s/></text:span><text:span text:style-name="T24_57">único</text:span><text:span text:style-name="T24_58">.<text:s/></text:span><text:span text:style-name="T24_59">Casi</text:span><text:span text:style-name="T24_60"><text:s/></text:span><text:span text:style-name="T24_61">te</text:span><text:span text:style-name="T24_62"><text:s/></text:span><text:span text:style-name="T24_63">escuchamos</text:span><text:span text:style-name="T24_64"><text:s/></text:span><text:span text:style-name="T24_65">pensar</text:span><text:span text:style-name="T24_66">,<text:s/>“</text:span><text:span text:style-name="T24_67">Espera</text:span><text:span text:style-name="T24_68"><text:s/></text:span><text:span text:style-name="T24_69">un</text:span><text:span text:style-name="T24_70"><text:s/></text:span><text:span text:style-name="T24_71">momento</text:span><text:span text:style-name="T24_72">,<text:s/></text:span><text:span text:style-name="T24_73">lo</text:span><text:span text:style-name="T24_74"><text:s/></text:span><text:span text:style-name="T24_75">que</text:span><text:span text:style-name="T24_76"><text:s/></text:span><text:span text:style-name="T24_77">éstas</text:span><text:span text:style-name="T24_78"><text:s/></text:span><text:span text:style-name="T24_79">personas</text:span><text:span text:style-name="T24_80"><text:s/></text:span><text:span text:style-name="T24_81">están</text:span><text:span text:style-name="T24_82"><text:s/></text:span><text:span text:style-name="T24_83">llamando</text:span><text:span text:style-name="T24_84"><text:s/>‘</text:span><text:span text:style-name="T24_85">equipo</text:span><text:span text:style-name="T24_86">’<text:s/></text:span><text:span text:style-name="T24_87">puede</text:span><text:span text:style-name="T24_88"><text:s/></text:span><text:span text:style-name="T24_89">ser</text:span><text:span text:style-name="T24_90"><text:s/></text:span><text:span text:style-name="T24_91">que</text:span><text:span text:style-name="T24_92"><text:s/></text:span><text:span text:style-name="T24_93">se</text:span><text:span text:style-name="T24_94"><text:s/></text:span><text:span text:style-name="T24_95">refieran</text:span><text:span text:style-name="T24_96"><text:s/></text:span><text:span text:style-name="T24_97">a</text:span><text:span text:style-name="T24_98"><text:s/>‘</text:span><text:span text:style-name="T24_99">camarillas</text:span><text:span text:style-name="T24_100">’”.<text:s/></text:span><text:span text:style-name="T24_101">La</text:span><text:span text:style-name="T24_102"><text:s/></text:span><text:span text:style-name="T24_103">diferencia</text:span><text:span text:style-name="T24_104"><text:s/></text:span><text:span text:style-name="T24_105">entre</text:span><text:span text:style-name="T24_106"><text:s/></text:span><text:span text:style-name="T24_107">un</text:span><text:span text:style-name="T24_108"><text:s/></text:span><text:span text:style-name="T24_109">equipo</text:span><text:span text:style-name="T24_110"><text:s/></text:span><text:span text:style-name="T24_111">y</text:span><text:span text:style-name="T24_112"><text:s/></text:span><text:span text:style-name="T24_113">camaradas</text:span><text:span text:style-name="T24_114"><text:s/></text:span><text:span text:style-name="T24_115">es</text:span><text:span text:style-name="T24_116"><text:s/></text:span><text:span text:style-name="T24_117">como</text:span><text:span text:style-name="T24_118"><text:s/></text:span><text:span text:style-name="T24_119">la</text:span><text:span text:style-name="T24_120"><text:s/></text:span><text:span text:style-name="T24_121">diferencia</text:span><text:span text:style-name="T24_122"><text:s/></text:span><text:span text:style-name="T24_123">entre</text:span><text:span text:style-name="T24_124"><text:s/></text:span><text:span text:style-name="T24_125">briza</text:span><text:span text:style-name="T24_126"><text:s/></text:span><text:span text:style-name="T24_127">y</text:span><text:span text:style-name="T24_128"><text:s/></text:span><text:span text:style-name="T24_129">una</text:span><text:span text:style-name="T24_130"><text:s/></text:span><text:span text:style-name="T24_131">corriente</text:span><text:span text:style-name="T24_132"><text:s/></text:span><text:span text:style-name="T24_133">de</text:span><text:span text:style-name="T24_134"><text:s/></text:span><text:span text:style-name="T24_135">aire</text:span><text:span text:style-name="T24_136">.<text:s/></text:span><text:span text:style-name="T24_137">Ambas</text:span><text:span text:style-name="T24_138"><text:s/></text:span><text:span text:style-name="T24_139">tienen</text:span><text:span text:style-name="T24_140"><text:s/></text:span><text:span text:style-name="T24_141">significados</text:span><text:span text:style-name="T24_142"><text:s/></text:span><text:span text:style-name="T24_143">idénticos</text:span><text:span text:style-name="T24_144">:<text:s/></text:span><text:span text:style-name="T24_145">ambas</text:span><text:span text:style-name="T24_146"><text:s/></text:span><text:span text:style-name="T24_147">significan</text:span><text:span text:style-name="T24_148"><text:s/>“</text:span><text:span text:style-name="T24_149">corrientes</text:span><text:span text:style-name="T24_150"><text:s/></text:span><text:span text:style-name="T24_151">de</text:span><text:span text:style-name="T24_152"><text:s/></text:span><text:span text:style-name="T24_153">aire</text:span><text:span text:style-name="T24_154"><text:s/></text:span><text:span text:style-name="T24_155">frío</text:span><text:span text:style-name="T24_156">”.<text:s/></text:span><text:span text:style-name="T24_157">Las</text:span><text:span text:style-name="T24_158"><text:s/></text:span><text:span text:style-name="T24_159">connotaciones</text:span><text:span text:style-name="T24_160"><text:s/></text:span><text:span text:style-name="T24_161">son</text:span><text:span text:style-name="T24_162"><text:s/></text:span><text:span text:style-name="T24_163">diferentes</text:span><text:span text:style-name="T24_164"><text:s/></text:span><text:span text:style-name="T24_165">pero</text:span><text:span text:style-name="T24_166"><text:s/></text:span><text:span text:style-name="T24_167">la</text:span><text:span text:style-name="T24_168"><text:s/></text:span><text:span text:style-name="T24_169">denotación</text:span><text:span text:style-name="T24_170"><text:s/></text:span><text:span text:style-name="T24_171">es</text:span><text:span text:style-name="T24_172"><text:s/></text:span><text:span text:style-name="T24_173">la</text:span><text:span text:style-name="T24_174"><text:s/></text:span><text:span text:style-name="T24_175">misma</text:span><text:span text:style-name="T24_176">.<text:s/></text:span><text:span text:style-name="T24_177">Las</text:span><text:span text:style-name="T24_178"><text:s/></text:span><text:span text:style-name="T24_179">personas</text:span><text:span text:style-name="T24_180"><text:s/></text:span><text:span text:style-name="T24_181">usan</text:span><text:span text:style-name="T24_182"><text:s/></text:span><text:span text:style-name="T24_183">el</text:span><text:span text:style-name="T24_184"><text:s/></text:span><text:span text:style-name="T24_185">término</text:span><text:span text:style-name="T24_186"><text:s/>“</text:span><text:span text:style-name="T24_187">equipo</text:span><text:span text:style-name="T24_188">”<text:s/></text:span><text:span text:style-name="T24_189">cuando</text:span><text:span text:style-name="T24_190"><text:s/></text:span><text:span text:style-name="T24_191">el</text:span><text:span text:style-name="T24_192"><text:s/></text:span><text:span text:style-name="T24_193">grupo</text:span><text:span text:style-name="T24_194"><text:s/></text:span><text:span text:style-name="T24_195">de</text:span><text:span text:style-name="T24_196"><text:s/></text:span><text:span text:style-name="T24_197">trabajo</text:span><text:span text:style-name="T24_198"><text:s/></text:span><text:span text:style-name="T24_199">cohesionado</text:span><text:span text:style-name="T24_200"><text:s/></text:span><text:span text:style-name="T24_201">les</text:span><text:span text:style-name="T24_202"><text:s/></text:span><text:span text:style-name="T24_203">agrada</text:span><text:span text:style-name="T24_204">.<text:s/></text:span><text:span text:style-name="T24_205">Y</text:span><text:span text:style-name="T24_206"><text:s/></text:span><text:span text:style-name="T24_207">usan</text:span><text:span text:style-name="T24_208"><text:s/>“</text:span><text:span text:style-name="T24_209">camarillas</text:span><text:span text:style-name="T24_210">”<text:s/></text:span><text:span text:style-name="T24_211">cuando</text:span><text:span text:style-name="T24_212"><text:s/></text:span><text:span text:style-name="T24_213">representan</text:span><text:span text:style-name="T24_214"><text:s/></text:span><text:span text:style-name="T24_215">una</text:span><text:span text:style-name="T24_216"><text:s/></text:span><text:span text:style-name="T24_217">amenaza</text:span><text:span text:style-name="T24_218">.<text:s/></text:span><text:span text:style-name="T24_219">El</text:span><text:span text:style-name="T24_220"><text:s/></text:span><text:span text:style-name="T24_221">miedo</text:span><text:span text:style-name="T24_222"><text:s/></text:span><text:span text:style-name="T24_223">a</text:span><text:span text:style-name="T24_224"><text:s/></text:span><text:span text:style-name="T24_225">los</text:span><text:span text:style-name="T24_226"><text:s/>“</text:span><text:span text:style-name="T24_227">camaradas</text:span><text:span text:style-name="T24_228">”<text:s/></text:span><text:span text:style-name="T24_229">es</text:span><text:span text:style-name="T24_230"><text:s/></text:span><text:span text:style-name="T24_231">una</text:span><text:span text:style-name="T24_232"><text:s/></text:span><text:span text:style-name="T24_233">señal</text:span><text:span text:style-name="T24_234"><text:s/></text:span><text:span text:style-name="T24_235">de</text:span><text:span text:style-name="T24_236"><text:s/></text:span><text:span text:style-name="T24_237">inseguridad</text:span><text:span text:style-name="T24_238"><text:s/></text:span><text:span text:style-name="T24_239">en</text:span><text:span text:style-name="T24_240"><text:s/></text:span><text:span text:style-name="T24_241">la</text:span><text:span text:style-name="T24_242"><text:s/></text:span><text:span text:style-name="T24_243">gestión</text:span><text:span text:style-name="T24_244">.<text:s/></text:span><text:span text:style-name="T24_245">Cuan</text:span><text:span text:style-name="T24_246"><text:s/></text:span><text:span text:style-name="T24_247">mayor</text:span><text:span text:style-name="T24_248"><text:s/></text:span><text:span text:style-name="T24_249">es</text:span><text:span text:style-name="T24_250"><text:s/></text:span><text:span text:style-name="T24_251">la</text:span><text:span text:style-name="T24_252"><text:s/></text:span><text:span text:style-name="T24_253">inseguridad</text:span><text:span text:style-name="T24_254">,<text:s/></text:span><text:span text:style-name="T24_255">es</text:span><text:span text:style-name="T24_256"><text:s/></text:span><text:span text:style-name="T24_257">más</text:span><text:span text:style-name="T24_258"><text:s/></text:span><text:span text:style-name="T24_259">aterradora</text:span><text:span text:style-name="T24_260"><text:s/></text:span><text:span text:style-name="T24_261">la</text:span><text:span text:style-name="T24_262"><text:s/></text:span><text:span text:style-name="T24_263">idea</text:span><text:span text:style-name="T24_264"><text:s/></text:span><text:span text:style-name="T24_265">de</text:span><text:span text:style-name="T24_266"><text:s/></text:span><text:span text:style-name="T24_267">una</text:span><text:span text:style-name="T24_268"><text:s/>“</text:span><text:span text:style-name="T24_269">camarilla</text:span><text:span text:style-name="T24_270">”.<text:s/></text:span><text:span text:style-name="T24_271">La</text:span><text:span text:style-name="T24_272"><text:s/></text:span><text:span text:style-name="T24_273">razón</text:span><text:span text:style-name="T24_274"><text:s/></text:span><text:span text:style-name="T24_275">para</text:span><text:span text:style-name="T24_276"><text:s/></text:span><text:span text:style-name="T24_277">esto</text:span><text:span text:style-name="T24_278">:<text:s/></text:span><text:span text:style-name="T24_279">los</text:span><text:span text:style-name="T24_280"><text:s/></text:span><text:span text:style-name="T24_281">gerentes</text:span><text:span text:style-name="T24_282"><text:s/></text:span><text:span text:style-name="T24_283">a</text:span><text:span text:style-name="T24_284"><text:s/></text:span><text:span text:style-name="T24_285">menudo</text:span><text:span text:style-name="T24_286"><text:s/></text:span><text:span text:style-name="T24_287">no</text:span><text:span text:style-name="T24_288"><text:s/></text:span><text:span text:style-name="T24_289">son</text:span><text:span text:style-name="T24_290"><text:s/></text:span><text:span text:style-name="T24_291">verdaderos</text:span><text:span text:style-name="T24_292"><text:s/></text:span><text:span text:style-name="T24_293">miembros</text:span><text:span text:style-name="T24_294"><text:s/></text:span><text:span text:style-name="T24_295">de</text:span><text:span text:style-name="T24_296"><text:s/></text:span><text:span text:style-name="T24_297">sus</text:span><text:span text:style-name="T24_298"><text:s/></text:span><text:span text:style-name="T24_299">equipos</text:span><text:span text:style-name="T24_300">.<text:s/></text:span><text:span text:style-name="T24_301">Por</text:span><text:span text:style-name="T24_302"><text:s/></text:span><text:span text:style-name="T24_303">lo</text:span><text:span text:style-name="T24_304"><text:s/></text:span><text:span text:style-name="T24_305">que</text:span><text:span text:style-name="T24_306"><text:s/></text:span><text:span text:style-name="T24_307">las</text:span><text:span text:style-name="T24_308"><text:s/></text:span><text:span text:style-name="T24_309">lealtades</text:span><text:span text:style-name="T24_310"><text:s/></text:span><text:span text:style-name="T24_311">que</text:span><text:span text:style-name="T24_312"><text:s/></text:span><text:span text:style-name="T24_313">los</text:span><text:span text:style-name="T24_314"><text:s/></text:span><text:span text:style-name="T24_315">excluyen</text:span><text:span text:style-name="T24_316"><text:s/></text:span><text:span text:style-name="T24_317">son</text:span><text:span text:style-name="T24_318"><text:s/></text:span><text:span text:style-name="T24_319">más</text:span><text:span text:style-name="T24_320"><text:s/></text:span><text:span text:style-name="T24_321">fuertes</text:span><text:span text:style-name="T24_322"><text:s/></text:span><text:span text:style-name="T24_323">que</text:span><text:span text:style-name="T24_324"><text:s/></text:span><text:span text:style-name="T24_325">las</text:span><text:span text:style-name="T24_326"><text:s/></text:span><text:span text:style-name="T24_327">que</text:span><text:span text:style-name="T24_328"><text:s/></text:span><text:span text:style-name="T24_329">los</text:span><text:span text:style-name="T24_330"><text:s/></text:span><text:span text:style-name="T24_331">unen</text:span><text:span text:style-name="T24_332"><text:s/></text:span><text:span text:style-name="T24_333">al</text:span><text:span text:style-name="T24_334"><text:s/></text:span><text:span text:style-name="T24_335">grupo</text:span><text:span text:style-name="T24_336">.</text:span></text:p>
      <text:p text:style-name="P25"/>
      <text:p text:style-name="P26"/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